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lanilha2.$E$2:.$E$42])" table:allow-empty-cell="true" table:display-list="unsorted" table:base-cell-address="'80 Porcento'.C1">
          <table:error-message table:message-type="stop" table:display="true"/>
        </table:content-validation>
        <table:content-validation table:name="val2" table:condition="of:cell-content-is-in-list([$Planilha2.$A$2:.$A$89])" table:allow-empty-cell="true" table:display-list="unsorted" table:base-cell-address="'80 Porcento'.D1">
          <table:error-message table:message-type="stop" table:display="true"/>
        </table:content-validation>
      </table:content-validations>
      <table:table table:name="80 Porcen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content-validation-name="val1" office:value-type="string" calcext:value-type="string">
            <text:p>Direction</text:p>
          </table:table-cell>
          <table:table-cell table:content-validation-name="val2" office:value-type="string" calcext:value-type="string">
            <text:p>Relati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vgdist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tfidfDist</text:p>
          </table:table-cell>
          <table:table-cell table:style-name="ce1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428.0</text:p>
          </table:table-cell>
          <table:table-cell office:value-type="string" calcext:value-type="string">
            <text:p>230.0</text:p>
          </table:table-cell>
          <table:table-cell office:value-type="float" office:value="1.01171911951315" calcext:value-type="float">
            <text:p>1,01171911951315</text:p>
          </table:table-cell>
          <table:table-cell office:value-type="float" office:value="1.12029423371771" calcext:value-type="float">
            <text:p>1,12029423371771</text:p>
          </table:table-cell>
          <table:table-cell office:value-type="float" office:value="479.485932031181" calcext:value-type="float">
            <text:p>479,485932031181</text:p>
          </table:table-cell>
          <table:table-cell table:formula="of:=[.J2]/[.H2]" office:value-type="float" office:value="473.931867830982" calcext:value-type="float">
            <text:p>473,931867830982</text:p>
          </table:table-cell>
          <table:table-cell table:style-name="ce1" table:formula="of:=[.K2]/[.$K$2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ubterrâne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112.0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444.167839882154" calcext:value-type="float">
            <text:p>444,167839882154</text:p>
          </table:table-cell>
          <table:table-cell table:formula="of:=[.J3]/[.H3]" office:value-type="float" office:value="444.167839882154" calcext:value-type="float">
            <text:p>444,167839882154</text:p>
          </table:table-cell>
          <table:table-cell table:style-name="ce1" table:formula="of:=[.K3]/[.$K$2]" office:value-type="percentage" office:value="0.937197664961744" calcext:value-type="percentage">
            <text:p>93,72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alinidad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441.166338028599" calcext:value-type="float">
            <text:p>441,166338028599</text:p>
          </table:table-cell>
          <table:table-cell table:formula="of:=[.J4]/[.H4]" office:value-type="float" office:value="441.166338028599" calcext:value-type="float">
            <text:p>441,166338028599</text:p>
          </table:table-cell>
          <table:table-cell table:style-name="ce1" table:formula="of:=[.K4]/[.$K$2]" office:value-type="percentage" office:value="0.930864472245053" calcext:value-type="percentage">
            <text:p>93,0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p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5.0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372.369851634979" calcext:value-type="float">
            <text:p>372,369851634979</text:p>
          </table:table-cell>
          <table:table-cell table:formula="of:=[.J5]/[.H5]" office:value-type="float" office:value="372.369851634979" calcext:value-type="float">
            <text:p>372,369851634979</text:p>
          </table:table-cell>
          <table:table-cell table:style-name="ce1" table:formula="of:=[.K5]/[.$K$2]" office:value-type="percentage" office:value="0.785703340311729" calcext:value-type="percentage">
            <text:p>78,5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12.0</text:p>
          </table:table-cell>
          <table:table-cell office:value-type="string" calcext:value-type="string">
            <text:p>146.0</text:p>
          </table:table-cell>
          <table:table-cell office:value-type="float" office:value="1.52734375074232" calcext:value-type="float">
            <text:p>1,52734375074232</text:p>
          </table:table-cell>
          <table:table-cell office:value-type="float" office:value="1.77595972578207" calcext:value-type="float">
            <text:p>1,77595972578207</text:p>
          </table:table-cell>
          <table:table-cell office:value-type="float" office:value="554.099434444006" calcext:value-type="float">
            <text:p>554,099434444006</text:p>
          </table:table-cell>
          <table:table-cell table:formula="of:=[.J6]/[.H6]" office:value-type="float" office:value="362.786330303642" calcext:value-type="float">
            <text:p>362,786330303642</text:p>
          </table:table-cell>
          <table:table-cell table:style-name="ce1" table:formula="of:=[.K6]/[.$K$2]" office:value-type="percentage" office:value="0.765482034293213" calcext:value-type="percentage">
            <text:p>76,55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23.0</text:p>
          </table:table-cell>
          <table:table-cell office:value-type="string" calcext:value-type="string">
            <text:p>66.0</text:p>
          </table:table-cell>
          <table:table-cell office:value-type="float" office:value="1.00000000465211" calcext:value-type="float">
            <text:p>1,00000000465211</text:p>
          </table:table-cell>
          <table:table-cell office:value-type="float" office:value="2.92139016530363" calcext:value-type="float">
            <text:p>2,92139016530363</text:p>
          </table:table-cell>
          <table:table-cell office:value-type="float" office:value="359.330990332347" calcext:value-type="float">
            <text:p>359,330990332347</text:p>
          </table:table-cell>
          <table:table-cell table:formula="of:=[.J7]/[.H7]" office:value-type="float" office:value="359.330988660701" calcext:value-type="float">
            <text:p>359,330988660701</text:p>
          </table:table-cell>
          <table:table-cell table:style-name="ce1" table:formula="of:=[.K7]/[.$K$2]" office:value-type="percentage" office:value="0.758191236021397" calcext:value-type="percentage">
            <text:p>75,82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holandês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18.0</text:p>
          </table:table-cell>
          <table:table-cell office:value-type="string" calcext:value-type="string">
            <text:p>62.0</text:p>
          </table:table-cell>
          <table:table-cell office:value-type="float" office:value="1" calcext:value-type="float">
            <text:p>1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355.367380964475" calcext:value-type="float">
            <text:p>355,367380964475</text:p>
          </table:table-cell>
          <table:table-cell table:formula="of:=[.J8]/[.H8]" office:value-type="float" office:value="355.367380964475" calcext:value-type="float">
            <text:p>355,367380964475</text:p>
          </table:table-cell>
          <table:table-cell table:style-name="ce1" table:formula="of:=[.K8]/[.$K$2]" office:value-type="percentage" office:value="0.749827992345958" calcext:value-type="percentage">
            <text:p>74,9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13.0</text:p>
          </table:table-cell>
          <table:table-cell office:value-type="string" calcext:value-type="string">
            <text:p>56.0</text:p>
          </table:table-cell>
          <table:table-cell office:value-type="float" office:value="1.00554033165801" calcext:value-type="float">
            <text:p>1,00554033165801</text:p>
          </table:table-cell>
          <table:table-cell office:value-type="float" office:value="3.15842936260448" calcext:value-type="float">
            <text:p>3,15842936260448</text:p>
          </table:table-cell>
          <table:table-cell office:value-type="float" office:value="356.902517974307" calcext:value-type="float">
            <text:p>356,902517974307</text:p>
          </table:table-cell>
          <table:table-cell table:formula="of:=[.J9]/[.H9]" office:value-type="float" office:value="354.93605451491" calcext:value-type="float">
            <text:p>354,93605451491</text:p>
          </table:table-cell>
          <table:table-cell table:style-name="ce1" table:formula="of:=[.K9]/[.$K$2]" office:value-type="percentage" office:value="0.748917890116415" calcext:value-type="percentage">
            <text:p>74,8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alobr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76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352.933070422879" calcext:value-type="float">
            <text:p>352,933070422879</text:p>
          </table:table-cell>
          <table:table-cell table:formula="of:=[.J10]/[.H10]" office:value-type="float" office:value="352.933070422879" calcext:value-type="float">
            <text:p>352,933070422879</text:p>
          </table:table-cell>
          <table:table-cell table:style-name="ce1" table:formula="of:=[.K10]/[.$K$2]" office:value-type="percentage" office:value="0.744691577796042" calcext:value-type="percentage">
            <text:p>74,47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8.0</text:p>
          </table:table-cell>
          <table:table-cell office:value-type="string" calcext:value-type="string">
            <text:p>72.0</text:p>
          </table:table-cell>
          <table:table-cell office:value-type="float" office:value="1.13232382339714" calcext:value-type="float">
            <text:p>1,13232382339714</text:p>
          </table:table-cell>
          <table:table-cell office:value-type="float" office:value="2.79585928321977" calcext:value-type="float">
            <text:p>2,79585928321977</text:p>
          </table:table-cell>
          <table:table-cell office:value-type="float" office:value="385.828581084329" calcext:value-type="float">
            <text:p>385,828581084329</text:p>
          </table:table-cell>
          <table:table-cell table:formula="of:=[.J11]/[.H11]" office:value-type="float" office:value="340.740495882869" calcext:value-type="float">
            <text:p>340,740495882869</text:p>
          </table:table-cell>
          <table:table-cell table:style-name="ce1" table:formula="of:=[.K11]/[.$K$2]" office:value-type="percentage" office:value="0.71896514881414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140.0</text:p>
          </table:table-cell>
          <table:table-cell office:value-type="string" calcext:value-type="string">
            <text:p>96.0</text:p>
          </table:table-cell>
          <table:table-cell office:value-type="float" office:value="1.02351172315116" calcext:value-type="float">
            <text:p>1,02351172315116</text:p>
          </table:table-cell>
          <table:table-cell office:value-type="float" office:value="2.38082178394093" calcext:value-type="float">
            <text:p>2,38082178394093</text:p>
          </table:table-cell>
          <table:table-cell office:value-type="float" office:value="333.31504975173" calcext:value-type="float">
            <text:p>333,31504975173</text:p>
          </table:table-cell>
          <table:table-cell table:formula="of:=[.J12]/[.H12]" office:value-type="float" office:value="325.658262834086" calcext:value-type="float">
            <text:p>325,658262834086</text:p>
          </table:table-cell>
          <table:table-cell table:style-name="ce1" table:formula="of:=[.K12]/[.$K$2]" office:value-type="percentage" office:value="0.687141517460113" calcext:value-type="percentage">
            <text:p>68,71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126.0</text:p>
          </table:table-cell>
          <table:table-cell office:value-type="string" calcext:value-type="string">
            <text:p>84.0</text:p>
          </table:table-cell>
          <table:table-cell office:value-type="float" office:value="1.02090541366583" calcext:value-type="float">
            <text:p>1,02090541366583</text:p>
          </table:table-cell>
          <table:table-cell office:value-type="float" office:value="2.57346686188333" calcext:value-type="float">
            <text:p>2,57346686188333</text:p>
          </table:table-cell>
          <table:table-cell office:value-type="float" office:value="324.256824597299" calcext:value-type="float">
            <text:p>324,256824597299</text:p>
          </table:table-cell>
          <table:table-cell table:formula="of:=[.J13]/[.H13]" office:value-type="float" office:value="317.616911671543" calcext:value-type="float">
            <text:p>317,616911671543</text:p>
          </table:table-cell>
          <table:table-cell table:style-name="ce1" table:formula="of:=[.K13]/[.$K$2]" office:value-type="percentage" office:value="0.670174202729103" calcext:value-type="percentage">
            <text:p>67,02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líqui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75.0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311.882202195336" calcext:value-type="float">
            <text:p>311,882202195336</text:p>
          </table:table-cell>
          <table:table-cell table:formula="of:=[.J14]/[.H14]" office:value-type="float" office:value="311.882202195336" calcext:value-type="float">
            <text:p>311,882202195336</text:p>
          </table:table-cell>
          <table:table-cell table:style-name="ce1" table:formula="of:=[.K14]/[.$K$2]" office:value-type="percentage" office:value="0.658073920250838" calcext:value-type="percentage">
            <text:p>65,81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99.0</text:p>
          </table:table-cell>
          <table:table-cell office:value-type="string" calcext:value-type="string">
            <text:p>58.0</text:p>
          </table:table-cell>
          <table:table-cell office:value-type="float" office:value="1.00134657375651" calcext:value-type="float">
            <text:p>1,00134657375651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307.672525663917" calcext:value-type="float">
            <text:p>307,672525663917</text:p>
          </table:table-cell>
          <table:table-cell table:formula="of:=[.J15]/[.H15]" office:value-type="float" office:value="307.258779055584" calcext:value-type="float">
            <text:p>307,258779055584</text:p>
          </table:table-cell>
          <table:table-cell table:style-name="ce1" table:formula="of:=[.K15]/[.$K$2]" office:value-type="percentage" office:value="0.648318460756393" calcext:value-type="percentage">
            <text:p>64,83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sistem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79.0</text:p>
          </table:table-cell>
          <table:table-cell office:value-type="string" calcext:value-type="string">
            <text:p>36.0</text:p>
          </table:table-cell>
          <table:table-cell office:value-type="float" office:value="1.00550205260515" calcext:value-type="float">
            <text:p>1,00550205260515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99.872883374362" calcext:value-type="float">
            <text:p>299,872883374362</text:p>
          </table:table-cell>
          <table:table-cell table:formula="of:=[.J16]/[.H16]" office:value-type="float" office:value="298.231995247968" calcext:value-type="float">
            <text:p>298,231995247968</text:p>
          </table:table-cell>
          <table:table-cell table:style-name="ce1" table:formula="of:=[.K16]/[.$K$2]" office:value-type="percentage" office:value="0.629271875328559" calcext:value-type="percentage">
            <text:p>62,93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16.0</text:p>
          </table:table-cell>
          <table:table-cell office:value-type="float" office:value="1.0245361328125" calcext:value-type="float">
            <text:p>1,024536132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78.083919941077" calcext:value-type="float">
            <text:p>278,083919941077</text:p>
          </table:table-cell>
          <table:table-cell table:formula="of:=[.J17]/[.H17]" office:value-type="float" office:value="271.424219249053" calcext:value-type="float">
            <text:p>271,424219249053</text:p>
          </table:table-cell>
          <table:table-cell table:style-name="ce1" table:formula="of:=[.K17]/[.$K$2]" office:value-type="percentage" office:value="0.57270725535142" calcext:value-type="percentage">
            <text:p>57,27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empera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50.0</text:p>
          </table:table-cell>
          <table:table-cell office:value-type="float" office:value="1.00000000192087" calcext:value-type="float">
            <text:p>1,00000000192087</text:p>
          </table:table-cell>
          <table:table-cell office:value-type="float" office:value="3.32192809488736" calcext:value-type="float">
            <text:p>3,32192809488736</text:p>
          </table:table-cell>
          <table:table-cell office:value-type="float" office:value="269.076175685876" calcext:value-type="float">
            <text:p>269,076175685876</text:p>
          </table:table-cell>
          <table:table-cell table:formula="of:=[.J18]/[.H18]" office:value-type="float" office:value="269.076175169016" calcext:value-type="float">
            <text:p>269,076175169016</text:p>
          </table:table-cell>
          <table:table-cell table:style-name="ce1" table:formula="of:=[.K18]/[.$K$2]" office:value-type="percentage" office:value="0.567752863719593" calcext:value-type="percentage">
            <text:p>56,78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5.0</text:p>
          </table:table-cell>
          <table:table-cell office:value-type="string" calcext:value-type="string">
            <text:p>100.0</text:p>
          </table:table-cell>
          <table:table-cell office:value-type="float" office:value="1.19140619116367" calcext:value-type="float">
            <text:p>1,19140619116367</text:p>
          </table:table-cell>
          <table:table-cell office:value-type="float" office:value="2.32192809488736" calcext:value-type="float">
            <text:p>2,32192809488736</text:p>
          </table:table-cell>
          <table:table-cell office:value-type="float" office:value="313.460292809794" calcext:value-type="float">
            <text:p>313,460292809794</text:p>
          </table:table-cell>
          <table:table-cell table:formula="of:=[.J19]/[.H19]" office:value-type="float" office:value="263.101111220206" calcext:value-type="float">
            <text:p>263,101111220206</text:p>
          </table:table-cell>
          <table:table-cell table:style-name="ce1" table:formula="of:=[.K19]/[.$K$2]" office:value-type="percentage" office:value="0.555145431397822" calcext:value-type="percentage">
            <text:p>55,51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58.0</text:p>
          </table:table-cell>
          <table:table-cell office:value-type="float" office:value="1.10951319521905" calcext:value-type="float">
            <text:p>1,10951319521905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285.917902637175" calcext:value-type="float">
            <text:p>285,917902637175</text:p>
          </table:table-cell>
          <table:table-cell table:formula="of:=[.J20]/[.H20]" office:value-type="float" office:value="257.69671227815" calcext:value-type="float">
            <text:p>257,69671227815</text:p>
          </table:table-cell>
          <table:table-cell table:style-name="ce1" table:formula="of:=[.K20]/[.$K$2]" office:value-type="percentage" office:value="0.543742106766394" calcext:value-type="percentage">
            <text:p>54,37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te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48.0</text:p>
          </table:table-cell>
          <table:table-cell office:value-type="float" office:value="1.05274963355771" calcext:value-type="float">
            <text:p>1,05274963355771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70.465742715274" calcext:value-type="float">
            <text:p>270,465742715274</text:p>
          </table:table-cell>
          <table:table-cell table:formula="of:=[.J21]/[.H21]" office:value-type="float" office:value="256.913642231582" calcext:value-type="float">
            <text:p>256,913642231582</text:p>
          </table:table-cell>
          <table:table-cell table:style-name="ce1" table:formula="of:=[.K21]/[.$K$2]" office:value-type="percentage" office:value="0.542089822757403" calcext:value-type="percentage">
            <text:p>54,21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zebuín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76.0</text:p>
          </table:table-cell>
          <table:table-cell office:value-type="float" office:value="1.00005722045898" calcext:value-type="float">
            <text:p>1,00005722045898</text:p>
          </table:table-cell>
          <table:table-cell office:value-type="float" office:value="2.7178567712185" calcext:value-type="float">
            <text:p>2,7178567712185</text:p>
          </table:table-cell>
          <table:table-cell office:value-type="float" office:value="255.478536494539" calcext:value-type="float">
            <text:p>255,478536494539</text:p>
          </table:table-cell>
          <table:table-cell table:formula="of:=[.J22]/[.H22]" office:value-type="float" office:value="255.463918731855" calcext:value-type="float">
            <text:p>255,463918731855</text:p>
          </table:table-cell>
          <table:table-cell table:style-name="ce1" table:formula="of:=[.K22]/[.$K$2]" office:value-type="percentage" office:value="0.539030894674847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is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28.0</text:p>
          </table:table-cell>
          <table:table-cell office:value-type="string" calcext:value-type="string">
            <text:p>100.0</text:p>
          </table:table-cell>
          <table:table-cell office:value-type="float" office:value="1.20091874595187" calcext:value-type="float">
            <text:p>1,20091874595187</text:p>
          </table:table-cell>
          <table:table-cell office:value-type="float" office:value="2.32192809488736" calcext:value-type="float">
            <text:p>2,32192809488736</text:p>
          </table:table-cell>
          <table:table-cell office:value-type="float" office:value="297.206796145582" calcext:value-type="float">
            <text:p>297,206796145582</text:p>
          </table:table-cell>
          <table:table-cell table:formula="of:=[.J23]/[.H23]" office:value-type="float" office:value="247.482851897703" calcext:value-type="float">
            <text:p>247,482851897703</text:p>
          </table:table-cell>
          <table:table-cell table:style-name="ce1" table:formula="of:=[.K23]/[.$K$2]" office:value-type="percentage" office:value="0.522190780354874" calcext:value-type="percentage">
            <text:p>52,22%</text:p>
          </table:table-cell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3.0</text:p>
          </table:table-cell>
          <table:table-cell office:value-type="string" calcext:value-type="string">
            <text:p>34.0</text:p>
          </table:table-cell>
          <table:table-cell office:value-type="float" office:value="1.00022902991623" calcext:value-type="float">
            <text:p>1,00022902991623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44.33425093494" calcext:value-type="float">
            <text:p>244,33425093494</text:p>
          </table:table-cell>
          <table:table-cell table:formula="of:=[.J24]/[.H24]" office:value-type="float" office:value="244.278303895463" calcext:value-type="float">
            <text:p>244,278303895463</text:p>
          </table:table-cell>
          <table:table-cell table:style-name="ce1" table:formula="of:=[.K24]/[.$K$2]" office:value-type="percentage" office:value="0.515429158654045" calcext:value-type="percentage">
            <text:p>51,54%</text:p>
          </table:table-cell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74.0</text:p>
          </table:table-cell>
          <table:table-cell office:value-type="string" calcext:value-type="string">
            <text:p>40.0</text:p>
          </table:table-cell>
          <table:table-cell office:value-type="float" office:value="1.12085676194329" calcext:value-type="float">
            <text:p>1,12085676194329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269.64535804333" calcext:value-type="float">
            <text:p>269,64535804333</text:p>
          </table:table-cell>
          <table:table-cell table:formula="of:=[.J25]/[.H25]" office:value-type="float" office:value="240.570755513695" calcext:value-type="float">
            <text:p>240,570755513695</text:p>
          </table:table-cell>
          <table:table-cell table:style-name="ce1" table:formula="of:=[.K25]/[.$K$2]" office:value-type="percentage" office:value="0.507606202162986" calcext:value-type="percentage">
            <text:p>50,76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62.0</text:p>
          </table:table-cell>
          <table:table-cell office:value-type="string" calcext:value-type="string">
            <text:p>90.0</text:p>
          </table:table-cell>
          <table:table-cell office:value-type="float" office:value="1.71148268197453" calcext:value-type="float">
            <text:p>1,71148268197453</text:p>
          </table:table-cell>
          <table:table-cell office:value-type="float" office:value="2.47393118833241" calcext:value-type="float">
            <text:p>2,47393118833241</text:p>
          </table:table-cell>
          <table:table-cell office:value-type="float" office:value="400.776852509851" calcext:value-type="float">
            <text:p>400,776852509851</text:p>
          </table:table-cell>
          <table:table-cell table:formula="of:=[.J26]/[.H26]" office:value-type="float" office:value="234.169388174864" calcext:value-type="float">
            <text:p>234,169388174864</text:p>
          </table:table-cell>
          <table:table-cell table:style-name="ce1" table:formula="of:=[.K26]/[.$K$2]" office:value-type="percentage" office:value="0.494099266307148" calcext:value-type="percentage">
            <text:p>49,41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ul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4.0</text:p>
          </table:table-cell>
          <table:table-cell office:value-type="string" calcext:value-type="string">
            <text:p>34.0</text:p>
          </table:table-cell>
          <table:table-cell office:value-type="float" office:value="1.06010433891788" calcext:value-type="float">
            <text:p>1,06010433891788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48.212572378352" calcext:value-type="float">
            <text:p>248,212572378352</text:p>
          </table:table-cell>
          <table:table-cell table:formula="of:=[.J27]/[.H27]" office:value-type="float" office:value="234.139757065535" calcext:value-type="float">
            <text:p>234,139757065535</text:p>
          </table:table-cell>
          <table:table-cell table:style-name="ce1" table:formula="of:=[.K27]/[.$K$2]" office:value-type="percentage" office:value="0.494036744431451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pu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69.0</text:p>
          </table:table-cell>
          <table:table-cell office:value-type="string" calcext:value-type="string">
            <text:p>34.0</text:p>
          </table:table-cell>
          <table:table-cell office:value-type="float" office:value="1.14379876852036" calcext:value-type="float">
            <text:p>1,14379876852036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67.604179595411" calcext:value-type="float">
            <text:p>267,604179595411</text:p>
          </table:table-cell>
          <table:table-cell table:formula="of:=[.J28]/[.H28]" office:value-type="float" office:value="233.960891513802" calcext:value-type="float">
            <text:p>233,960891513802</text:p>
          </table:table-cell>
          <table:table-cell table:style-name="ce1" table:formula="of:=[.K28]/[.$K$2]" office:value-type="percentage" office:value="0.493659336698665" calcext:value-type="percentage">
            <text:p>49,37%</text:p>
          </table:table-cell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62.0</text:p>
          </table:table-cell>
          <table:table-cell office:value-type="float" office:value="1.04577583625498" calcext:value-type="float">
            <text:p>1,04577583625498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43.938625916292" calcext:value-type="float">
            <text:p>243,938625916292</text:p>
          </table:table-cell>
          <table:table-cell table:formula="of:=[.J29]/[.H29]" office:value-type="float" office:value="233.260912577459" calcext:value-type="float">
            <text:p>233,260912577459</text:p>
          </table:table-cell>
          <table:table-cell table:style-name="ce1" table:formula="of:=[.K29]/[.$K$2]" office:value-type="percentage" office:value="0.492182375591267" calcext:value-type="percentage">
            <text:p>49,22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bjetiv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0.0</text:p>
          </table:table-cell>
          <table:table-cell office:value-type="float" office:value="1.00139957666397" calcext:value-type="float">
            <text:p>1,00139957666397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31.356940276053" calcext:value-type="float">
            <text:p>231,356940276053</text:p>
          </table:table-cell>
          <table:table-cell table:formula="of:=[.J30]/[.H30]" office:value-type="float" office:value="231.033591053421" calcext:value-type="float">
            <text:p>231,033591053421</text:p>
          </table:table-cell>
          <table:table-cell table:style-name="ce1" table:formula="of:=[.K30]/[.$K$2]" office:value-type="percentage" office:value="0.487482709510083" calcext:value-type="percentage">
            <text:p>48,75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garant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7.0</text:p>
          </table:table-cell>
          <table:table-cell office:value-type="string" calcext:value-type="string">
            <text:p>38.0</text:p>
          </table:table-cell>
          <table:table-cell office:value-type="float" office:value="1.08647238762933" calcext:value-type="float">
            <text:p>1,0864723876293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49.09640367164" calcext:value-type="float">
            <text:p>249,09640367164</text:p>
          </table:table-cell>
          <table:table-cell table:formula="of:=[.J31]/[.H31]" office:value-type="float" office:value="229.270809371572" calcext:value-type="float">
            <text:p>229,270809371572</text:p>
          </table:table-cell>
          <table:table-cell table:style-name="ce1" table:formula="of:=[.K31]/[.$K$2]" office:value-type="percentage" office:value="0.483763226180301" calcext:value-type="percentage">
            <text:p>48,3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br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5.0</text:p>
          </table:table-cell>
          <table:table-cell office:value-type="string" calcext:value-type="string">
            <text:p>62.0</text:p>
          </table:table-cell>
          <table:table-cell office:value-type="float" office:value="1.00000000087312" calcext:value-type="float">
            <text:p>1,00000000087312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25.869098070641" calcext:value-type="float">
            <text:p>225,869098070641</text:p>
          </table:table-cell>
          <table:table-cell table:formula="of:=[.J32]/[.H32]" office:value-type="float" office:value="225.86909787343" calcext:value-type="float">
            <text:p>225,86909787343</text:p>
          </table:table-cell>
          <table:table-cell table:style-name="ce1" table:formula="of:=[.K32]/[.$K$2]" office:value-type="percentage" office:value="0.476585587939365" calcext:value-type="percentage">
            <text:p>47,66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antibió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4.0</text:p>
          </table:table-cell>
          <table:table-cell office:value-type="float" office:value="1.00068705226295" calcext:value-type="float">
            <text:p>1,00068705226295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21.06432227447" calcext:value-type="float">
            <text:p>221,06432227447</text:p>
          </table:table-cell>
          <table:table-cell table:formula="of:=[.J33]/[.H33]" office:value-type="float" office:value="220.912543811331" calcext:value-type="float">
            <text:p>220,912543811331</text:p>
          </table:table-cell>
          <table:table-cell table:style-name="ce1" table:formula="of:=[.K33]/[.$K$2]" office:value-type="percentage" office:value="0.46612721955662" calcext:value-type="percentage">
            <text:p>46,61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térm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220.613693141578" calcext:value-type="float">
            <text:p>220,613693141578</text:p>
          </table:table-cell>
          <table:table-cell table:formula="of:=[.J34]/[.H34]" office:value-type="float" office:value="220.613693141578" calcext:value-type="float">
            <text:p>220,613693141578</text:p>
          </table:table-cell>
          <table:table-cell table:style-name="ce1" table:formula="of:=[.K34]/[.$K$2]" office:value-type="percentage" office:value="0.465496642273179" calcext:value-type="percentage">
            <text:p>46,55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resídu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0.0</text:p>
          </table:table-cell>
          <table:table-cell office:value-type="float" office:value="1.00192324072123" calcext:value-type="float">
            <text:p>1,00192324072123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19.180259208893" calcext:value-type="float">
            <text:p>219,180259208893</text:p>
          </table:table-cell>
          <table:table-cell table:formula="of:=[.J35]/[.H35]" office:value-type="float" office:value="218.759531968854" calcext:value-type="float">
            <text:p>218,759531968854</text:p>
          </table:table-cell>
          <table:table-cell table:style-name="ce1" table:formula="of:=[.K35]/[.$K$2]" office:value-type="percentage" office:value="0.461584347492899" calcext:value-type="percentage">
            <text:p>46,16%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corpo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1.0</text:p>
          </table:table-cell>
          <table:table-cell office:value-type="string" calcext:value-type="string">
            <text:p>36.0</text:p>
          </table:table-cell>
          <table:table-cell office:value-type="float" office:value="1.05871975235641" calcext:value-type="float">
            <text:p>1,05871975235641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31.547416276406" calcext:value-type="float">
            <text:p>231,547416276406</text:p>
          </table:table-cell>
          <table:table-cell table:formula="of:=[.J36]/[.H36]" office:value-type="float" office:value="218.705106579005" calcext:value-type="float">
            <text:p>218,705106579005</text:p>
          </table:table-cell>
          <table:table-cell table:style-name="ce1" table:formula="of:=[.K36]/[.$K$2]" office:value-type="percentage" office:value="0.461469509488654" calcext:value-type="percentage">
            <text:p>46,15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obra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float" office:value="1" calcext:value-type="float">
            <text:p>1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17.393865293537" calcext:value-type="float">
            <text:p>217,393865293537</text:p>
          </table:table-cell>
          <table:table-cell table:formula="of:=[.J37]/[.H37]" office:value-type="float" office:value="217.393865293537" calcext:value-type="float">
            <text:p>217,393865293537</text:p>
          </table:table-cell>
          <table:table-cell table:style-name="ce1" table:formula="of:=[.K37]/[.$K$2]" office:value-type="percentage" office:value="0.458702779976522" calcext:value-type="percentage">
            <text:p>45,87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adul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6.0</text:p>
          </table:table-cell>
          <table:table-cell office:value-type="float" office:value="1.00000166562018" calcext:value-type="float">
            <text:p>1,00000166562018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213.417784373515" calcext:value-type="float">
            <text:p>213,417784373515</text:p>
          </table:table-cell>
          <table:table-cell table:formula="of:=[.J38]/[.H38]" office:value-type="float" office:value="213.41742890114" calcext:value-type="float">
            <text:p>213,41742890114</text:p>
          </table:table-cell>
          <table:table-cell table:style-name="ce1" table:formula="of:=[.K38]/[.$K$2]" office:value-type="percentage" office:value="0.450312467650415" calcext:value-type="percentage">
            <text:p>45,0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2.0</text:p>
          </table:table-cell>
          <table:table-cell office:value-type="string" calcext:value-type="string">
            <text:p>26.0</text:p>
          </table:table-cell>
          <table:table-cell office:value-type="float" office:value="1.0470484495163" calcext:value-type="float">
            <text:p>1,0470484495163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21.797917459092" calcext:value-type="float">
            <text:p>221,797917459092</text:p>
          </table:table-cell>
          <table:table-cell table:formula="of:=[.J39]/[.H39]" office:value-type="float" office:value="211.831570508085" calcext:value-type="float">
            <text:p>211,831570508085</text:p>
          </table:table-cell>
          <table:table-cell table:style-name="ce1" table:formula="of:=[.K39]/[.$K$2]" office:value-type="percentage" office:value="0.446966293863214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ata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210.567118870051" calcext:value-type="float">
            <text:p>210,567118870051</text:p>
          </table:table-cell>
          <table:table-cell table:formula="of:=[.J40]/[.H40]" office:value-type="float" office:value="210.567118870051" calcext:value-type="float">
            <text:p>210,567118870051</text:p>
          </table:table-cell>
          <table:table-cell table:style-name="ce1" table:formula="of:=[.K40]/[.$K$2]" office:value-type="percentage" office:value="0.44429829087827" calcext:value-type="percentage">
            <text:p>44,43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ar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72.0</text:p>
          </table:table-cell>
          <table:table-cell office:value-type="string" calcext:value-type="string">
            <text:p>82.0</text:p>
          </table:table-cell>
          <table:table-cell office:value-type="float" office:value="2.1353148890083" calcext:value-type="float">
            <text:p>2,1353148890083</text:p>
          </table:table-cell>
          <table:table-cell office:value-type="float" office:value="2.608232280044" calcext:value-type="float">
            <text:p>2,608232280044</text:p>
          </table:table-cell>
          <table:table-cell office:value-type="float" office:value="448.615952167569" calcext:value-type="float">
            <text:p>448,615952167569</text:p>
          </table:table-cell>
          <table:table-cell table:formula="of:=[.J41]/[.H41]" office:value-type="float" office:value="210.093581268437" calcext:value-type="float">
            <text:p>210,093581268437</text:p>
          </table:table-cell>
          <table:table-cell table:style-name="ce1" table:formula="of:=[.K41]/[.$K$2]" office:value-type="percentage" office:value="0.443299122783115" calcext:value-type="percentage">
            <text:p>44,33%</text:p>
          </table:table-cell>
        </table:table-row>
        <table:table-row table:style-name="ro1">
          <table:table-cell office:value-type="string" calcext:value-type="string">
            <text:p>organism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8.0</text:p>
          </table:table-cell>
          <table:table-cell office:value-type="float" office:value="1.00001578593213" calcext:value-type="float">
            <text:p>1,00001578593213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09.610950604338" calcext:value-type="float">
            <text:p>209,610950604338</text:p>
          </table:table-cell>
          <table:table-cell table:formula="of:=[.J42]/[.H42]" office:value-type="float" office:value="209.60764175233" calcext:value-type="float">
            <text:p>209,60764175233</text:p>
          </table:table-cell>
          <table:table-cell table:style-name="ce1" table:formula="of:=[.K42]/[.$K$2]" office:value-type="percentage" office:value="0.442273786550017" calcext:value-type="percentage">
            <text:p>44,23%</text:p>
          </table:table-cell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proteí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0.0</text:p>
          </table:table-cell>
          <table:table-cell office:value-type="float" office:value="1.04704121872783" calcext:value-type="float">
            <text:p>1,04704121872783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19.180259208893" calcext:value-type="float">
            <text:p>219,180259208893</text:p>
          </table:table-cell>
          <table:table-cell table:formula="of:=[.J43]/[.H43]" office:value-type="float" office:value="209.332980677877" calcext:value-type="float">
            <text:p>209,332980677877</text:p>
          </table:table-cell>
          <table:table-cell table:style-name="ce1" table:formula="of:=[.K43]/[.$K$2]" office:value-type="percentage" office:value="0.441694249504512" calcext:value-type="percentage">
            <text:p>44,17%</text:p>
          </table:table-cell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38.0</text:p>
          </table:table-cell>
          <table:table-cell office:value-type="float" office:value="1.00013280089479" calcext:value-type="float">
            <text:p>1,00013280089479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08.199979188236" calcext:value-type="float">
            <text:p>208,199979188236</text:p>
          </table:table-cell>
          <table:table-cell table:formula="of:=[.J44]/[.H44]" office:value-type="float" office:value="208.172333716048" calcext:value-type="float">
            <text:p>208,172333716048</text:p>
          </table:table-cell>
          <table:table-cell table:style-name="ce1" table:formula="of:=[.K44]/[.$K$2]" office:value-type="percentage" office:value="0.439245275209661" calcext:value-type="percentage">
            <text:p>43,92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chiari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5.0</text:p>
          </table:table-cell>
          <table:table-cell office:value-type="string" calcext:value-type="string">
            <text:p>48.0</text:p>
          </table:table-cell>
          <table:table-cell office:value-type="float" office:value="1.05853939519122" calcext:value-type="float">
            <text:p>1,05853939519122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19.75341595616" calcext:value-type="float">
            <text:p>219,75341595616</text:p>
          </table:table-cell>
          <table:table-cell table:formula="of:=[.J45]/[.H45]" office:value-type="float" office:value="207.600602258608" calcext:value-type="float">
            <text:p>207,600602258608</text:p>
          </table:table-cell>
          <table:table-cell table:style-name="ce1" table:formula="of:=[.K45]/[.$K$2]" office:value-type="percentage" office:value="0.438038917299913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r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14.0</text:p>
          </table:table-cell>
          <table:table-cell office:value-type="float" office:value="2.003662109375" calcext:value-type="float">
            <text:p>2,00366210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412.674349008359" calcext:value-type="float">
            <text:p>412,674349008359</text:p>
          </table:table-cell>
          <table:table-cell table:formula="of:=[.J46]/[.H46]" office:value-type="float" office:value="205.960050388478" calcext:value-type="float">
            <text:p>205,960050388478</text:p>
          </table:table-cell>
          <table:table-cell table:style-name="ce1" table:formula="of:=[.K46]/[.$K$2]" office:value-type="percentage" office:value="0.434577339842295" calcext:value-type="percentage">
            <text:p>43,46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emiárid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4.976401293868" calcext:value-type="float">
            <text:p>204,976401293868</text:p>
          </table:table-cell>
          <table:table-cell table:formula="of:=[.J47]/[.H47]" office:value-type="float" office:value="204.976401293868" calcext:value-type="float">
            <text:p>204,976401293868</text:p>
          </table:table-cell>
          <table:table-cell table:style-name="ce1" table:formula="of:=[.K47]/[.$K$2]" office:value-type="percentage" office:value="0.432501832451092" calcext:value-type="percentage">
            <text:p>43,25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ord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24.0</text:p>
          </table:table-cell>
          <table:table-cell office:value-type="float" office:value="1.005859375" calcext:value-type="float">
            <text:p>1,005859375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05.898623845224" calcext:value-type="float">
            <text:p>205,898623845224</text:p>
          </table:table-cell>
          <table:table-cell table:formula="of:=[.J48]/[.H48]" office:value-type="float" office:value="204.699214385931" calcext:value-type="float">
            <text:p>204,699214385931</text:p>
          </table:table-cell>
          <table:table-cell table:style-name="ce1" table:formula="of:=[.K48]/[.$K$2]" office:value-type="percentage" office:value="0.431916965876904" calcext:value-type="percentage">
            <text:p>43,1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óx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204.471227789755" calcext:value-type="float">
            <text:p>204,471227789755</text:p>
          </table:table-cell>
          <table:table-cell table:formula="of:=[.J49]/[.H49]" office:value-type="float" office:value="204.471227789755" calcext:value-type="float">
            <text:p>204,471227789755</text:p>
          </table:table-cell>
          <table:table-cell table:style-name="ce1" table:formula="of:=[.K49]/[.$K$2]" office:value-type="percentage" office:value="0.431435912350751" calcext:value-type="percentage">
            <text:p>43,14%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40.0</text:p>
          </table:table-cell>
          <table:table-cell office:value-type="float" office:value="1.00002080972627" calcext:value-type="float">
            <text:p>1,00002080972627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204.055946627385" calcext:value-type="float">
            <text:p>204,055946627385</text:p>
          </table:table-cell>
          <table:table-cell table:formula="of:=[.J50]/[.H50]" office:value-type="float" office:value="204.051700367356" calcext:value-type="float">
            <text:p>204,051700367356</text:p>
          </table:table-cell>
          <table:table-cell table:style-name="ce1" table:formula="of:=[.K50]/[.$K$2]" office:value-type="percentage" office:value="0.430550706162109" calcext:value-type="percentage">
            <text:p>43,06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infec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02.836665678511" calcext:value-type="float">
            <text:p>202,836665678511</text:p>
          </table:table-cell>
          <table:table-cell table:formula="of:=[.J51]/[.H51]" office:value-type="float" office:value="202.836665678511" calcext:value-type="float">
            <text:p>202,836665678511</text:p>
          </table:table-cell>
          <table:table-cell table:style-name="ce1" table:formula="of:=[.K51]/[.$K$2]" office:value-type="percentage" office:value="0.42798697333189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7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404.015488510401" calcext:value-type="float">
            <text:p>404,015488510401</text:p>
          </table:table-cell>
          <table:table-cell table:formula="of:=[.J52]/[.H52]" office:value-type="float" office:value="202.0077442552" calcext:value-type="float">
            <text:p>202,0077442552</text:p>
          </table:table-cell>
          <table:table-cell table:style-name="ce1" table:formula="of:=[.K52]/[.$K$2]" office:value-type="percentage" office:value="0.426237942554314" calcext:value-type="percentage">
            <text:p>42,62%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leguminos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1.0</text:p>
          </table:table-cell>
          <table:table-cell office:value-type="string" calcext:value-type="string">
            <text:p>28.0</text:p>
          </table:table-cell>
          <table:table-cell office:value-type="float" office:value="1.05859377980232" calcext:value-type="float">
            <text:p>1,0585937798023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12.079897492829" calcext:value-type="float">
            <text:p>212,079897492829</text:p>
          </table:table-cell>
          <table:table-cell table:formula="of:=[.J53]/[.H53]" office:value-type="float" office:value="200.34115213905" calcext:value-type="float">
            <text:p>200,34115213905</text:p>
          </table:table-cell>
          <table:table-cell table:style-name="ce1" table:formula="of:=[.K53]/[.$K$2]" office:value-type="percentage" office:value="0.422721419971061" calcext:value-type="percentage">
            <text:p>42,27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12.0</text:p>
          </table:table-cell>
          <table:table-cell office:value-type="string" calcext:value-type="string">
            <text:p>12.0</text:p>
          </table:table-cell>
          <table:table-cell office:value-type="float" office:value="3.01953125" calcext:value-type="float">
            <text:p>3,019531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602.652039801384" calcext:value-type="float">
            <text:p>602,652039801384</text:p>
          </table:table-cell>
          <table:table-cell table:formula="of:=[.J54]/[.H54]" office:value-type="float" office:value="199.584634138621" calcext:value-type="float">
            <text:p>199,584634138621</text:p>
          </table:table-cell>
          <table:table-cell table:style-name="ce1" table:formula="of:=[.K54]/[.$K$2]" office:value-type="percentage" office:value="0.421125160990017" calcext:value-type="percentage">
            <text:p>42,11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técn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2.0</text:p>
          </table:table-cell>
          <table:table-cell office:value-type="float" office:value="1.00001817103475" calcext:value-type="float">
            <text:p>1,00001817103475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98.289214233104" calcext:value-type="float">
            <text:p>198,289214233104</text:p>
          </table:table-cell>
          <table:table-cell table:formula="of:=[.J55]/[.H55]" office:value-type="float" office:value="198.285611178372" calcext:value-type="float">
            <text:p>198,285611178372</text:p>
          </table:table-cell>
          <table:table-cell table:style-name="ce1" table:formula="of:=[.K55]/[.$K$2]" office:value-type="percentage" office:value="0.418384212241003" calcext:value-type="percentage">
            <text:p>41,84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raquiári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4.0</text:p>
          </table:table-cell>
          <table:table-cell office:value-type="float" office:value="1.00002384185791" calcext:value-type="float">
            <text:p>1,0000238418579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97.136980277342" calcext:value-type="float">
            <text:p>197,136980277342</text:p>
          </table:table-cell>
          <table:table-cell table:formula="of:=[.J56]/[.H56]" office:value-type="float" office:value="197.132280277526" calcext:value-type="float">
            <text:p>197,132280277526</text:p>
          </table:table-cell>
          <table:table-cell table:style-name="ce1" table:formula="of:=[.K56]/[.$K$2]" office:value-type="percentage" office:value="0.415950674892851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57.0</text:p>
          </table:table-cell>
          <table:table-cell office:value-type="string" calcext:value-type="string">
            <text:p>260.0</text:p>
          </table:table-cell>
          <table:table-cell office:value-type="float" office:value="1.72674906448078" calcext:value-type="float">
            <text:p>1,72674906448078</text:p>
          </table:table-cell>
          <table:table-cell office:value-type="float" office:value="0.943416471633633" calcext:value-type="float">
            <text:p>0,943416471633633</text:p>
          </table:table-cell>
          <table:table-cell office:value-type="float" office:value="336.799680373207" calcext:value-type="float">
            <text:p>336,799680373207</text:p>
          </table:table-cell>
          <table:table-cell table:formula="of:=[.J57]/[.H57]" office:value-type="float" office:value="195.04842209049" calcext:value-type="float">
            <text:p>195,04842209049</text:p>
          </table:table-cell>
          <table:table-cell table:style-name="ce1" table:formula="of:=[.K57]/[.$K$2]" office:value-type="percentage" office:value="0.411553717590585" calcext:value-type="percentage">
            <text:p>41,16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mam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44.0</text:p>
          </table:table-cell>
          <table:table-cell office:value-type="float" office:value="1.00773620605469" calcext:value-type="float">
            <text:p>1,00773620605469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196.355749297388" calcext:value-type="float">
            <text:p>196,355749297388</text:p>
          </table:table-cell>
          <table:table-cell table:formula="of:=[.J58]/[.H58]" office:value-type="float" office:value="194.848362217852" calcext:value-type="float">
            <text:p>194,848362217852</text:p>
          </table:table-cell>
          <table:table-cell table:style-name="ce1" table:formula="of:=[.K58]/[.$K$2]" office:value-type="percentage" office:value="0.411131589672592" calcext:value-type="percentage">
            <text:p>41,11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gr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93.916072170587" calcext:value-type="float">
            <text:p>193,916072170587</text:p>
          </table:table-cell>
          <table:table-cell table:formula="of:=[.J59]/[.H59]" office:value-type="float" office:value="193.916072170587" calcext:value-type="float">
            <text:p>193,916072170587</text:p>
          </table:table-cell>
          <table:table-cell table:style-name="ce1" table:formula="of:=[.K59]/[.$K$2]" office:value-type="percentage" office:value="0.409164450278628" calcext:value-type="percentage">
            <text:p>40,92%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germin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90.905097109187" calcext:value-type="float">
            <text:p>190,905097109187</text:p>
          </table:table-cell>
          <table:table-cell table:formula="of:=[.J60]/[.H60]" office:value-type="float" office:value="190.905097109187" calcext:value-type="float">
            <text:p>190,905097109187</text:p>
          </table:table-cell>
          <table:table-cell table:style-name="ce1" table:formula="of:=[.K60]/[.$K$2]" office:value-type="percentage" office:value="0.40281126901825" calcext:value-type="percentage">
            <text:p>40,28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volumos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49.0</text:p>
          </table:table-cell>
          <table:table-cell office:value-type="string" calcext:value-type="string">
            <text:p>28.0</text:p>
          </table:table-cell>
          <table:table-cell office:value-type="float" office:value="1.07006788253784" calcext:value-type="float">
            <text:p>1,07006788253784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03.76303876762" calcext:value-type="float">
            <text:p>203,76303876762</text:p>
          </table:table-cell>
          <table:table-cell table:formula="of:=[.J61]/[.H61]" office:value-type="float" office:value="190.420665915477" calcext:value-type="float">
            <text:p>190,420665915477</text:p>
          </table:table-cell>
          <table:table-cell table:style-name="ce1" table:formula="of:=[.K61]/[.$K$2]" office:value-type="percentage" office:value="0.401789115357371" calcext:value-type="percentage">
            <text:p>40,18%</text:p>
          </table:table-cell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32.0</text:p>
          </table:table-cell>
          <table:table-cell office:value-type="float" office:value="1.01342310849577" calcext:value-type="float">
            <text:p>1,01342310849577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90.35764566378" calcext:value-type="float">
            <text:p>190,35764566378</text:p>
          </table:table-cell>
          <table:table-cell table:formula="of:=[.J62]/[.H62]" office:value-type="float" office:value="187.836298647589" calcext:value-type="float">
            <text:p>187,836298647589</text:p>
          </table:table-cell>
          <table:table-cell table:style-name="ce1" table:formula="of:=[.K62]/[.$K$2]" office:value-type="percentage" office:value="0.396336079924841" calcext:value-type="percentage">
            <text:p>39,63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8.0</text:p>
          </table:table-cell>
          <table:table-cell office:value-type="float" office:value="1.00202369689941" calcext:value-type="float">
            <text:p>1,0020236968994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87.129321317202" calcext:value-type="float">
            <text:p>187,129321317202</text:p>
          </table:table-cell>
          <table:table-cell table:formula="of:=[.J63]/[.H63]" office:value-type="float" office:value="186.75139310202" calcext:value-type="float">
            <text:p>186,75139310202</text:p>
          </table:table-cell>
          <table:table-cell table:style-name="ce1" table:formula="of:=[.K63]/[.$K$2]" office:value-type="percentage" office:value="0.394046920619023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desc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86.391861379118" calcext:value-type="float">
            <text:p>186,391861379118</text:p>
          </table:table-cell>
          <table:table-cell table:formula="of:=[.J64]/[.H64]" office:value-type="float" office:value="186.391861379118" calcext:value-type="float">
            <text:p>186,391861379118</text:p>
          </table:table-cell>
          <table:table-cell table:style-name="ce1" table:formula="of:=[.K64]/[.$K$2]" office:value-type="percentage" office:value="0.39328830583216" calcext:value-type="percentage">
            <text:p>39,3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54.0</text:p>
          </table:table-cell>
          <table:table-cell office:value-type="float" office:value="1.1387757062948" calcext:value-type="float">
            <text:p>1,1387757062948</text:p>
          </table:table-cell>
          <table:table-cell office:value-type="float" office:value="3.21089678249862" calcext:value-type="float">
            <text:p>3,21089678249862</text:p>
          </table:table-cell>
          <table:table-cell office:value-type="float" office:value="211.919187644909" calcext:value-type="float">
            <text:p>211,919187644909</text:p>
          </table:table-cell>
          <table:table-cell table:formula="of:=[.J65]/[.H65]" office:value-type="float" office:value="186.093878253185" calcext:value-type="float">
            <text:p>186,093878253185</text:p>
          </table:table-cell>
          <table:table-cell table:style-name="ce1" table:formula="of:=[.K65]/[.$K$2]" office:value-type="percentage" office:value="0.392659559073061" calcext:value-type="percentage">
            <text:p>39,27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instala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8.0</text:p>
          </table:table-cell>
          <table:table-cell office:value-type="float" office:value="1.07893899083138" calcext:value-type="float">
            <text:p>1,0789389908313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99.604609405015" calcext:value-type="float">
            <text:p>199,604609405015</text:p>
          </table:table-cell>
          <table:table-cell table:formula="of:=[.J66]/[.H66]" office:value-type="float" office:value="185.000830539278" calcext:value-type="float">
            <text:p>185,000830539278</text:p>
          </table:table-cell>
          <table:table-cell table:style-name="ce1" table:formula="of:=[.K66]/[.$K$2]" office:value-type="percentage" office:value="0.390353219727472" calcext:value-type="percentage">
            <text:p>39,04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gramíne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111.0</text:p>
          </table:table-cell>
          <table:table-cell office:value-type="string" calcext:value-type="string">
            <text:p>64.0</text:p>
          </table:table-cell>
          <table:table-cell office:value-type="float" office:value="1.78121980376811" calcext:value-type="float">
            <text:p>1,78121980376811</text:p>
          </table:table-cell>
          <table:table-cell office:value-type="float" office:value="2.96578428466209" calcext:value-type="float">
            <text:p>2,96578428466209</text:p>
          </table:table-cell>
          <table:table-cell office:value-type="float" office:value="329.202055597492" calcext:value-type="float">
            <text:p>329,202055597492</text:p>
          </table:table-cell>
          <table:table-cell table:formula="of:=[.J67]/[.H67]" office:value-type="float" office:value="184.818322197562" calcext:value-type="float">
            <text:p>184,818322197562</text:p>
          </table:table-cell>
          <table:table-cell table:style-name="ce1" table:formula="of:=[.K67]/[.$K$2]" office:value-type="percentage" office:value="0.38996812567892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superpastejo</text:p>
          </table:table-cell>
          <table:table-cell office:value-type="string" calcext:value-type="string">
            <text:p>plant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22.0</text:p>
          </table:table-cell>
          <table:table-cell office:value-type="float" office:value="1.00186920166016" calcext:value-type="float">
            <text:p>1,00186920166016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84.760459307016" calcext:value-type="float">
            <text:p>184,760459307016</text:p>
          </table:table-cell>
          <table:table-cell table:formula="of:=[.J68]/[.H68]" office:value-type="float" office:value="184.415749082672" calcext:value-type="float">
            <text:p>184,415749082672</text:p>
          </table:table-cell>
          <table:table-cell table:style-name="ce1" table:formula="of:=[.K68]/[.$K$2]" office:value-type="percentage" office:value="0.389118693213599" calcext:value-type="percentage">
            <text:p>38,91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83.213038547228" calcext:value-type="float">
            <text:p>183,213038547228</text:p>
          </table:table-cell>
          <table:table-cell table:formula="of:=[.J69]/[.H69]" office:value-type="float" office:value="183.213038547228" calcext:value-type="float">
            <text:p>183,213038547228</text:p>
          </table:table-cell>
          <table:table-cell table:style-name="ce1" table:formula="of:=[.K69]/[.$K$2]" office:value-type="percentage" office:value="0.386580964444804" calcext:value-type="percentage">
            <text:p>38,66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46.0</text:p>
          </table:table-cell>
          <table:table-cell office:value-type="float" office:value="1.00000003598529" calcext:value-type="float">
            <text:p>1,00000003598529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182.437783416069" calcext:value-type="float">
            <text:p>182,437783416069</text:p>
          </table:table-cell>
          <table:table-cell table:formula="of:=[.J70]/[.H70]" office:value-type="float" office:value="182.437776850992" calcext:value-type="float">
            <text:p>182,437776850992</text:p>
          </table:table-cell>
          <table:table-cell table:style-name="ce1" table:formula="of:=[.K70]/[.$K$2]" office:value-type="percentage" office:value="0.384945156116944" calcext:value-type="percentage">
            <text:p>38,49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4.0</text:p>
          </table:table-cell>
          <table:table-cell office:value-type="float" office:value="1.019287109375" calcext:value-type="float">
            <text:p>1,01928710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85.703457053761" calcext:value-type="float">
            <text:p>185,703457053761</text:p>
          </table:table-cell>
          <table:table-cell table:formula="of:=[.J71]/[.H71]" office:value-type="float" office:value="182.189547327474" calcext:value-type="float">
            <text:p>182,189547327474</text:p>
          </table:table-cell>
          <table:table-cell table:style-name="ce1" table:formula="of:=[.K71]/[.$K$2]" office:value-type="percentage" office:value="0.384421389853549" calcext:value-type="percentage">
            <text:p>38,44%</text:p>
          </table:table-cell>
        </table:table-row>
        <table:table-row table:style-name="ro1">
          <table:table-cell office:value-type="string" calcext:value-type="string">
            <text:p>colher</text:p>
          </table:table-cell>
          <table:table-cell office:value-type="string" calcext:value-type="string">
            <text:p>fras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81.110391401214" calcext:value-type="float">
            <text:p>181,110391401214</text:p>
          </table:table-cell>
          <table:table-cell table:formula="of:=[.J72]/[.H72]" office:value-type="float" office:value="181.110391401214" calcext:value-type="float">
            <text:p>181,110391401214</text:p>
          </table:table-cell>
          <table:table-cell table:style-name="ce1" table:formula="of:=[.K72]/[.$K$2]" office:value-type="percentage" office:value="0.382144362290074" calcext:value-type="percentage">
            <text:p>38,21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56.0</text:p>
          </table:table-cell>
          <table:table-cell office:value-type="string" calcext:value-type="string">
            <text:p>110.0</text:p>
          </table:table-cell>
          <table:table-cell office:value-type="float" office:value="1.8867036231658" calcext:value-type="float">
            <text:p>1,8867036231658</text:p>
          </table:table-cell>
          <table:table-cell office:value-type="float" office:value="2.18442457113743" calcext:value-type="float">
            <text:p>2,18442457113743</text:p>
          </table:table-cell>
          <table:table-cell office:value-type="float" office:value="340.770233097439" calcext:value-type="float">
            <text:p>340,770233097439</text:p>
          </table:table-cell>
          <table:table-cell table:formula="of:=[.J73]/[.H73]" office:value-type="float" office:value="180.616726926957" calcext:value-type="float">
            <text:p>180,616726926957</text:p>
          </table:table-cell>
          <table:table-cell table:style-name="ce1" table:formula="of:=[.K73]/[.$K$2]" office:value-type="percentage" office:value="0.381102726334011" calcext:value-type="percentage">
            <text:p>38,11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0.0</text:p>
          </table:table-cell>
          <table:table-cell office:value-type="string" calcext:value-type="string">
            <text:p>78.0</text:p>
          </table:table-cell>
          <table:table-cell office:value-type="float" office:value="1.94911909401108" calcext:value-type="float">
            <text:p>1,94911909401108</text:p>
          </table:table-cell>
          <table:table-cell office:value-type="float" office:value="2.68038206579984" calcext:value-type="float">
            <text:p>2,68038206579984</text:p>
          </table:table-cell>
          <table:table-cell office:value-type="float" office:value="348.449668553979" calcext:value-type="float">
            <text:p>348,449668553979</text:p>
          </table:table-cell>
          <table:table-cell table:formula="of:=[.J74]/[.H74]" office:value-type="float" office:value="178.772897779636" calcext:value-type="float">
            <text:p>178,772897779636</text:p>
          </table:table-cell>
          <table:table-cell table:style-name="ce1" table:formula="of:=[.K74]/[.$K$2]" office:value-type="percentage" office:value="0.377212232209275" calcext:value-type="percentage">
            <text:p>37,72%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6.0</text:p>
          </table:table-cell>
          <table:table-cell office:value-type="float" office:value="1.00030517578125" calcext:value-type="float">
            <text:p>1,0003051757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78.768234247835" calcext:value-type="float">
            <text:p>178,768234247835</text:p>
          </table:table-cell>
          <table:table-cell table:formula="of:=[.J75]/[.H75]" office:value-type="float" office:value="178.713695156296" calcext:value-type="float">
            <text:p>178,713695156296</text:p>
          </table:table-cell>
          <table:table-cell table:style-name="ce1" table:formula="of:=[.K75]/[.$K$2]" office:value-type="percentage" office:value="0.377087314204476" calcext:value-type="percentage">
            <text:p>37,71%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58.0</text:p>
          </table:table-cell>
          <table:table-cell office:value-type="string" calcext:value-type="string">
            <text:p>48.0</text:p>
          </table:table-cell>
          <table:table-cell office:value-type="float" office:value="1.11425760506232" calcext:value-type="float">
            <text:p>1,11425760506232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196.087663468574" calcext:value-type="float">
            <text:p>196,087663468574</text:p>
          </table:table-cell>
          <table:table-cell table:formula="of:=[.J76]/[.H76]" office:value-type="float" office:value="175.980547566114" calcext:value-type="float">
            <text:p>175,980547566114</text:p>
          </table:table-cell>
          <table:table-cell table:style-name="ce1" table:formula="of:=[.K76]/[.$K$2]" office:value-type="percentage" office:value="0.37132035111189" calcext:value-type="percentage">
            <text:p>37,13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termômet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77]/[.H77]" office:value-type="float" office:value="175.386598328552" calcext:value-type="float">
            <text:p>175,386598328552</text:p>
          </table:table-cell>
          <table:table-cell table:style-name="ce1" table:formula="of:=[.K77]/[.$K$2]" office:value-type="percentage" office:value="0.370067113509869" calcext:value-type="percentage">
            <text:p>37,01%</text:p>
          </table:table-cell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38.0</text:p>
          </table:table-cell>
          <table:table-cell office:value-type="float" office:value="2.04095461656107" calcext:value-type="float">
            <text:p>2,04095461656107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353.196393265758" calcext:value-type="float">
            <text:p>353,196393265758</text:p>
          </table:table-cell>
          <table:table-cell table:formula="of:=[.J78]/[.H78]" office:value-type="float" office:value="173.054506160887" calcext:value-type="float">
            <text:p>173,054506160887</text:p>
          </table:table-cell>
          <table:table-cell table:style-name="ce1" table:formula="of:=[.K78]/[.$K$2]" office:value-type="percentage" office:value="0.365146380539668" calcext:value-type="percentage">
            <text:p>36,51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huma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3.0</text:p>
          </table:table-cell>
          <table:table-cell office:value-type="string" calcext:value-type="string">
            <text:p>38.0</text:p>
          </table:table-cell>
          <table:table-cell office:value-type="float" office:value="2" calcext:value-type="float">
            <text:p>2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345.760679723321" calcext:value-type="float">
            <text:p>345,760679723321</text:p>
          </table:table-cell>
          <table:table-cell table:formula="of:=[.J79]/[.H79]" office:value-type="float" office:value="172.880339861661" calcext:value-type="float">
            <text:p>172,880339861661</text:p>
          </table:table-cell>
          <table:table-cell table:style-name="ce1" table:formula="of:=[.K79]/[.$K$2]" office:value-type="percentage" office:value="0.364778888266942" calcext:value-type="percentage">
            <text:p>36,48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létr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72.650934195912" calcext:value-type="float">
            <text:p>172,650934195912</text:p>
          </table:table-cell>
          <table:table-cell table:formula="of:=[.J80]/[.H80]" office:value-type="float" office:value="172.650934195912" calcext:value-type="float">
            <text:p>172,650934195912</text:p>
          </table:table-cell>
          <table:table-cell table:style-name="ce1" table:formula="of:=[.K80]/[.$K$2]" office:value-type="percentage" office:value="0.364294840492736" calcext:value-type="percentage">
            <text:p>36,43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diger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72.282188166405" calcext:value-type="float">
            <text:p>172,282188166405</text:p>
          </table:table-cell>
          <table:table-cell table:formula="of:=[.J81]/[.H81]" office:value-type="float" office:value="172.282188166405" calcext:value-type="float">
            <text:p>172,282188166405</text:p>
          </table:table-cell>
          <table:table-cell table:style-name="ce1" table:formula="of:=[.K81]/[.$K$2]" office:value-type="percentage" office:value="0.363516783445856" calcext:value-type="percentage">
            <text:p>36,35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so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.0244140625" calcext:value-type="float">
            <text:p>1,0244140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82]/[.H82]" office:value-type="float" office:value="171.206746128158" calcext:value-type="float">
            <text:p>171,206746128158</text:p>
          </table:table-cell>
          <table:table-cell table:style-name="ce1" table:formula="of:=[.K82]/[.$K$2]" office:value-type="percentage" office:value="0.361247592215544" calcext:value-type="percentage">
            <text:p>36,1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ternidad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.03125" calcext:value-type="float">
            <text:p>1,03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83]/[.H83]" office:value-type="float" office:value="170.071852924656" calcext:value-type="float">
            <text:p>170,071852924656</text:p>
          </table:table-cell>
          <table:table-cell table:style-name="ce1" table:formula="of:=[.K83]/[.$K$2]" office:value-type="percentage" office:value="0.358852958555024" calcext:value-type="percentage">
            <text:p>35,8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aquífe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68.836665678511" calcext:value-type="float">
            <text:p>168,836665678511</text:p>
          </table:table-cell>
          <table:table-cell table:formula="of:=[.J84]/[.H84]" office:value-type="float" office:value="168.836665678511" calcext:value-type="float">
            <text:p>168,836665678511</text:p>
          </table:table-cell>
          <table:table-cell table:style-name="ce1" table:formula="of:=[.K84]/[.$K$2]" office:value-type="percentage" office:value="0.356246703669067" calcext:value-type="percentage">
            <text:p>35,62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1.0</text:p>
          </table:table-cell>
          <table:table-cell office:value-type="string" calcext:value-type="string">
            <text:p>68.0</text:p>
          </table:table-cell>
          <table:table-cell office:value-type="float" office:value="2.23944181855796" calcext:value-type="float">
            <text:p>2,23944181855796</text:p>
          </table:table-cell>
          <table:table-cell office:value-type="float" office:value="2.87832144341175" calcext:value-type="float">
            <text:p>2,87832144341175</text:p>
          </table:table-cell>
          <table:table-cell office:value-type="float" office:value="377.060109086939" calcext:value-type="float">
            <text:p>377,060109086939</text:p>
          </table:table-cell>
          <table:table-cell table:formula="of:=[.J85]/[.H85]" office:value-type="float" office:value="168.372362238792" calcext:value-type="float">
            <text:p>168,372362238792</text:p>
          </table:table-cell>
          <table:table-cell table:style-name="ce1" table:formula="of:=[.K85]/[.$K$2]" office:value-type="percentage" office:value="0.355267019728748" calcext:value-type="percentage">
            <text:p>35,53%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somá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67.17882283189" calcext:value-type="float">
            <text:p>167,17882283189</text:p>
          </table:table-cell>
          <table:table-cell table:formula="of:=[.J86]/[.H86]" office:value-type="float" office:value="167.17882283189" calcext:value-type="float">
            <text:p>167,17882283189</text:p>
          </table:table-cell>
          <table:table-cell table:style-name="ce1" table:formula="of:=[.K86]/[.$K$2]" office:value-type="percentage" office:value="0.352748642113915" calcext:value-type="percentage">
            <text:p>35,27%</text:p>
          </table:table-cell>
        </table:table-row>
        <table:table-row table:style-name="ro1">
          <table:table-cell office:value-type="string" calcext:value-type="string">
            <text:p>obra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78.0</text:p>
          </table:table-cell>
          <table:table-cell office:value-type="string" calcext:value-type="string">
            <text:p>54.0</text:p>
          </table:table-cell>
          <table:table-cell office:value-type="float" office:value="1.50004196166991" calcext:value-type="float">
            <text:p>1,50004196166991</text:p>
          </table:table-cell>
          <table:table-cell office:value-type="float" office:value="3.21089678249862" calcext:value-type="float">
            <text:p>3,21089678249862</text:p>
          </table:table-cell>
          <table:table-cell office:value-type="float" office:value="250.449949034892" calcext:value-type="float">
            <text:p>250,449949034892</text:p>
          </table:table-cell>
          <table:table-cell table:formula="of:=[.J87]/[.H87]" office:value-type="float" office:value="166.961962021436" calcext:value-type="float">
            <text:p>166,961962021436</text:p>
          </table:table-cell>
          <table:table-cell table:style-name="ce1" table:formula="of:=[.K87]/[.$K$2]" office:value-type="percentage" office:value="0.352291064083878" calcext:value-type="percentage">
            <text:p>35,23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xcre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66.735048642917" calcext:value-type="float">
            <text:p>166,735048642917</text:p>
          </table:table-cell>
          <table:table-cell table:formula="of:=[.J88]/[.H88]" office:value-type="float" office:value="166.735048642917" calcext:value-type="float">
            <text:p>166,735048642917</text:p>
          </table:table-cell>
          <table:table-cell table:style-name="ce1" table:formula="of:=[.K88]/[.$K$2]" office:value-type="percentage" office:value="0.351812275055493" calcext:value-type="percentage">
            <text:p>35,18%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tropic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26.0</text:p>
          </table:table-cell>
          <table:table-cell office:value-type="float" office:value="1.00000071525574" calcext:value-type="float">
            <text:p>1,00000071525574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66.348438094319" calcext:value-type="float">
            <text:p>166,348438094319</text:p>
          </table:table-cell>
          <table:table-cell table:formula="of:=[.J89]/[.H89]" office:value-type="float" office:value="166.348319112729" calcext:value-type="float">
            <text:p>166,348319112729</text:p>
          </table:table-cell>
          <table:table-cell table:style-name="ce1" table:formula="of:=[.K89]/[.$K$2]" office:value-type="percentage" office:value="0.350996272679545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denh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34.0</text:p>
          </table:table-cell>
          <table:table-cell office:value-type="float" office:value="1.0053190314211" calcext:value-type="float">
            <text:p>1,005319031421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66.767822066705" calcext:value-type="float">
            <text:p>166,767822066705</text:p>
          </table:table-cell>
          <table:table-cell table:formula="of:=[.J90]/[.H90]" office:value-type="float" office:value="165.885472028681" calcext:value-type="float">
            <text:p>165,885472028681</text:p>
          </table:table-cell>
          <table:table-cell table:style-name="ce1" table:formula="of:=[.K90]/[.$K$2]" office:value-type="percentage" office:value="0.350019661661243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mol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65.069739603343" calcext:value-type="float">
            <text:p>165,069739603343</text:p>
          </table:table-cell>
          <table:table-cell table:formula="of:=[.J91]/[.H91]" office:value-type="float" office:value="165.069739603343" calcext:value-type="float">
            <text:p>165,069739603343</text:p>
          </table:table-cell>
          <table:table-cell table:style-name="ce1" table:formula="of:=[.K91]/[.$K$2]" office:value-type="percentage" office:value="0.348298459773994" calcext:value-type="percentage">
            <text:p>34,8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ecurs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26.0</text:p>
          </table:table-cell>
          <table:table-cell office:value-type="float" office:value="1.47363567352295" calcext:value-type="float">
            <text:p>1,4736356735229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43.124640291697" calcext:value-type="float">
            <text:p>243,124640291697</text:p>
          </table:table-cell>
          <table:table-cell table:formula="of:=[.J92]/[.H92]" office:value-type="float" office:value="164.982868330319" calcext:value-type="float">
            <text:p>164,982868330319</text:p>
          </table:table-cell>
          <table:table-cell table:style-name="ce1" table:formula="of:=[.K92]/[.$K$2]" office:value-type="percentage" office:value="0.348115160698914" calcext:value-type="percentage">
            <text:p>34,81%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espéci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18.0</text:p>
          </table:table-cell>
          <table:table-cell office:value-type="float" office:value="1.07598876953125" calcext:value-type="float">
            <text:p>1,075988769531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77.446793479132" calcext:value-type="float">
            <text:p>177,446793479132</text:p>
          </table:table-cell>
          <table:table-cell table:formula="of:=[.J93]/[.H93]" office:value-type="float" office:value="164.915098097572" calcext:value-type="float">
            <text:p>164,915098097572</text:p>
          </table:table-cell>
          <table:table-cell table:style-name="ce1" table:formula="of:=[.K93]/[.$K$2]" office:value-type="percentage" office:value="0.347972164970316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44.0</text:p>
          </table:table-cell>
          <table:table-cell office:value-type="float" office:value="1.00000000317868" calcext:value-type="float">
            <text:p>1,00000000317868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164.798575303165" calcext:value-type="float">
            <text:p>164,798575303165</text:p>
          </table:table-cell>
          <table:table-cell table:formula="of:=[.J94]/[.H94]" office:value-type="float" office:value="164.798574779322" calcext:value-type="float">
            <text:p>164,798574779322</text:p>
          </table:table-cell>
          <table:table-cell table:style-name="ce1" table:formula="of:=[.K94]/[.$K$2]" office:value-type="percentage" office:value="0.347726299844632" calcext:value-type="percentage">
            <text:p>34,7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t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78.0</text:p>
          </table:table-cell>
          <table:table-cell office:value-type="string" calcext:value-type="string">
            <text:p>30.0</text:p>
          </table:table-cell>
          <table:table-cell office:value-type="float" office:value="1.93750004470348" calcext:value-type="float">
            <text:p>1,9375000447034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316.593707746178" calcext:value-type="float">
            <text:p>316,593707746178</text:p>
          </table:table-cell>
          <table:table-cell table:formula="of:=[.J95]/[.H95]" office:value-type="float" office:value="163.403200227864" calcext:value-type="float">
            <text:p>163,403200227864</text:p>
          </table:table-cell>
          <table:table-cell table:style-name="ce1" table:formula="of:=[.K95]/[.$K$2]" office:value-type="percentage" office:value="0.344782048473976" calcext:value-type="percentage">
            <text:p>34,48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forragei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32.0</text:p>
          </table:table-cell>
          <table:table-cell office:value-type="float" office:value="1.07022494822741" calcext:value-type="float">
            <text:p>1,0702249482274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74.494508525132" calcext:value-type="float">
            <text:p>174,494508525132</text:p>
          </table:table-cell>
          <table:table-cell table:formula="of:=[.J96]/[.H96]" office:value-type="float" office:value="163.044702718007" calcext:value-type="float">
            <text:p>163,044702718007</text:p>
          </table:table-cell>
          <table:table-cell table:style-name="ce1" table:formula="of:=[.K96]/[.$K$2]" office:value-type="percentage" office:value="0.344025615884843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ej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02.0</text:p>
          </table:table-cell>
          <table:table-cell office:value-type="string" calcext:value-type="string">
            <text:p>56.0</text:p>
          </table:table-cell>
          <table:table-cell office:value-type="float" office:value="1.98458921653686" calcext:value-type="float">
            <text:p>1,98458921653686</text:p>
          </table:table-cell>
          <table:table-cell office:value-type="float" office:value="3.15842936260448" calcext:value-type="float">
            <text:p>3,15842936260448</text:p>
          </table:table-cell>
          <table:table-cell office:value-type="float" office:value="322.159794985657" calcext:value-type="float">
            <text:p>322,159794985657</text:p>
          </table:table-cell>
          <table:table-cell table:formula="of:=[.J97]/[.H97]" office:value-type="float" office:value="162.330719274909" calcext:value-type="float">
            <text:p>162,330719274909</text:p>
          </table:table-cell>
          <table:table-cell table:style-name="ce1" table:formula="of:=[.K97]/[.$K$2]" office:value-type="percentage" office:value="0.342519105157117" calcext:value-type="percentage">
            <text:p>34,25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istez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62.083093527798" calcext:value-type="float">
            <text:p>162,083093527798</text:p>
          </table:table-cell>
          <table:table-cell table:formula="of:=[.J98]/[.H98]" office:value-type="float" office:value="162.083093527798" calcext:value-type="float">
            <text:p>162,083093527798</text:p>
          </table:table-cell>
          <table:table-cell table:style-name="ce1" table:formula="of:=[.K98]/[.$K$2]" office:value-type="percentage" office:value="0.341996612866729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caix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61.424653518228" calcext:value-type="float">
            <text:p>161,424653518228</text:p>
          </table:table-cell>
          <table:table-cell table:formula="of:=[.J99]/[.H99]" office:value-type="float" office:value="161.424653518228" calcext:value-type="float">
            <text:p>161,424653518228</text:p>
          </table:table-cell>
          <table:table-cell table:style-name="ce1" table:formula="of:=[.K99]/[.$K$2]" office:value-type="percentage" office:value="0.340607299224278" calcext:value-type="percentage">
            <text:p>34,06%</text:p>
          </table:table-cell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1.076175685876" calcext:value-type="float">
            <text:p>161,076175685876</text:p>
          </table:table-cell>
          <table:table-cell table:formula="of:=[.J100]/[.H100]" office:value-type="float" office:value="161.076175685876" calcext:value-type="float">
            <text:p>161,076175685876</text:p>
          </table:table-cell>
          <table:table-cell table:style-name="ce1" table:formula="of:=[.K100]/[.$K$2]" office:value-type="percentage" office:value="0.339872008234147" calcext:value-type="percentage">
            <text:p>33,99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organism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1.076175685876" calcext:value-type="float">
            <text:p>161,076175685876</text:p>
          </table:table-cell>
          <table:table-cell table:formula="of:=[.J101]/[.H101]" office:value-type="float" office:value="161.076175685876" calcext:value-type="float">
            <text:p>161,076175685876</text:p>
          </table:table-cell>
          <table:table-cell table:style-name="ce1" table:formula="of:=[.K101]/[.$K$2]" office:value-type="percentage" office:value="0.339872008234147" calcext:value-type="percentage">
            <text:p>33,99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ge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60.213038547228" calcext:value-type="float">
            <text:p>160,213038547228</text:p>
          </table:table-cell>
          <table:table-cell table:formula="of:=[.J102]/[.H102]" office:value-type="float" office:value="160.213038547228" calcext:value-type="float">
            <text:p>160,213038547228</text:p>
          </table:table-cell>
          <table:table-cell table:style-name="ce1" table:formula="of:=[.K102]/[.$K$2]" office:value-type="percentage" office:value="0.338050782025835" calcext:value-type="percentage">
            <text:p>33,81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strônc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59.315685693242" calcext:value-type="float">
            <text:p>159,315685693242</text:p>
          </table:table-cell>
          <table:table-cell table:formula="of:=[.J103]/[.H103]" office:value-type="float" office:value="159.315685693242" calcext:value-type="float">
            <text:p>159,315685693242</text:p>
          </table:table-cell>
          <table:table-cell table:style-name="ce1" table:formula="of:=[.K103]/[.$K$2]" office:value-type="percentage" office:value="0.336157360386786" calcext:value-type="percentage">
            <text:p>33,62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20.0</text:p>
          </table:table-cell>
          <table:table-cell office:value-type="float" office:value="1.1734619140625" calcext:value-type="float">
            <text:p>1,17346191406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85.754247590989" calcext:value-type="float">
            <text:p>185,754247590989</text:p>
          </table:table-cell>
          <table:table-cell table:formula="of:=[.J104]/[.H104]" office:value-type="float" office:value="158.295932202786" calcext:value-type="float">
            <text:p>158,295932202786</text:p>
          </table:table-cell>
          <table:table-cell table:style-name="ce1" table:formula="of:=[.K104]/[.$K$2]" office:value-type="percentage" office:value="0.33400567243399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elev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58.263356346253" calcext:value-type="float">
            <text:p>158,263356346253</text:p>
          </table:table-cell>
          <table:table-cell table:formula="of:=[.J105]/[.H105]" office:value-type="float" office:value="158.263356346253" calcext:value-type="float">
            <text:p>158,263356346253</text:p>
          </table:table-cell>
          <table:table-cell table:style-name="ce1" table:formula="of:=[.K105]/[.$K$2]" office:value-type="percentage" office:value="0.333936937118342" calcext:value-type="percentage">
            <text:p>33,39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erd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0.0</text:p>
          </table:table-cell>
          <table:table-cell office:value-type="float" office:value="1.00055618956685" calcext:value-type="float">
            <text:p>1,0005561895668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58.296853873089" calcext:value-type="float">
            <text:p>158,296853873089</text:p>
          </table:table-cell>
          <table:table-cell table:formula="of:=[.J106]/[.H106]" office:value-type="float" office:value="158.208859755909" calcext:value-type="float">
            <text:p>158,208859755909</text:p>
          </table:table-cell>
          <table:table-cell table:style-name="ce1" table:formula="of:=[.K106]/[.$K$2]" office:value-type="percentage" office:value="0.333821948880491" calcext:value-type="percentage">
            <text:p>33,38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ax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6.0</text:p>
          </table:table-cell>
          <table:table-cell office:value-type="float" office:value="1.00013995170593" calcext:value-type="float">
            <text:p>1,00013995170593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57.817748961277" calcext:value-type="float">
            <text:p>157,817748961277</text:p>
          </table:table-cell>
          <table:table-cell table:formula="of:=[.J107]/[.H107]" office:value-type="float" office:value="157.795665188745" calcext:value-type="float">
            <text:p>157,795665188745</text:p>
          </table:table-cell>
          <table:table-cell table:style-name="ce1" table:formula="of:=[.K107]/[.$K$2]" office:value-type="percentage" office:value="0.332950105066621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cer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57.709584221874" calcext:value-type="float">
            <text:p>157,709584221874</text:p>
          </table:table-cell>
          <table:table-cell table:formula="of:=[.J108]/[.H108]" office:value-type="float" office:value="157.709584221874" calcext:value-type="float">
            <text:p>157,709584221874</text:p>
          </table:table-cell>
          <table:table-cell table:style-name="ce1" table:formula="of:=[.K108]/[.$K$2]" office:value-type="percentage" office:value="0.332768473543792" calcext:value-type="percentage">
            <text:p>33,28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brizanth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5.13285773647" calcext:value-type="float">
            <text:p>155,13285773647</text:p>
          </table:table-cell>
          <table:table-cell table:formula="of:=[.J109]/[.H109]" office:value-type="float" office:value="155.13285773647" calcext:value-type="float">
            <text:p>155,13285773647</text:p>
          </table:table-cell>
          <table:table-cell table:style-name="ce1" table:formula="of:=[.K109]/[.$K$2]" office:value-type="percentage" office:value="0.327331560222903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balancear</text:p>
          </table:table-cell>
          <table:table-cell office:value-type="string" calcext:value-type="string">
            <text:p>mine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34.0</text:p>
          </table:table-cell>
          <table:table-cell office:value-type="float" office:value="1.00002932152711" calcext:value-type="float">
            <text:p>1,0000293215271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5.13285773647" calcext:value-type="float">
            <text:p>155,13285773647</text:p>
          </table:table-cell>
          <table:table-cell table:formula="of:=[.J110]/[.H110]" office:value-type="float" office:value="155.128309137548" calcext:value-type="float">
            <text:p>155,128309137548</text:p>
          </table:table-cell>
          <table:table-cell table:style-name="ce1" table:formula="of:=[.K110]/[.$K$2]" office:value-type="percentage" office:value="0.327321962643102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carbo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55.110391401214" calcext:value-type="float">
            <text:p>155,110391401214</text:p>
          </table:table-cell>
          <table:table-cell table:formula="of:=[.J111]/[.H111]" office:value-type="float" office:value="155.110391401214" calcext:value-type="float">
            <text:p>155,110391401214</text:p>
          </table:table-cell>
          <table:table-cell table:style-name="ce1" table:formula="of:=[.K111]/[.$K$2]" office:value-type="percentage" office:value="0.327284156077327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30.0</text:p>
          </table:table-cell>
          <table:table-cell office:value-type="float" office:value="1.00000922381878" calcext:value-type="float">
            <text:p>1,0000092238187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54.237960184036" calcext:value-type="float">
            <text:p>154,237960184036</text:p>
          </table:table-cell>
          <table:table-cell table:formula="of:=[.J112]/[.H112]" office:value-type="float" office:value="154.236537534165" calcext:value-type="float">
            <text:p>154,236537534165</text:p>
          </table:table-cell>
          <table:table-cell table:style-name="ce1" table:formula="of:=[.K112]/[.$K$2]" office:value-type="percentage" office:value="0.325440317487091" calcext:value-type="percentage">
            <text:p>32,54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4.0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306.934994126066" calcext:value-type="float">
            <text:p>306,934994126066</text:p>
          </table:table-cell>
          <table:table-cell table:formula="of:=[.J113]/[.H113]" office:value-type="float" office:value="153.467497063033" calcext:value-type="float">
            <text:p>153,467497063033</text:p>
          </table:table-cell>
          <table:table-cell table:style-name="ce1" table:formula="of:=[.K113]/[.$K$2]" office:value-type="percentage" office:value="0.323817635993544" calcext:value-type="percentage">
            <text:p>32,38%</text:p>
          </table:table-cell>
        </table:table-row>
        <table:table-row table:style-name="ro1">
          <table:table-cell office:value-type="string" calcext:value-type="string">
            <text:p>cromossomo</text:p>
          </table:table-cell>
          <table:table-cell office:value-type="string" calcext:value-type="string">
            <text:p>ge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53.247254262566" calcext:value-type="float">
            <text:p>153,247254262566</text:p>
          </table:table-cell>
          <table:table-cell table:formula="of:=[.J114]/[.H114]" office:value-type="float" office:value="153.247254262566" calcext:value-type="float">
            <text:p>153,247254262566</text:p>
          </table:table-cell>
          <table:table-cell table:style-name="ce1" table:formula="of:=[.K114]/[.$K$2]" office:value-type="percentage" office:value="0.323352921937755" calcext:value-type="percentage">
            <text:p>32,34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infest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53.215990644843" calcext:value-type="float">
            <text:p>153,215990644843</text:p>
          </table:table-cell>
          <table:table-cell table:formula="of:=[.J115]/[.H115]" office:value-type="float" office:value="153.215990644843" calcext:value-type="float">
            <text:p>153,215990644843</text:p>
          </table:table-cell>
          <table:table-cell table:style-name="ce1" table:formula="of:=[.K115]/[.$K$2]" office:value-type="percentage" office:value="0.3232869554564" calcext:value-type="percentage">
            <text:p>32,33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decumb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1.254536293058" calcext:value-type="float">
            <text:p>151,254536293058</text:p>
          </table:table-cell>
          <table:table-cell table:formula="of:=[.J116]/[.H116]" office:value-type="float" office:value="151.254536293058" calcext:value-type="float">
            <text:p>151,254536293058</text:p>
          </table:table-cell>
          <table:table-cell table:style-name="ce1" table:formula="of:=[.K116]/[.$K$2]" office:value-type="percentage" office:value="0.31914827121733" calcext:value-type="percentage">
            <text:p>31,91%</text:p>
          </table:table-cell>
        </table:table-row>
        <table:table-row table:style-name="ro1">
          <table:table-cell office:value-type="string" calcext:value-type="string">
            <text:p>clínico</text:p>
          </table:table-cell>
          <table:table-cell office:value-type="string" calcext:value-type="string">
            <text:p>teci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50.663009950346" calcext:value-type="float">
            <text:p>150,663009950346</text:p>
          </table:table-cell>
          <table:table-cell table:formula="of:=[.J117]/[.H117]" office:value-type="float" office:value="150.663009950346" calcext:value-type="float">
            <text:p>150,663009950346</text:p>
          </table:table-cell>
          <table:table-cell table:style-name="ce1" table:formula="of:=[.K117]/[.$K$2]" office:value-type="percentage" office:value="0.317900145942659" calcext:value-type="percentage">
            <text:p>31,79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77.0</text:p>
          </table:table-cell>
          <table:table-cell office:value-type="string" calcext:value-type="string">
            <text:p>34.0</text:p>
          </table:table-cell>
          <table:table-cell office:value-type="float" office:value="1.99243593215942" calcext:value-type="float">
            <text:p>1,99243593215942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98.630751142705" calcext:value-type="float">
            <text:p>298,630751142705</text:p>
          </table:table-cell>
          <table:table-cell table:formula="of:=[.J118]/[.H118]" office:value-type="float" office:value="149.882235269189" calcext:value-type="float">
            <text:p>149,882235269189</text:p>
          </table:table-cell>
          <table:table-cell table:style-name="ce1" table:formula="of:=[.K118]/[.$K$2]" office:value-type="percentage" office:value="0.316252705172891" calcext:value-type="percentage">
            <text:p>31,63%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float" office:value="1.00005941092968" calcext:value-type="float">
            <text:p>1,0000594109296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9.703457053761" calcext:value-type="float">
            <text:p>149,703457053761</text:p>
          </table:table-cell>
          <table:table-cell table:formula="of:=[.J119]/[.H119]" office:value-type="float" office:value="149.694563560572" calcext:value-type="float">
            <text:p>149,694563560572</text:p>
          </table:table-cell>
          <table:table-cell table:style-name="ce1" table:formula="of:=[.K119]/[.$K$2]" office:value-type="percentage" office:value="0.315856716379236" calcext:value-type="percentage">
            <text:p>31,5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abundan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49.59445151553" calcext:value-type="float">
            <text:p>149,59445151553</text:p>
          </table:table-cell>
          <table:table-cell table:formula="of:=[.J120]/[.H120]" office:value-type="float" office:value="149.59445151553" calcext:value-type="float">
            <text:p>149,59445151553</text:p>
          </table:table-cell>
          <table:table-cell table:style-name="ce1" table:formula="of:=[.K120]/[.$K$2]" office:value-type="percentage" office:value="0.315645479170183" calcext:value-type="percentage">
            <text:p>31,56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magrec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float" office:value="1.0009765625" calcext:value-type="float">
            <text:p>1,0009765625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9.703457053761" calcext:value-type="float">
            <text:p>149,703457053761</text:p>
          </table:table-cell>
          <table:table-cell table:formula="of:=[.J121]/[.H121]" office:value-type="float" office:value="149.557404900538" calcext:value-type="float">
            <text:p>149,557404900538</text:p>
          </table:table-cell>
          <table:table-cell table:style-name="ce1" table:formula="of:=[.K121]/[.$K$2]" office:value-type="percentage" office:value="0.315567310518723" calcext:value-type="percentage">
            <text:p>31,56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dilu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48.709637978818" calcext:value-type="float">
            <text:p>148,709637978818</text:p>
          </table:table-cell>
          <table:table-cell table:formula="of:=[.J122]/[.H122]" office:value-type="float" office:value="148.709637978818" calcext:value-type="float">
            <text:p>148,709637978818</text:p>
          </table:table-cell>
          <table:table-cell table:style-name="ce1" table:formula="of:=[.K122]/[.$K$2]" office:value-type="percentage" office:value="0.313778515590035" calcext:value-type="percentage">
            <text:p>31,38%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térm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8.0</text:p>
          </table:table-cell>
          <table:table-cell office:value-type="float" office:value="1.00004577636719" calcext:value-type="float">
            <text:p>1,0000457763671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8.671637779813" calcext:value-type="float">
            <text:p>148,671637779813</text:p>
          </table:table-cell>
          <table:table-cell table:formula="of:=[.J123]/[.H123]" office:value-type="float" office:value="148.664832443855" calcext:value-type="float">
            <text:p>148,664832443855</text:p>
          </table:table-cell>
          <table:table-cell table:style-name="ce1" table:formula="of:=[.K123]/[.$K$2]" office:value-type="percentage" office:value="0.313683975555899" calcext:value-type="percentage">
            <text:p>31,37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feij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8.603398072791" calcext:value-type="float">
            <text:p>148,603398072791</text:p>
          </table:table-cell>
          <table:table-cell table:formula="of:=[.J124]/[.H124]" office:value-type="float" office:value="148.603398072791" calcext:value-type="float">
            <text:p>148,603398072791</text:p>
          </table:table-cell>
          <table:table-cell table:style-name="ce1" table:formula="of:=[.K124]/[.$K$2]" office:value-type="percentage" office:value="0.313554348545702" calcext:value-type="percentage">
            <text:p>31,36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oncentra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0.0</text:p>
          </table:table-cell>
          <table:table-cell office:value-type="float" office:value="1.00584411621094" calcext:value-type="float">
            <text:p>1,00584411621094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8.603398072791" calcext:value-type="float">
            <text:p>148,603398072791</text:p>
          </table:table-cell>
          <table:table-cell table:formula="of:=[.J125]/[.H125]" office:value-type="float" office:value="147.739988411512" calcext:value-type="float">
            <text:p>147,739988411512</text:p>
          </table:table-cell>
          <table:table-cell table:style-name="ce1" table:formula="of:=[.K125]/[.$K$2]" office:value-type="percentage" office:value="0.311732547312476" calcext:value-type="percentage">
            <text:p>31,17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bedou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14.0</text:p>
          </table:table-cell>
          <table:table-cell office:value-type="float" office:value="1.15625" calcext:value-type="float">
            <text:p>1,15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0.228168965948" calcext:value-type="float">
            <text:p>170,228168965948</text:p>
          </table:table-cell>
          <table:table-cell table:formula="of:=[.J126]/[.H126]" office:value-type="float" office:value="147.224362348928" calcext:value-type="float">
            <text:p>147,224362348928</text:p>
          </table:table-cell>
          <table:table-cell table:style-name="ce1" table:formula="of:=[.K126]/[.$K$2]" office:value-type="percentage" office:value="0.310644572230861" calcext:value-type="percentage">
            <text:p>31,06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bulb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46.758901030641" calcext:value-type="float">
            <text:p>146,758901030641</text:p>
          </table:table-cell>
          <table:table-cell table:formula="of:=[.J127]/[.H127]" office:value-type="float" office:value="146.758901030641" calcext:value-type="float">
            <text:p>146,758901030641</text:p>
          </table:table-cell>
          <table:table-cell table:style-name="ce1" table:formula="of:=[.K127]/[.$K$2]" office:value-type="percentage" office:value="0.30966244515758" calcext:value-type="percentage">
            <text:p>30,97%</text:p>
          </table:table-cell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digest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6.740260934143" calcext:value-type="float">
            <text:p>146,740260934143</text:p>
          </table:table-cell>
          <table:table-cell table:formula="of:=[.J128]/[.H128]" office:value-type="float" office:value="146.740260934143" calcext:value-type="float">
            <text:p>146,740260934143</text:p>
          </table:table-cell>
          <table:table-cell table:style-name="ce1" table:formula="of:=[.K128]/[.$K$2]" office:value-type="percentage" office:value="0.30962311440613" calcext:value-type="percentage">
            <text:p>30,96%</text:p>
          </table:table-cell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40.0</text:p>
          </table:table-cell>
          <table:table-cell office:value-type="float" office:value="1.00000000000728" calcext:value-type="float">
            <text:p>1,00000000000728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145.754247590989" calcext:value-type="float">
            <text:p>145,754247590989</text:p>
          </table:table-cell>
          <table:table-cell table:formula="of:=[.J129]/[.H129]" office:value-type="float" office:value="145.754247589929" calcext:value-type="float">
            <text:p>145,754247589929</text:p>
          </table:table-cell>
          <table:table-cell table:style-name="ce1" table:formula="of:=[.K129]/[.$K$2]" office:value-type="percentage" office:value="0.30754261842951" calcext:value-type="percentage">
            <text:p>30,75%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antibió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5.0</text:p>
          </table:table-cell>
          <table:table-cell office:value-type="string" calcext:value-type="string">
            <text:p>28.0</text:p>
          </table:table-cell>
          <table:table-cell office:value-type="float" office:value="1.0012246966362" calcext:value-type="float">
            <text:p>1,001224696636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5.545027691157" calcext:value-type="float">
            <text:p>145,545027691157</text:p>
          </table:table-cell>
          <table:table-cell table:formula="of:=[.J130]/[.H130]" office:value-type="float" office:value="145.366997218649" calcext:value-type="float">
            <text:p>145,366997218649</text:p>
          </table:table-cell>
          <table:table-cell table:style-name="ce1" table:formula="of:=[.K130]/[.$K$2]" office:value-type="percentage" office:value="0.306725517074727" calcext:value-type="percentage">
            <text:p>30,67%</text:p>
          </table:table-cell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15.0</text:p>
          </table:table-cell>
          <table:table-cell office:value-type="string" calcext:value-type="string">
            <text:p>60.0</text:p>
          </table:table-cell>
          <table:table-cell office:value-type="float" office:value="2.42187494085392" calcext:value-type="float">
            <text:p>2,42187494085392</text:p>
          </table:table-cell>
          <table:table-cell office:value-type="float" office:value="3.05889368905357" calcext:value-type="float">
            <text:p>3,05889368905357</text:p>
          </table:table-cell>
          <table:table-cell office:value-type="float" office:value="351.77277424116" calcext:value-type="float">
            <text:p>351,77277424116</text:p>
          </table:table-cell>
          <table:table-cell table:formula="of:=[.J131]/[.H131]" office:value-type="float" office:value="145.248116782252" calcext:value-type="float">
            <text:p>145,248116782252</text:p>
          </table:table-cell>
          <table:table-cell table:style-name="ce1" table:formula="of:=[.K131]/[.$K$2]" office:value-type="percentage" office:value="0.306474678411058" calcext:value-type="percentage">
            <text:p>30,65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9.0</text:p>
          </table:table-cell>
          <table:table-cell office:value-type="string" calcext:value-type="string">
            <text:p>112.0</text:p>
          </table:table-cell>
          <table:table-cell office:value-type="float" office:value="2.66406250070348" calcext:value-type="float">
            <text:p>2,66406250070348</text:p>
          </table:table-cell>
          <table:table-cell office:value-type="float" office:value="2.15842936260448" calcext:value-type="float">
            <text:p>2,15842936260448</text:p>
          </table:table-cell>
          <table:table-cell office:value-type="float" office:value="386.358855906203" calcext:value-type="float">
            <text:p>386,358855906203</text:p>
          </table:table-cell>
          <table:table-cell table:formula="of:=[.J132]/[.H132]" office:value-type="float" office:value="145.026198073123" calcext:value-type="float">
            <text:p>145,026198073123</text:p>
          </table:table-cell>
          <table:table-cell table:style-name="ce1" table:formula="of:=[.K132]/[.$K$2]" office:value-type="percentage" office:value="0.306006428174701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fas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8.0</text:p>
          </table:table-cell>
          <table:table-cell office:value-type="float" office:value="1.00001527462155" calcext:value-type="float">
            <text:p>1,00001527462155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144.996414077522" calcext:value-type="float">
            <text:p>144,996414077522</text:p>
          </table:table-cell>
          <table:table-cell table:formula="of:=[.J133]/[.H133]" office:value-type="float" office:value="144.994199346001" calcext:value-type="float">
            <text:p>144,994199346001</text:p>
          </table:table-cell>
          <table:table-cell table:style-name="ce1" table:formula="of:=[.K133]/[.$K$2]" office:value-type="percentage" office:value="0.305938910606682" calcext:value-type="percentage">
            <text:p>30,59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6.0</text:p>
          </table:table-cell>
          <table:table-cell office:value-type="float" office:value="1.00096124410629" calcext:value-type="float">
            <text:p>1,00096124410629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45.021715261714" calcext:value-type="float">
            <text:p>145,021715261714</text:p>
          </table:table-cell>
          <table:table-cell table:formula="of:=[.J134]/[.H134]" office:value-type="float" office:value="144.882447862601" calcext:value-type="float">
            <text:p>144,882447862601</text:p>
          </table:table-cell>
          <table:table-cell table:style-name="ce1" table:formula="of:=[.K134]/[.$K$2]" office:value-type="percentage" office:value="0.305703114090379" calcext:value-type="percentage">
            <text:p>30,57%</text:p>
          </table:table-cell>
        </table:table-row>
        <table:table-row table:style-name="ro1">
          <table:table-cell office:value-type="string" calcext:value-type="string">
            <text:p>resíduo</text:p>
          </table:table-cell>
          <table:table-cell office:value-type="string" calcext:value-type="string">
            <text:p>orgâ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44.436022152926" calcext:value-type="float">
            <text:p>144,436022152926</text:p>
          </table:table-cell>
          <table:table-cell table:formula="of:=[.J135]/[.H135]" office:value-type="float" office:value="144.436022152926" calcext:value-type="float">
            <text:p>144,436022152926</text:p>
          </table:table-cell>
          <table:table-cell table:style-name="ce1" table:formula="of:=[.K135]/[.$K$2]" office:value-type="percentage" office:value="0.304761152302247" calcext:value-type="percentage">
            <text:p>30,4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medid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3.875778496593" calcext:value-type="float">
            <text:p>143,875778496593</text:p>
          </table:table-cell>
          <table:table-cell table:formula="of:=[.J136]/[.H136]" office:value-type="float" office:value="143.875778496593" calcext:value-type="float">
            <text:p>143,875778496593</text:p>
          </table:table-cell>
          <table:table-cell table:style-name="ce1" table:formula="of:=[.K136]/[.$K$2]" office:value-type="percentage" office:value="0.303579033743946" calcext:value-type="percentage">
            <text:p>30,36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medica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0.0</text:p>
          </table:table-cell>
          <table:table-cell office:value-type="float" office:value="1.21875" calcext:value-type="float">
            <text:p>1,2187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74.959541883016" calcext:value-type="float">
            <text:p>174,959541883016</text:p>
          </table:table-cell>
          <table:table-cell table:formula="of:=[.J137]/[.H137]" office:value-type="float" office:value="143.556547186064" calcext:value-type="float">
            <text:p>143,556547186064</text:p>
          </table:table-cell>
          <table:table-cell table:style-name="ce1" table:formula="of:=[.K137]/[.$K$2]" office:value-type="percentage" office:value="0.302905453146824" calcext:value-type="percentage">
            <text:p>30,29%</text:p>
          </table:table-cell>
        </table:table-row>
        <table:table-row table:style-name="ro1">
          <table:table-cell office:value-type="string" calcext:value-type="string">
            <text:p>enzima</text:p>
          </table:table-cell>
          <table:table-cell office:value-type="string" calcext:value-type="string">
            <text:p>proteín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16.0</text:p>
          </table:table-cell>
          <table:table-cell office:value-type="float" office:value="1.109375" calcext:value-type="float">
            <text:p>1,109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58.905097109187" calcext:value-type="float">
            <text:p>158,905097109187</text:p>
          </table:table-cell>
          <table:table-cell table:formula="of:=[.J138]/[.H138]" office:value-type="float" office:value="143.238397394197" calcext:value-type="float">
            <text:p>143,238397394197</text:p>
          </table:table-cell>
          <table:table-cell table:style-name="ce1" table:formula="of:=[.K138]/[.$K$2]" office:value-type="percentage" office:value="0.302234154562655" calcext:value-type="percentage">
            <text:p>30,22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46.0</text:p>
          </table:table-cell>
          <table:table-cell office:value-type="float" office:value="2.4053764340054" calcext:value-type="float">
            <text:p>2,4053764340054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344.222232860507" calcext:value-type="float">
            <text:p>344,222232860507</text:p>
          </table:table-cell>
          <table:table-cell table:formula="of:=[.J139]/[.H139]" office:value-type="float" office:value="143.105348499367" calcext:value-type="float">
            <text:p>143,105348499367</text:p>
          </table:table-cell>
          <table:table-cell table:style-name="ce1" table:formula="of:=[.K139]/[.$K$2]" office:value-type="percentage" office:value="0.301953420339318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hectare</text:p>
          </table:table-cell>
          <table:table-cell office:value-type="string" calcext:value-type="string">
            <text:p>pique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8.0</text:p>
          </table:table-cell>
          <table:table-cell office:value-type="float" office:value="2.59375" calcext:value-type="float">
            <text:p>2,593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369.878625649049" calcext:value-type="float">
            <text:p>369,878625649049</text:p>
          </table:table-cell>
          <table:table-cell table:formula="of:=[.J140]/[.H140]" office:value-type="float" office:value="142.603807479151" calcext:value-type="float">
            <text:p>142,603807479151</text:p>
          </table:table-cell>
          <table:table-cell table:style-name="ce1" table:formula="of:=[.K140]/[.$K$2]" office:value-type="percentage" office:value="0.300895164808812" calcext:value-type="percentage">
            <text:p>30,09%</text:p>
          </table:table-cell>
        </table:table-row>
        <table:table-row table:style-name="ro1">
          <table:table-cell office:value-type="string" calcext:value-type="string">
            <text:p>morte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6.0</text:p>
          </table:table-cell>
          <table:table-cell office:value-type="float" office:value="1.00005722045898" calcext:value-type="float">
            <text:p>1,00005722045898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40.756370695193" calcext:value-type="float">
            <text:p>140,756370695193</text:p>
          </table:table-cell>
          <table:table-cell table:formula="of:=[.J141]/[.H141]" office:value-type="float" office:value="140.748317011892" calcext:value-type="float">
            <text:p>140,748317011892</text:p>
          </table:table-cell>
          <table:table-cell table:style-name="ce1" table:formula="of:=[.K141]/[.$K$2]" office:value-type="percentage" office:value="0.296980065206519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perd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float" office:value="1.0009765625" calcext:value-type="float">
            <text:p>1,00097656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39.901366382464" calcext:value-type="float">
            <text:p>139,901366382464</text:p>
          </table:table-cell>
          <table:table-cell table:formula="of:=[.J142]/[.H142]" office:value-type="float" office:value="139.76487724453" calcext:value-type="float">
            <text:p>139,76487724453</text:p>
          </table:table-cell>
          <table:table-cell table:style-name="ce1" table:formula="of:=[.K142]/[.$K$2]" office:value-type="percentage" office:value="0.294904999497468" calcext:value-type="percentage">
            <text:p>29,49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22.0</text:p>
          </table:table-cell>
          <table:table-cell office:value-type="float" office:value="2.0025806427002" calcext:value-type="float">
            <text:p>2,002580642700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279.393865293537" calcext:value-type="float">
            <text:p>279,393865293537</text:p>
          </table:table-cell>
          <table:table-cell table:formula="of:=[.J143]/[.H143]" office:value-type="float" office:value="139.516910997808" calcext:value-type="float">
            <text:p>139,516910997808</text:p>
          </table:table-cell>
          <table:table-cell table:style-name="ce1" table:formula="of:=[.K143]/[.$K$2]" office:value-type="percentage" office:value="0.294381788750201" calcext:value-type="percentage">
            <text:p>29,44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férti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39.315685693242" calcext:value-type="float">
            <text:p>139,315685693242</text:p>
          </table:table-cell>
          <table:table-cell table:formula="of:=[.J144]/[.H144]" office:value-type="float" office:value="139.315685693242" calcext:value-type="float">
            <text:p>139,315685693242</text:p>
          </table:table-cell>
          <table:table-cell table:style-name="ce1" table:formula="of:=[.K144]/[.$K$2]" office:value-type="percentage" office:value="0.293957201761596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16.0</text:p>
          </table:table-cell>
          <table:table-cell office:value-type="string" calcext:value-type="string">
            <text:p>88.0</text:p>
          </table:table-cell>
          <table:table-cell office:value-type="float" office:value="2.09822082519534" calcext:value-type="float">
            <text:p>2,09822082519534</text:p>
          </table:table-cell>
          <table:table-cell office:value-type="float" office:value="2.50635266602479" calcext:value-type="float">
            <text:p>2,50635266602479</text:p>
          </table:table-cell>
          <table:table-cell office:value-type="float" office:value="290.736909258876" calcext:value-type="float">
            <text:p>290,736909258876</text:p>
          </table:table-cell>
          <table:table-cell table:formula="of:=[.J145]/[.H145]" office:value-type="float" office:value="138.563541914998" calcext:value-type="float">
            <text:p>138,563541914998</text:p>
          </table:table-cell>
          <table:table-cell table:style-name="ce1" table:formula="of:=[.K145]/[.$K$2]" office:value-type="percentage" office:value="0.292370172424054" calcext:value-type="percentage">
            <text:p>29,24%</text:p>
          </table:table-cell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float" office:value="1.01171875" calcext:value-type="float">
            <text:p>1,01171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39.901366382464" calcext:value-type="float">
            <text:p>139,901366382464</text:p>
          </table:table-cell>
          <table:table-cell table:formula="of:=[.J146]/[.H146]" office:value-type="float" office:value="138.280887235177" calcext:value-type="float">
            <text:p>138,280887235177</text:p>
          </table:table-cell>
          <table:table-cell table:style-name="ce1" table:formula="of:=[.K146]/[.$K$2]" office:value-type="percentage" office:value="0.291773768807824" calcext:value-type="percentage">
            <text:p>29,18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raç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93.0</text:p>
          </table:table-cell>
          <table:table-cell office:value-type="string" calcext:value-type="string">
            <text:p>52.0</text:p>
          </table:table-cell>
          <table:table-cell office:value-type="float" office:value="2.19996560467871" calcext:value-type="float">
            <text:p>2,19996560467871</text:p>
          </table:table-cell>
          <table:table-cell office:value-type="float" office:value="3.26534456652099" calcext:value-type="float">
            <text:p>3,26534456652099</text:p>
          </table:table-cell>
          <table:table-cell office:value-type="float" office:value="303.677044686453" calcext:value-type="float">
            <text:p>303,677044686453</text:p>
          </table:table-cell>
          <table:table-cell table:formula="of:=[.J147]/[.H147]" office:value-type="float" office:value="138.03717841798" calcext:value-type="float">
            <text:p>138,03717841798</text:p>
          </table:table-cell>
          <table:table-cell table:style-name="ce1" table:formula="of:=[.K147]/[.$K$2]" office:value-type="percentage" office:value="0.291259541270619" calcext:value-type="percentage">
            <text:p>29,13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materi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14.0</text:p>
          </table:table-cell>
          <table:table-cell office:value-type="float" office:value="1.013916015625" calcext:value-type="float">
            <text:p>1,013916015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39.277592790321" calcext:value-type="float">
            <text:p>139,277592790321</text:p>
          </table:table-cell>
          <table:table-cell table:formula="of:=[.J148]/[.H148]" office:value-type="float" office:value="137.366005314027" calcext:value-type="float">
            <text:p>137,366005314027</text:p>
          </table:table-cell>
          <table:table-cell table:style-name="ce1" table:formula="of:=[.K148]/[.$K$2]" office:value-type="percentage" office:value="0.289843360698032" calcext:value-type="percentage">
            <text:p>28,98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sumir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6.0</text:p>
          </table:table-cell>
          <table:table-cell office:value-type="float" office:value="1.00000012246892" calcext:value-type="float">
            <text:p>1,00000012246892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136.650934195912" calcext:value-type="float">
            <text:p>136,650934195912</text:p>
          </table:table-cell>
          <table:table-cell table:formula="of:=[.J149]/[.H149]" office:value-type="float" office:value="136.650917460422" calcext:value-type="float">
            <text:p>136,650917460422</text:p>
          </table:table-cell>
          <table:table-cell table:style-name="ce1" table:formula="of:=[.K149]/[.$K$2]" office:value-type="percentage" office:value="0.288334519655377" calcext:value-type="percentage">
            <text:p>28,83%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espe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6.0</text:p>
          </table:table-cell>
          <table:table-cell office:value-type="float" office:value="1.00048828125" calcext:value-type="float">
            <text:p>1,0004882812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36.491026128672" calcext:value-type="float">
            <text:p>136,491026128672</text:p>
          </table:table-cell>
          <table:table-cell table:formula="of:=[.J150]/[.H150]" office:value-type="float" office:value="136.424412645935" calcext:value-type="float">
            <text:p>136,424412645935</text:p>
          </table:table-cell>
          <table:table-cell table:style-name="ce1" table:formula="of:=[.K150]/[.$K$2]" office:value-type="percentage" office:value="0.287856592700341" calcext:value-type="percentage">
            <text:p>28,79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l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40.0</text:p>
          </table:table-cell>
          <table:table-cell office:value-type="float" office:value="1.12316802123314" calcext:value-type="float">
            <text:p>1,12316802123314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153.041959970538" calcext:value-type="float">
            <text:p>153,041959970538</text:p>
          </table:table-cell>
          <table:table-cell table:formula="of:=[.J151]/[.H151]" office:value-type="float" office:value="136.259185693794" calcext:value-type="float">
            <text:p>136,259185693794</text:p>
          </table:table-cell>
          <table:table-cell table:style-name="ce1" table:formula="of:=[.K151]/[.$K$2]" office:value-type="percentage" office:value="0.287507962520867" calcext:value-type="percentage">
            <text:p>28,7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esmam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35.452548554593" calcext:value-type="float">
            <text:p>135,452548554593</text:p>
          </table:table-cell>
          <table:table-cell table:formula="of:=[.J152]/[.H152]" office:value-type="float" office:value="135.452548554593" calcext:value-type="float">
            <text:p>135,452548554593</text:p>
          </table:table-cell>
          <table:table-cell table:style-name="ce1" table:formula="of:=[.K152]/[.$K$2]" office:value-type="percentage" office:value="0.285805951759504" calcext:value-type="percentage">
            <text:p>28,58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aureu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35.452548554593" calcext:value-type="float">
            <text:p>135,452548554593</text:p>
          </table:table-cell>
          <table:table-cell table:formula="of:=[.J153]/[.H153]" office:value-type="float" office:value="135.452548554593" calcext:value-type="float">
            <text:p>135,452548554593</text:p>
          </table:table-cell>
          <table:table-cell table:style-name="ce1" table:formula="of:=[.K153]/[.$K$2]" office:value-type="percentage" office:value="0.285805951759504" calcext:value-type="percentage">
            <text:p>28,58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itamin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34.0</text:p>
          </table:table-cell>
          <table:table-cell office:value-type="float" office:value="1.08886301517487" calcext:value-type="float">
            <text:p>1,08886301517487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47.376214849646" calcext:value-type="float">
            <text:p>147,376214849646</text:p>
          </table:table-cell>
          <table:table-cell table:formula="of:=[.J154]/[.H154]" office:value-type="float" office:value="135.348719531977" calcext:value-type="float">
            <text:p>135,348719531977</text:p>
          </table:table-cell>
          <table:table-cell table:style-name="ce1" table:formula="of:=[.K154]/[.$K$2]" office:value-type="percentage" office:value="0.28558687169829" calcext:value-type="percentage">
            <text:p>28,56%</text:p>
          </table:table-cell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8.0</text:p>
          </table:table-cell>
          <table:table-cell office:value-type="float" office:value="1.04693228006363" calcext:value-type="float">
            <text:p>1,04693228006363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1.386598328552" calcext:value-type="float">
            <text:p>141,386598328552</text:p>
          </table:table-cell>
          <table:table-cell table:formula="of:=[.J155]/[.H155]" office:value-type="float" office:value="135.048465904556" calcext:value-type="float">
            <text:p>135,048465904556</text:p>
          </table:table-cell>
          <table:table-cell table:style-name="ce1" table:formula="of:=[.K155]/[.$K$2]" office:value-type="percentage" office:value="0.284953334163041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análise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32.0</text:p>
          </table:table-cell>
          <table:table-cell office:value-type="float" office:value="1.00000005587935" calcext:value-type="float">
            <text:p>1,00000005587935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34.836665678511" calcext:value-type="float">
            <text:p>134,836665678511</text:p>
          </table:table-cell>
          <table:table-cell table:formula="of:=[.J156]/[.H156]" office:value-type="float" office:value="134.836658143926" calcext:value-type="float">
            <text:p>134,836658143926</text:p>
          </table:table-cell>
          <table:table-cell table:style-name="ce1" table:formula="of:=[.K156]/[.$K$2]" office:value-type="percentage" office:value="0.284506418108209" calcext:value-type="percentage">
            <text:p>28,45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24.0</text:p>
          </table:table-cell>
          <table:table-cell office:value-type="float" office:value="1.33717346191406" calcext:value-type="float">
            <text:p>1,33717346191406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79.613693141578" calcext:value-type="float">
            <text:p>179,613693141578</text:p>
          </table:table-cell>
          <table:table-cell table:formula="of:=[.J157]/[.H157]" office:value-type="float" office:value="134.323405494807" calcext:value-type="float">
            <text:p>134,323405494807</text:p>
          </table:table-cell>
          <table:table-cell table:style-name="ce1" table:formula="of:=[.K157]/[.$K$2]" office:value-type="percentage" office:value="0.283423450947829" calcext:value-type="percentage">
            <text:p>28,34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infertilidad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34.284059930154" calcext:value-type="float">
            <text:p>134,284059930154</text:p>
          </table:table-cell>
          <table:table-cell table:formula="of:=[.J158]/[.H158]" office:value-type="float" office:value="134.284059930154" calcext:value-type="float">
            <text:p>134,284059930154</text:p>
          </table:table-cell>
          <table:table-cell table:style-name="ce1" table:formula="of:=[.K158]/[.$K$2]" office:value-type="percentage" office:value="0.283340431494351" calcext:value-type="percentage">
            <text:p>28,3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uma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office:value-type="float" office:value="1.00077819824219" calcext:value-type="float">
            <text:p>1,0007781982421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34.284059930154" calcext:value-type="float">
            <text:p>134,284059930154</text:p>
          </table:table-cell>
          <table:table-cell table:formula="of:=[.J159]/[.H159]" office:value-type="float" office:value="134.179641568948" calcext:value-type="float">
            <text:p>134,179641568948</text:p>
          </table:table-cell>
          <table:table-cell table:style-name="ce1" table:formula="of:=[.K159]/[.$K$2]" office:value-type="percentage" office:value="0.283120107924036" calcext:value-type="percentage">
            <text:p>28,31%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16.0</text:p>
          </table:table-cell>
          <table:table-cell office:value-type="float" office:value="2" calcext:value-type="float">
            <text:p>2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68.152351371753" calcext:value-type="float">
            <text:p>268,152351371753</text:p>
          </table:table-cell>
          <table:table-cell table:formula="of:=[.J160]/[.H160]" office:value-type="float" office:value="134.076175685877" calcext:value-type="float">
            <text:p>134,076175685877</text:p>
          </table:table-cell>
          <table:table-cell table:style-name="ce1" table:formula="of:=[.K160]/[.$K$2]" office:value-type="percentage" office:value="0.282901794090142" calcext:value-type="percentage">
            <text:p>28,29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stal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0.0</text:p>
          </table:table-cell>
          <table:table-cell office:value-type="float" office:value="1.18017578125" calcext:value-type="float">
            <text:p>1,180175781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57.891110452341" calcext:value-type="float">
            <text:p>157,891110452341</text:p>
          </table:table-cell>
          <table:table-cell table:formula="of:=[.J161]/[.H161]" office:value-type="float" office:value="133.786096072153" calcext:value-type="float">
            <text:p>133,786096072153</text:p>
          </table:table-cell>
          <table:table-cell table:style-name="ce1" table:formula="of:=[.K161]/[.$K$2]" office:value-type="percentage" office:value="0.282289723804489" calcext:value-type="percentage">
            <text:p>28,23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4.0</text:p>
          </table:table-cell>
          <table:table-cell office:value-type="float" office:value="1.05002427101135" calcext:value-type="float">
            <text:p>1,05002427101135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40.18629708611" calcext:value-type="float">
            <text:p>140,18629708611</text:p>
          </table:table-cell>
          <table:table-cell table:formula="of:=[.J162]/[.H162]" office:value-type="float" office:value="133.507673066535" calcext:value-type="float">
            <text:p>133,507673066535</text:p>
          </table:table-cell>
          <table:table-cell table:style-name="ce1" table:formula="of:=[.K162]/[.$K$2]" office:value-type="percentage" office:value="0.281702249054388" calcext:value-type="percentage">
            <text:p>28,17%</text:p>
          </table:table-cell>
        </table:table-row>
        <table:table-row table:style-name="ro1">
          <table:table-cell office:value-type="string" calcext:value-type="string">
            <text:p>associaçã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8.0</text:p>
          </table:table-cell>
          <table:table-cell office:value-type="float" office:value="1.0019533187151" calcext:value-type="float">
            <text:p>1,001953318715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3.069739603343" calcext:value-type="float">
            <text:p>133,069739603343</text:p>
          </table:table-cell>
          <table:table-cell table:formula="of:=[.J163]/[.H163]" office:value-type="float" office:value="132.810318722225" calcext:value-type="float">
            <text:p>132,810318722225</text:p>
          </table:table-cell>
          <table:table-cell table:style-name="ce1" table:formula="of:=[.K163]/[.$K$2]" office:value-type="percentage" office:value="0.280230825856997" calcext:value-type="percentage">
            <text:p>28,02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efei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32.34990140858" calcext:value-type="float">
            <text:p>132,34990140858</text:p>
          </table:table-cell>
          <table:table-cell table:formula="of:=[.J164]/[.H164]" office:value-type="float" office:value="132.34990140858" calcext:value-type="float">
            <text:p>132,34990140858</text:p>
          </table:table-cell>
          <table:table-cell table:style-name="ce1" table:formula="of:=[.K164]/[.$K$2]" office:value-type="percentage" office:value="0.279259341673517" calcext:value-type="percentage">
            <text:p>27,93%</text:p>
          </table:table-cell>
        </table:table-row>
        <table:table-row table:style-name="ro1">
          <table:table-cell office:value-type="string" calcext:value-type="string">
            <text:p>limp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4.0</text:p>
          </table:table-cell>
          <table:table-cell office:value-type="float" office:value="1.00032447255217" calcext:value-type="float">
            <text:p>1,00032447255217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31.862929075999" calcext:value-type="float">
            <text:p>131,862929075999</text:p>
          </table:table-cell>
          <table:table-cell table:formula="of:=[.J165]/[.H165]" office:value-type="float" office:value="131.820157053213" calcext:value-type="float">
            <text:p>131,820157053213</text:p>
          </table:table-cell>
          <table:table-cell table:style-name="ce1" table:formula="of:=[.K165]/[.$K$2]" office:value-type="percentage" office:value="0.278141576882153" calcext:value-type="percentage">
            <text:p>27,81%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peque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20.0</text:p>
          </table:table-cell>
          <table:table-cell office:value-type="float" office:value="1.094482421875" calcext:value-type="float">
            <text:p>1,094482421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3.959541883016" calcext:value-type="float">
            <text:p>143,959541883016</text:p>
          </table:table-cell>
          <table:table-cell table:formula="of:=[.J166]/[.H166]" office:value-type="float" office:value="131.532073065544" calcext:value-type="float">
            <text:p>131,532073065544</text:p>
          </table:table-cell>
          <table:table-cell table:style-name="ce1" table:formula="of:=[.K166]/[.$K$2]" office:value-type="percentage" office:value="0.277533717383302" calcext:value-type="percentage">
            <text:p>27,75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anális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31.247254262566" calcext:value-type="float">
            <text:p>131,247254262566</text:p>
          </table:table-cell>
          <table:table-cell table:formula="of:=[.J167]/[.H167]" office:value-type="float" office:value="131.247254262566" calcext:value-type="float">
            <text:p>131,247254262566</text:p>
          </table:table-cell>
          <table:table-cell table:style-name="ce1" table:formula="of:=[.K167]/[.$K$2]" office:value-type="percentage" office:value="0.276932747450046" calcext:value-type="percentage">
            <text:p>27,69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cam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31.247254262566" calcext:value-type="float">
            <text:p>131,247254262566</text:p>
          </table:table-cell>
          <table:table-cell table:formula="of:=[.J168]/[.H168]" office:value-type="float" office:value="131.247254262566" calcext:value-type="float">
            <text:p>131,247254262566</text:p>
          </table:table-cell>
          <table:table-cell table:style-name="ce1" table:formula="of:=[.K168]/[.$K$2]" office:value-type="percentage" office:value="0.276932747450046" calcext:value-type="percentage">
            <text:p>27,69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er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00244140625" calcext:value-type="float">
            <text:p>1,000244140625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69]/[.H169]" office:value-type="float" office:value="130.65232977327" calcext:value-type="float">
            <text:p>130,65232977327</text:p>
          </table:table-cell>
          <table:table-cell table:style-name="ce1" table:formula="of:=[.K169]/[.$K$2]" office:value-type="percentage" office:value="0.275677452059132" calcext:value-type="percentage">
            <text:p>27,57%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se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0097274780273" calcext:value-type="float">
            <text:p>1,00097274780273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70]/[.H170]" office:value-type="float" office:value="130.557228057995" calcext:value-type="float">
            <text:p>130,557228057995</text:p>
          </table:table-cell>
          <table:table-cell table:style-name="ce1" table:formula="of:=[.K170]/[.$K$2]" office:value-type="percentage" office:value="0.275476786685624" calcext:value-type="percentage">
            <text:p>27,55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espéci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5.0</text:p>
          </table:table-cell>
          <table:table-cell office:value-type="string" calcext:value-type="string">
            <text:p>18.0</text:p>
          </table:table-cell>
          <table:table-cell office:value-type="float" office:value="1.28961181640625" calcext:value-type="float">
            <text:p>1,2896118164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67.855074912692" calcext:value-type="float">
            <text:p>167,855074912692</text:p>
          </table:table-cell>
          <table:table-cell table:formula="of:=[.J171]/[.H171]" office:value-type="float" office:value="130.159380347842" calcext:value-type="float">
            <text:p>130,159380347842</text:p>
          </table:table-cell>
          <table:table-cell table:style-name="ce1" table:formula="of:=[.K171]/[.$K$2]" office:value-type="percentage" office:value="0.274637324861768" calcext:value-type="percentage">
            <text:p>27,46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forragei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4.0</text:p>
          </table:table-cell>
          <table:table-cell office:value-type="float" office:value="1.61116522643715" calcext:value-type="float">
            <text:p>1,61116522643715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9.429357944234" calcext:value-type="float">
            <text:p>209,429357944234</text:p>
          </table:table-cell>
          <table:table-cell table:formula="of:=[.J172]/[.H172]" office:value-type="float" office:value="129.986269879567" calcext:value-type="float">
            <text:p>129,986269879567</text:p>
          </table:table-cell>
          <table:table-cell table:style-name="ce1" table:formula="of:=[.K172]/[.$K$2]" office:value-type="percentage" office:value="0.274272060400725" calcext:value-type="percentage">
            <text:p>27,4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doen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30.0</text:p>
          </table:table-cell>
          <table:table-cell office:value-type="float" office:value="1.00000453740358" calcext:value-type="float">
            <text:p>1,0000045374035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9.884598049714" calcext:value-type="float">
            <text:p>129,884598049714</text:p>
          </table:table-cell>
          <table:table-cell table:formula="of:=[.J173]/[.H173]" office:value-type="float" office:value="129.884008713547" calcext:value-type="float">
            <text:p>129,884008713547</text:p>
          </table:table-cell>
          <table:table-cell table:style-name="ce1" table:formula="of:=[.K173]/[.$K$2]" office:value-type="percentage" office:value="0.274056288529363" calcext:value-type="percentage">
            <text:p>27,41%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medica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9.808692364819" calcext:value-type="float">
            <text:p>129,808692364819</text:p>
          </table:table-cell>
          <table:table-cell table:formula="of:=[.J174]/[.H174]" office:value-type="float" office:value="129.808692364819" calcext:value-type="float">
            <text:p>129,808692364819</text:p>
          </table:table-cell>
          <table:table-cell table:style-name="ce1" table:formula="of:=[.K174]/[.$K$2]" office:value-type="percentage" office:value="0.273897370436193" calcext:value-type="percentage">
            <text:p>27,39%</text:p>
          </table:table-cell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rotativ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6.0</text:p>
          </table:table-cell>
          <table:table-cell office:value-type="float" office:value="1.46878433227539" calcext:value-type="float">
            <text:p>1,46878433227539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189.792964160989" calcext:value-type="float">
            <text:p>189,792964160989</text:p>
          </table:table-cell>
          <table:table-cell table:formula="of:=[.J175]/[.H175]" office:value-type="float" office:value="129.217721070709" calcext:value-type="float">
            <text:p>129,217721070709</text:p>
          </table:table-cell>
          <table:table-cell table:style-name="ce1" table:formula="of:=[.K175]/[.$K$2]" office:value-type="percentage" office:value="0.272650416318474" calcext:value-type="percentage">
            <text:p>27,27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propor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29.110391401214" calcext:value-type="float">
            <text:p>129,110391401214</text:p>
          </table:table-cell>
          <table:table-cell table:formula="of:=[.J176]/[.H176]" office:value-type="float" office:value="129.110391401214" calcext:value-type="float">
            <text:p>129,110391401214</text:p>
          </table:table-cell>
          <table:table-cell table:style-name="ce1" table:formula="of:=[.K176]/[.$K$2]" office:value-type="percentage" office:value="0.27242394986458" calcext:value-type="percentage">
            <text:p>27,2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26.0</text:p>
          </table:table-cell>
          <table:table-cell office:value-type="float" office:value="1.7509765625" calcext:value-type="float">
            <text:p>1,750976562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26.063262025613" calcext:value-type="float">
            <text:p>226,063262025613</text:p>
          </table:table-cell>
          <table:table-cell table:formula="of:=[.J177]/[.H177]" office:value-type="float" office:value="129.106960576814" calcext:value-type="float">
            <text:p>129,106960576814</text:p>
          </table:table-cell>
          <table:table-cell table:style-name="ce1" table:formula="of:=[.K177]/[.$K$2]" office:value-type="percentage" office:value="0.272416710797885" calcext:value-type="percentage">
            <text:p>27,24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mestiç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28.0</text:p>
          </table:table-cell>
          <table:table-cell office:value-type="float" office:value="1.35822993516922" calcext:value-type="float">
            <text:p>1,3582299351692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74.654033229388" calcext:value-type="float">
            <text:p>174,654033229388</text:p>
          </table:table-cell>
          <table:table-cell table:formula="of:=[.J178]/[.H178]" office:value-type="float" office:value="128.589444767044" calcext:value-type="float">
            <text:p>128,589444767044</text:p>
          </table:table-cell>
          <table:table-cell table:style-name="ce1" table:formula="of:=[.K178]/[.$K$2]" office:value-type="percentage" office:value="0.271324748334718" calcext:value-type="percentage">
            <text:p>27,13%</text:p>
          </table:table-cell>
        </table:table-row>
        <table:table-row table:style-name="ro1">
          <table:table-cell office:value-type="string" calcext:value-type="string">
            <text:p>laboratório</text:p>
          </table:table-cell>
          <table:table-cell office:value-type="string" calcext:value-type="string">
            <text:p>térm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27.616435678819" calcext:value-type="float">
            <text:p>127,616435678819</text:p>
          </table:table-cell>
          <table:table-cell table:formula="of:=[.J179]/[.H179]" office:value-type="float" office:value="127.616435678819" calcext:value-type="float">
            <text:p>127,616435678819</text:p>
          </table:table-cell>
          <table:table-cell table:style-name="ce1" table:formula="of:=[.K179]/[.$K$2]" office:value-type="percentage" office:value="0.269271691441376" calcext:value-type="percentage">
            <text:p>26,93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82.0</text:p>
          </table:table-cell>
          <table:table-cell office:value-type="string" calcext:value-type="string">
            <text:p>58.0</text:p>
          </table:table-cell>
          <table:table-cell office:value-type="float" office:value="2.00003600120544" calcext:value-type="float">
            <text:p>2,00003600120544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254.83986974183" calcext:value-type="float">
            <text:p>254,83986974183</text:p>
          </table:table-cell>
          <table:table-cell table:formula="of:=[.J180]/[.H180]" office:value-type="float" office:value="127.417641276575" calcext:value-type="float">
            <text:p>127,417641276575</text:p>
          </table:table-cell>
          <table:table-cell table:style-name="ce1" table:formula="of:=[.K180]/[.$K$2]" office:value-type="percentage" office:value="0.26885223367595" calcext:value-type="percentage">
            <text:p>26,89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ertilizan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2734470367432" calcext:value-type="float">
            <text:p>1,0273447036743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81]/[.H181]" office:value-type="float" office:value="127.205821811632" calcext:value-type="float">
            <text:p>127,205821811632</text:p>
          </table:table-cell>
          <table:table-cell table:style-name="ce1" table:formula="of:=[.K181]/[.$K$2]" office:value-type="percentage" office:value="0.268405292924926" calcext:value-type="percentage">
            <text:p>26,84%</text:p>
          </table:table-cell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raç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0.0</text:p>
          </table:table-cell>
          <table:table-cell office:value-type="float" office:value="1.15625" calcext:value-type="float">
            <text:p>1,15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6.740260934143" calcext:value-type="float">
            <text:p>146,740260934143</text:p>
          </table:table-cell>
          <table:table-cell table:formula="of:=[.J182]/[.H182]" office:value-type="float" office:value="126.910495943043" calcext:value-type="float">
            <text:p>126,910495943043</text:p>
          </table:table-cell>
          <table:table-cell table:style-name="ce1" table:formula="of:=[.K182]/[.$K$2]" office:value-type="percentage" office:value="0.267782152999896" calcext:value-type="percentage">
            <text:p>26,78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aixo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2.0</text:p>
          </table:table-cell>
          <table:table-cell office:value-type="float" office:value="1.00001604575664" calcext:value-type="float">
            <text:p>1,00001604575664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26.905097109187" calcext:value-type="float">
            <text:p>126,905097109187</text:p>
          </table:table-cell>
          <table:table-cell table:formula="of:=[.J183]/[.H183]" office:value-type="float" office:value="126.903060853556" calcext:value-type="float">
            <text:p>126,903060853556</text:p>
          </table:table-cell>
          <table:table-cell table:style-name="ce1" table:formula="of:=[.K183]/[.$K$2]" office:value-type="percentage" office:value="0.26776646490211" calcext:value-type="percentage">
            <text:p>26,78%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lântu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25.384117123918" calcext:value-type="float">
            <text:p>125,384117123918</text:p>
          </table:table-cell>
          <table:table-cell table:formula="of:=[.J184]/[.H184]" office:value-type="float" office:value="125.017853880129" calcext:value-type="float">
            <text:p>125,017853880129</text:p>
          </table:table-cell>
          <table:table-cell table:style-name="ce1" table:formula="of:=[.K184]/[.$K$2]" office:value-type="percentage" office:value="0.263788663236112" calcext:value-type="percentage">
            <text:p>26,38%</text:p>
          </table:table-cell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36.0</text:p>
          </table:table-cell>
          <table:table-cell office:value-type="float" office:value="1.60937608615495" calcext:value-type="float">
            <text:p>1,60937608615495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1.180542010648" calcext:value-type="float">
            <text:p>201,180542010648</text:p>
          </table:table-cell>
          <table:table-cell table:formula="of:=[.J185]/[.H185]" office:value-type="float" office:value="125.005300961877" calcext:value-type="float">
            <text:p>125,005300961877</text:p>
          </table:table-cell>
          <table:table-cell table:style-name="ce1" table:formula="of:=[.K185]/[.$K$2]" office:value-type="percentage" office:value="0.263762176479042" calcext:value-type="percentage">
            <text:p>26,38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invaso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24.0</text:p>
          </table:table-cell>
          <table:table-cell office:value-type="float" office:value="1.50994110107422" calcext:value-type="float">
            <text:p>1,50994110107422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88.37533670946" calcext:value-type="float">
            <text:p>188,37533670946</text:p>
          </table:table-cell>
          <table:table-cell table:formula="of:=[.J186]/[.H186]" office:value-type="float" office:value="124.756744866037" calcext:value-type="float">
            <text:p>124,756744866037</text:p>
          </table:table-cell>
          <table:table-cell table:style-name="ce1" table:formula="of:=[.K186]/[.$K$2]" office:value-type="percentage" office:value="0.263237721145457" calcext:value-type="percentage">
            <text:p>26,3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iomedicin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7]/[.H187]" office:value-type="float" office:value="124.692341363714" calcext:value-type="float">
            <text:p>124,692341363714</text:p>
          </table:table-cell>
          <table:table-cell table:style-name="ce1" table:formula="of:=[.K187]/[.$K$2]" office:value-type="percentage" office:value="0.263101829244753" calcext:value-type="percentage">
            <text:p>26,31%</text:p>
          </table:table-cell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rebanh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8]/[.H188]" office:value-type="float" office:value="124.692341363714" calcext:value-type="float">
            <text:p>124,692341363714</text:p>
          </table:table-cell>
          <table:table-cell table:style-name="ce1" table:formula="of:=[.K188]/[.$K$2]" office:value-type="percentage" office:value="0.263101829244753" calcext:value-type="percentage">
            <text:p>26,31%</text:p>
          </table:table-cell>
        </table:table-row>
        <table:table-row table:style-name="ro1">
          <table:table-cell office:value-type="string" calcext:value-type="string">
            <text:p>embrião</text:p>
          </table:table-cell>
          <table:table-cell office:value-type="string" calcext:value-type="string">
            <text:p>vit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9]/[.H189]" office:value-type="float" office:value="124.328098886507" calcext:value-type="float">
            <text:p>124,328098886507</text:p>
          </table:table-cell>
          <table:table-cell table:style-name="ce1" table:formula="of:=[.K189]/[.$K$2]" office:value-type="percentage" office:value="0.262333274728946" calcext:value-type="percentage">
            <text:p>26,23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testi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4.164836175044" calcext:value-type="float">
            <text:p>124,164836175044</text:p>
          </table:table-cell>
          <table:table-cell table:formula="of:=[.J190]/[.H190]" office:value-type="float" office:value="124.164836175044" calcext:value-type="float">
            <text:p>124,164836175044</text:p>
          </table:table-cell>
          <table:table-cell table:style-name="ce1" table:formula="of:=[.K190]/[.$K$2]" office:value-type="percentage" office:value="0.261988789112879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cocho</text:p>
          </table:table-cell>
          <table:table-cell office:value-type="string" calcext:value-type="string">
            <text:p>cobr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1]/[.H191]" office:value-type="float" office:value="123.758901030641" calcext:value-type="float">
            <text:p>123,758901030641</text:p>
          </table:table-cell>
          <table:table-cell table:style-name="ce1" table:formula="of:=[.K191]/[.$K$2]" office:value-type="percentage" office:value="0.261132262738612" calcext:value-type="percentage">
            <text:p>26,11%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2]/[.H192]" office:value-type="float" office:value="123.397385253531" calcext:value-type="float">
            <text:p>123,397385253531</text:p>
          </table:table-cell>
          <table:table-cell table:style-name="ce1" table:formula="of:=[.K192]/[.$K$2]" office:value-type="percentage" office:value="0.260369461581635" calcext:value-type="percentage">
            <text:p>26,04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trato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625" calcext:value-type="float">
            <text:p>1,0625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93]/[.H193]" office:value-type="float" office:value="122.996919825618" calcext:value-type="float">
            <text:p>122,996919825618</text:p>
          </table:table-cell>
          <table:table-cell table:style-name="ce1" table:formula="of:=[.K193]/[.$K$2]" office:value-type="percentage" office:value="0.259524476352543" calcext:value-type="percentage">
            <text:p>25,95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materi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10.0</text:p>
          </table:table-cell>
          <table:table-cell office:value-type="float" office:value="2.01953125" calcext:value-type="float">
            <text:p>2,019531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248.329672350088" calcext:value-type="float">
            <text:p>248,329672350088</text:p>
          </table:table-cell>
          <table:table-cell table:formula="of:=[.J194]/[.H194]" office:value-type="float" office:value="122.964015709134" calcext:value-type="float">
            <text:p>122,964015709134</text:p>
          </table:table-cell>
          <table:table-cell table:style-name="ce1" table:formula="of:=[.K194]/[.$K$2]" office:value-type="percentage" office:value="0.259455048405791" calcext:value-type="percentage">
            <text:p>25,95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float" office:value="1.015625" calcext:value-type="float">
            <text:p>1,015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4.164836175044" calcext:value-type="float">
            <text:p>124,164836175044</text:p>
          </table:table-cell>
          <table:table-cell table:formula="of:=[.J195]/[.H195]" office:value-type="float" office:value="122.254607926197" calcext:value-type="float">
            <text:p>122,254607926197</text:p>
          </table:table-cell>
          <table:table-cell table:style-name="ce1" table:formula="of:=[.K195]/[.$K$2]" office:value-type="percentage" office:value="0.257958192357297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foliar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.0146484375" calcext:value-type="float">
            <text:p>1,01464843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6]/[.H196]" office:value-type="float" office:value="121.972198898341" calcext:value-type="float">
            <text:p>121,972198898341</text:p>
          </table:table-cell>
          <table:table-cell table:style-name="ce1" table:formula="of:=[.K196]/[.$K$2]" office:value-type="percentage" office:value="0.257362307068661" calcext:value-type="percentage">
            <text:p>25,74%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38.0</text:p>
          </table:table-cell>
          <table:table-cell office:value-type="float" office:value="2.01411436483613" calcext:value-type="float">
            <text:p>2,0141143648361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45.378546900421" calcext:value-type="float">
            <text:p>245,378546900421</text:p>
          </table:table-cell>
          <table:table-cell table:formula="of:=[.J197]/[.H197]" office:value-type="float" office:value="121.829500441692" calcext:value-type="float">
            <text:p>121,829500441692</text:p>
          </table:table-cell>
          <table:table-cell table:style-name="ce1" table:formula="of:=[.K197]/[.$K$2]" office:value-type="percentage" office:value="0.257061212193352" calcext:value-type="percentage">
            <text:p>25,71%</text:p>
          </table:table-cell>
        </table:table-row>
        <table:table-row table:style-name="ro1">
          <table:table-cell office:value-type="string" calcext:value-type="string">
            <text:p>cloret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0.0</text:p>
          </table:table-cell>
          <table:table-cell office:value-type="float" office:value="1.00000013411045" calcext:value-type="float">
            <text:p>1,0000001341104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1.766810671607" calcext:value-type="float">
            <text:p>121,766810671607</text:p>
          </table:table-cell>
          <table:table-cell table:formula="of:=[.J198]/[.H198]" office:value-type="float" office:value="121.766794341407" calcext:value-type="float">
            <text:p>121,766794341407</text:p>
          </table:table-cell>
          <table:table-cell table:style-name="ce1" table:formula="of:=[.K198]/[.$K$2]" office:value-type="percentage" office:value="0.256928901824414" calcext:value-type="percentage">
            <text:p>25,69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4.0</text:p>
          </table:table-cell>
          <table:table-cell office:value-type="float" office:value="1.04474067687988" calcext:value-type="float">
            <text:p>1,04474067687988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27.043831734287" calcext:value-type="float">
            <text:p>127,043831734287</text:p>
          </table:table-cell>
          <table:table-cell table:formula="of:=[.J199]/[.H199]" office:value-type="float" office:value="121.603221302442" calcext:value-type="float">
            <text:p>121,603221302442</text:p>
          </table:table-cell>
          <table:table-cell table:style-name="ce1" table:formula="of:=[.K199]/[.$K$2]" office:value-type="percentage" office:value="0.256583761414856" calcext:value-type="percentage">
            <text:p>25,66%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epa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8.0</text:p>
          </table:table-cell>
          <table:table-cell office:value-type="float" office:value="1.578125" calcext:value-type="float">
            <text:p>1,57812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90.905097109187" calcext:value-type="float">
            <text:p>190,905097109187</text:p>
          </table:table-cell>
          <table:table-cell table:formula="of:=[.J200]/[.H200]" office:value-type="float" office:value="120.969566485029" calcext:value-type="float">
            <text:p>120,969566485029</text:p>
          </table:table-cell>
          <table:table-cell table:style-name="ce1" table:formula="of:=[.K200]/[.$K$2]" office:value-type="percentage" office:value="0.255246744724435" calcext:value-type="percentage">
            <text:p>25,52%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orgâ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10.0</text:p>
          </table:table-cell>
          <table:table-cell office:value-type="float" office:value="1.16796875" calcext:value-type="float">
            <text:p>1,1679687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1.096404744368" calcext:value-type="float">
            <text:p>141,096404744368</text:p>
          </table:table-cell>
          <table:table-cell table:formula="of:=[.J201]/[.H201]" office:value-type="float" office:value="120.804948543673" calcext:value-type="float">
            <text:p>120,804948543673</text:p>
          </table:table-cell>
          <table:table-cell table:style-name="ce1" table:formula="of:=[.K201]/[.$K$2]" office:value-type="percentage" office:value="0.254899399562546" calcext:value-type="percentage">
            <text:p>25,49%</text:p>
          </table:table-cell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0.0</text:p>
          </table:table-cell>
          <table:table-cell office:value-type="float" office:value="1.31083297729492" calcext:value-type="float">
            <text:p>1,3108329772949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57.891110452341" calcext:value-type="float">
            <text:p>157,891110452341</text:p>
          </table:table-cell>
          <table:table-cell table:formula="of:=[.J202]/[.H202]" office:value-type="float" office:value="120.450975209802" calcext:value-type="float">
            <text:p>120,450975209802</text:p>
          </table:table-cell>
          <table:table-cell table:style-name="ce1" table:formula="of:=[.K202]/[.$K$2]" office:value-type="percentage" office:value="0.254152513020623" calcext:value-type="percentage">
            <text:p>25,42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braquiári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18.0</text:p>
          </table:table-cell>
          <table:table-cell office:value-type="float" office:value="1.000244140625" calcext:value-type="float">
            <text:p>1,00024414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9.896482080494" calcext:value-type="float">
            <text:p>119,896482080494</text:p>
          </table:table-cell>
          <table:table-cell table:formula="of:=[.J203]/[.H203]" office:value-type="float" office:value="119.867217623067" calcext:value-type="float">
            <text:p>119,867217623067</text:p>
          </table:table-cell>
          <table:table-cell table:style-name="ce1" table:formula="of:=[.K203]/[.$K$2]" office:value-type="percentage" office:value="0.252920779882679" calcext:value-type="percentage">
            <text:p>25,29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samambai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19.486764269931" calcext:value-type="float">
            <text:p>119,486764269931</text:p>
          </table:table-cell>
          <table:table-cell table:formula="of:=[.J204]/[.H204]" office:value-type="float" office:value="119.486764269931" calcext:value-type="float">
            <text:p>119,486764269931</text:p>
          </table:table-cell>
          <table:table-cell table:style-name="ce1" table:formula="of:=[.K204]/[.$K$2]" office:value-type="percentage" office:value="0.252118020290089" calcext:value-type="percentage">
            <text:p>25,21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sond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5]/[.H205]" office:value-type="float" office:value="119.315685693242" calcext:value-type="float">
            <text:p>119,315685693242</text:p>
          </table:table-cell>
          <table:table-cell table:style-name="ce1" table:formula="of:=[.K205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rumin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6]/[.H206]" office:value-type="float" office:value="119.315685693242" calcext:value-type="float">
            <text:p>119,315685693242</text:p>
          </table:table-cell>
          <table:table-cell table:style-name="ce1" table:formula="of:=[.K206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cultu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7]/[.H207]" office:value-type="float" office:value="119.315685693242" calcext:value-type="float">
            <text:p>119,315685693242</text:p>
          </table:table-cell>
          <table:table-cell table:style-name="ce1" table:formula="of:=[.K207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laborató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38.631371386484" calcext:value-type="float">
            <text:p>238,631371386484</text:p>
          </table:table-cell>
          <table:table-cell table:formula="of:=[.J208]/[.H208]" office:value-type="float" office:value="119.315685693242" calcext:value-type="float">
            <text:p>119,315685693242</text:p>
          </table:table-cell>
          <table:table-cell table:style-name="ce1" table:formula="of:=[.K208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ossatu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9]/[.H209]" office:value-type="float" office:value="119.315685693242" calcext:value-type="float">
            <text:p>119,315685693242</text:p>
          </table:table-cell>
          <table:table-cell table:style-name="ce1" table:formula="of:=[.K209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laborató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10]/[.H210]" office:value-type="float" office:value="119.315685693242" calcext:value-type="float">
            <text:p>119,315685693242</text:p>
          </table:table-cell>
          <table:table-cell table:style-name="ce1" table:formula="of:=[.K210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fet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11]/[.H211]" office:value-type="float" office:value="119.315685693242" calcext:value-type="float">
            <text:p>119,315685693242</text:p>
          </table:table-cell>
          <table:table-cell table:style-name="ce1" table:formula="of:=[.K211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se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30.0</text:p>
          </table:table-cell>
          <table:table-cell office:value-type="float" office:value="1.06217788159847" calcext:value-type="float">
            <text:p>1,06217788159847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5.825704360661" calcext:value-type="float">
            <text:p>125,825704360661</text:p>
          </table:table-cell>
          <table:table-cell table:formula="of:=[.J212]/[.H212]" office:value-type="float" office:value="118.460105920588" calcext:value-type="float">
            <text:p>118,460105920588</text:p>
          </table:table-cell>
          <table:table-cell table:style-name="ce1" table:formula="of:=[.K212]/[.$K$2]" office:value-type="percentage" office:value="0.249951763030281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transgê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8.418332839256" calcext:value-type="float">
            <text:p>118,418332839256</text:p>
          </table:table-cell>
          <table:table-cell table:formula="of:=[.J213]/[.H213]" office:value-type="float" office:value="118.418332839256" calcext:value-type="float">
            <text:p>118,418332839256</text:p>
          </table:table-cell>
          <table:table-cell table:style-name="ce1" table:formula="of:=[.K213]/[.$K$2]" office:value-type="percentage" office:value="0.249863621497357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r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8.418332839256" calcext:value-type="float">
            <text:p>118,418332839256</text:p>
          </table:table-cell>
          <table:table-cell table:formula="of:=[.J214]/[.H214]" office:value-type="float" office:value="118.418332839256" calcext:value-type="float">
            <text:p>118,418332839256</text:p>
          </table:table-cell>
          <table:table-cell table:style-name="ce1" table:formula="of:=[.K214]/[.$K$2]" office:value-type="percentage" office:value="0.249863621497357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1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236.836665678511" calcext:value-type="float">
            <text:p>236,836665678511</text:p>
          </table:table-cell>
          <table:table-cell table:formula="of:=[.J215]/[.H215]" office:value-type="float" office:value="118.418332839256" calcext:value-type="float">
            <text:p>118,418332839256</text:p>
          </table:table-cell>
          <table:table-cell table:style-name="ce1" table:formula="of:=[.K215]/[.$K$2]" office:value-type="percentage" office:value="0.249863621497356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mau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16]/[.H216]" office:value-type="float" office:value="118.3780792467" calcext:value-type="float">
            <text:p>118,3780792467</text:p>
          </table:table-cell>
          <table:table-cell table:style-name="ce1" table:formula="of:=[.K216]/[.$K$2]" office:value-type="percentage" office:value="0.249778686097803" calcext:value-type="percentage">
            <text:p>24,98%</text:p>
          </table:table-cell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18.0</text:p>
          </table:table-cell>
          <table:table-cell office:value-type="float" office:value="1.703125" calcext:value-type="float">
            <text:p>1,7031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201.426089895231" calcext:value-type="float">
            <text:p>201,426089895231</text:p>
          </table:table-cell>
          <table:table-cell table:formula="of:=[.J217]/[.H217]" office:value-type="float" office:value="118.268529846741" calcext:value-type="float">
            <text:p>118,268529846741</text:p>
          </table:table-cell>
          <table:table-cell table:style-name="ce1" table:formula="of:=[.K217]/[.$K$2]" office:value-type="percentage" office:value="0.249547535995025" calcext:value-type="percentage">
            <text:p>24,95%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partícu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8.520979985269" calcext:value-type="float">
            <text:p>118,520979985269</text:p>
          </table:table-cell>
          <table:table-cell table:formula="of:=[.J218]/[.H218]" office:value-type="float" office:value="118.059808856922" calcext:value-type="float">
            <text:p>118,059808856922</text:p>
          </table:table-cell>
          <table:table-cell table:style-name="ce1" table:formula="of:=[.K218]/[.$K$2]" office:value-type="percentage" office:value="0.249107133051085" calcext:value-type="percentage">
            <text:p>24,91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4.0</text:p>
          </table:table-cell>
          <table:table-cell office:value-type="float" office:value="1.13623046875" calcext:value-type="float">
            <text:p>1,136230468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34.119163427717" calcext:value-type="float">
            <text:p>134,119163427717</text:p>
          </table:table-cell>
          <table:table-cell table:formula="of:=[.J219]/[.H219]" office:value-type="float" office:value="118.038696476134" calcext:value-type="float">
            <text:p>118,038696476134</text:p>
          </table:table-cell>
          <table:table-cell table:style-name="ce1" table:formula="of:=[.K219]/[.$K$2]" office:value-type="percentage" office:value="0.249062585760176" calcext:value-type="percentage">
            <text:p>24,91%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2.0</text:p>
          </table:table-cell>
          <table:table-cell office:value-type="float" office:value="2.00002559461609" calcext:value-type="float">
            <text:p>2,00002559461609</text:p>
          </table:table-cell>
          <table:table-cell office:value-type="float" office:value="3.57346686188333" calcext:value-type="float">
            <text:p>3,57346686188333</text:p>
          </table:table-cell>
          <table:table-cell office:value-type="float" office:value="235.8488128843" calcext:value-type="float">
            <text:p>235,8488128843</text:p>
          </table:table-cell>
          <table:table-cell table:formula="of:=[.J220]/[.H220]" office:value-type="float" office:value="117.922897346507" calcext:value-type="float">
            <text:p>117,922897346507</text:p>
          </table:table-cell>
          <table:table-cell table:style-name="ce1" table:formula="of:=[.K220]/[.$K$2]" office:value-type="percentage" office:value="0.24881824867823" calcext:value-type="percentage">
            <text:p>24,88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8.0</text:p>
          </table:table-cell>
          <table:table-cell office:value-type="string" calcext:value-type="string">
            <text:p>80.0</text:p>
          </table:table-cell>
          <table:table-cell office:value-type="float" office:value="2.87618453614545" calcext:value-type="float">
            <text:p>2,87618453614545</text:p>
          </table:table-cell>
          <table:table-cell office:value-type="float" office:value="2.64385618977472" calcext:value-type="float">
            <text:p>2,64385618977472</text:p>
          </table:table-cell>
          <table:table-cell office:value-type="float" office:value="338.413592291165" calcext:value-type="float">
            <text:p>338,413592291165</text:p>
          </table:table-cell>
          <table:table-cell table:formula="of:=[.J221]/[.H221]" office:value-type="float" office:value="117.660597933919" calcext:value-type="float">
            <text:p>117,660597933919</text:p>
          </table:table-cell>
          <table:table-cell table:style-name="ce1" table:formula="of:=[.K221]/[.$K$2]" office:value-type="percentage" office:value="0.248264794837304" calcext:value-type="percentage">
            <text:p>24,83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6.0</text:p>
          </table:table-cell>
          <table:table-cell office:value-type="float" office:value="1.01470947265625" calcext:value-type="float">
            <text:p>1,014709472656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9.17882283189" calcext:value-type="float">
            <text:p>119,17882283189</text:p>
          </table:table-cell>
          <table:table-cell table:formula="of:=[.J222]/[.H222]" office:value-type="float" office:value="117.451177941515" calcext:value-type="float">
            <text:p>117,451177941515</text:p>
          </table:table-cell>
          <table:table-cell table:style-name="ce1" table:formula="of:=[.K222]/[.$K$2]" office:value-type="percentage" office:value="0.247822916992367" calcext:value-type="percentage">
            <text:p>24,78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plant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.0087890625" calcext:value-type="float">
            <text:p>1,00878906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23]/[.H223]" office:value-type="float" office:value="117.346711663718" calcext:value-type="float">
            <text:p>117,346711663718</text:p>
          </table:table-cell>
          <table:table-cell table:style-name="ce1" table:formula="of:=[.K223]/[.$K$2]" office:value-type="percentage" office:value="0.247602492317667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4.0</text:p>
          </table:table-cell>
          <table:table-cell office:value-type="float" office:value="1.79206085205078" calcext:value-type="float">
            <text:p>1,79206085205078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10.279445629165" calcext:value-type="float">
            <text:p>210,279445629165</text:p>
          </table:table-cell>
          <table:table-cell table:formula="of:=[.J224]/[.H224]" office:value-type="float" office:value="117.339456072894" calcext:value-type="float">
            <text:p>117,339456072894</text:p>
          </table:table-cell>
          <table:table-cell table:style-name="ce1" table:formula="of:=[.K224]/[.$K$2]" office:value-type="percentage" office:value="0.247587182963481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60.0</text:p>
          </table:table-cell>
          <table:table-cell office:value-type="float" office:value="2.5314590930941" calcext:value-type="float">
            <text:p>2,5314590930941</text:p>
          </table:table-cell>
          <table:table-cell office:value-type="float" office:value="3.05889368905357" calcext:value-type="float">
            <text:p>3,05889368905357</text:p>
          </table:table-cell>
          <table:table-cell office:value-type="float" office:value="296.712687838196" calcext:value-type="float">
            <text:p>296,712687838196</text:p>
          </table:table-cell>
          <table:table-cell table:formula="of:=[.J225]/[.H225]" office:value-type="float" office:value="117.210145187666" calcext:value-type="float">
            <text:p>117,210145187666</text:p>
          </table:table-cell>
          <table:table-cell table:style-name="ce1" table:formula="of:=[.K225]/[.$K$2]" office:value-type="percentage" office:value="0.247314335970052" calcext:value-type="percentage">
            <text:p>24,73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vera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20.0</text:p>
          </table:table-cell>
          <table:table-cell office:value-type="float" office:value="1.0001220703125" calcext:value-type="float">
            <text:p>1,00012207031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6.096404744368" calcext:value-type="float">
            <text:p>116,096404744368</text:p>
          </table:table-cell>
          <table:table-cell table:formula="of:=[.J226]/[.H226]" office:value-type="float" office:value="116.082234549721" calcext:value-type="float">
            <text:p>116,082234549721</text:p>
          </table:table-cell>
          <table:table-cell table:style-name="ce1" table:formula="of:=[.K226]/[.$K$2]" office:value-type="percentage" office:value="0.244934435578236" calcext:value-type="percentage">
            <text:p>24,49%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2.0</text:p>
          </table:table-cell>
          <table:table-cell office:value-type="float" office:value="1.0937041034922" calcext:value-type="float">
            <text:p>1,0937041034922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26.905097109187" calcext:value-type="float">
            <text:p>126,905097109187</text:p>
          </table:table-cell>
          <table:table-cell table:formula="of:=[.J227]/[.H227]" office:value-type="float" office:value="116.032386368469" calcext:value-type="float">
            <text:p>116,032386368469</text:p>
          </table:table-cell>
          <table:table-cell table:style-name="ce1" table:formula="of:=[.K227]/[.$K$2]" office:value-type="percentage" office:value="0.244829255520436" calcext:value-type="percentage">
            <text:p>24,48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brig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55.110391401214" calcext:value-type="float">
            <text:p>155,110391401214</text:p>
          </table:table-cell>
          <table:table-cell table:formula="of:=[.J228]/[.H228]" office:value-type="float" office:value="115.430988949741" calcext:value-type="float">
            <text:p>115,430988949741</text:p>
          </table:table-cell>
          <table:table-cell table:style-name="ce1" table:formula="of:=[.K228]/[.$K$2]" office:value-type="percentage" office:value="0.24356030219708" calcext:value-type="percentage">
            <text:p>24,36%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22.0</text:p>
          </table:table-cell>
          <table:table-cell office:value-type="float" office:value="1.09403419494629" calcext:value-type="float">
            <text:p>1,09403419494629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26.177874648694" calcext:value-type="float">
            <text:p>126,177874648694</text:p>
          </table:table-cell>
          <table:table-cell table:formula="of:=[.J229]/[.H229]" office:value-type="float" office:value="115.332660744565" calcext:value-type="float">
            <text:p>115,332660744565</text:p>
          </table:table-cell>
          <table:table-cell table:style-name="ce1" table:formula="of:=[.K229]/[.$K$2]" office:value-type="percentage" office:value="0.243352828904294" calcext:value-type="percentage">
            <text:p>24,34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16.0</text:p>
          </table:table-cell>
          <table:table-cell office:value-type="float" office:value="2.328125" calcext:value-type="float">
            <text:p>2,32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68.152351371753" calcext:value-type="float">
            <text:p>268,152351371753</text:p>
          </table:table-cell>
          <table:table-cell table:formula="of:=[.J230]/[.H230]" office:value-type="float" office:value="115.179533475115" calcext:value-type="float">
            <text:p>115,179533475115</text:p>
          </table:table-cell>
          <table:table-cell table:style-name="ce1" table:formula="of:=[.K230]/[.$K$2]" office:value-type="percentage" office:value="0.243029729151262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8.0</text:p>
          </table:table-cell>
          <table:table-cell office:value-type="float" office:value="1.00138854980469" calcext:value-type="float">
            <text:p>1,0013885498046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5.100622797275" calcext:value-type="float">
            <text:p>115,100622797275</text:p>
          </table:table-cell>
          <table:table-cell table:formula="of:=[.J231]/[.H231]" office:value-type="float" office:value="114.94102146437" calcext:value-type="float">
            <text:p>114,94102146437</text:p>
          </table:table-cell>
          <table:table-cell table:style-name="ce1" table:formula="of:=[.K231]/[.$K$2]" office:value-type="percentage" office:value="0.242526466916889" calcext:value-type="percentage">
            <text:p>24,25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macrocepha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2]/[.H232]" office:value-type="float" office:value="114.854792110937" calcext:value-type="float">
            <text:p>114,854792110937</text:p>
          </table:table-cell>
          <table:table-cell table:style-name="ce1" table:formula="of:=[.K232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ber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3]/[.H233]" office:value-type="float" office:value="114.854792110937" calcext:value-type="float">
            <text:p>114,854792110937</text:p>
          </table:table-cell>
          <table:table-cell table:style-name="ce1" table:formula="of:=[.K233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irri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4]/[.H234]" office:value-type="float" office:value="114.854792110937" calcext:value-type="float">
            <text:p>114,854792110937</text:p>
          </table:table-cell>
          <table:table-cell table:style-name="ce1" table:formula="of:=[.K234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dubar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0.0</text:p>
          </table:table-cell>
          <table:table-cell office:value-type="float" office:value="1.0622603520751" calcext:value-type="float">
            <text:p>1,0622603520751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1.766810671607" calcext:value-type="float">
            <text:p>121,766810671607</text:p>
          </table:table-cell>
          <table:table-cell table:formula="of:=[.J235]/[.H235]" office:value-type="float" office:value="114.629911992609" calcext:value-type="float">
            <text:p>114,629911992609</text:p>
          </table:table-cell>
          <table:table-cell table:style-name="ce1" table:formula="of:=[.K235]/[.$K$2]" office:value-type="percentage" office:value="0.241870023463984" calcext:value-type="percentage">
            <text:p>24,19%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excess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36]/[.H236]" office:value-type="float" office:value="114.213038547228" calcext:value-type="float">
            <text:p>114,213038547228</text:p>
          </table:table-cell>
          <table:table-cell table:style-name="ce1" table:formula="of:=[.K236]/[.$K$2]" office:value-type="percentage" office:value="0.240990417187898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quar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37]/[.H237]" office:value-type="float" office:value="114.213038547228" calcext:value-type="float">
            <text:p>114,213038547228</text:p>
          </table:table-cell>
          <table:table-cell table:style-name="ce1" table:formula="of:=[.K237]/[.$K$2]" office:value-type="percentage" office:value="0.240990417187898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associaçã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38]/[.H238]" office:value-type="float" office:value="113.973192303992" calcext:value-type="float">
            <text:p>113,973192303992</text:p>
          </table:table-cell>
          <table:table-cell table:style-name="ce1" table:formula="of:=[.K238]/[.$K$2]" office:value-type="percentage" office:value="0.240484339712388" calcext:value-type="percentage">
            <text:p>24,05%</text:p>
          </table:table-cell>
        </table:table-row>
        <table:table-row table:style-name="ro1">
          <table:table-cell office:value-type="string" calcext:value-type="string">
            <text:p>incidência</text:p>
          </table:table-cell>
          <table:table-cell office:value-type="string" calcext:value-type="string">
            <text:p>infec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39]/[.H239]" office:value-type="float" office:value="113.973192303992" calcext:value-type="float">
            <text:p>113,973192303992</text:p>
          </table:table-cell>
          <table:table-cell table:style-name="ce1" table:formula="of:=[.K239]/[.$K$2]" office:value-type="percentage" office:value="0.240484339712388" calcext:value-type="percentage">
            <text:p>24,05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62.0</text:p>
          </table:table-cell>
          <table:table-cell office:value-type="float" office:value="2.43786457842287" calcext:value-type="float">
            <text:p>2,43786457842287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77.066093633319" calcext:value-type="float">
            <text:p>277,066093633319</text:p>
          </table:table-cell>
          <table:table-cell table:formula="of:=[.J240]/[.H240]" office:value-type="float" office:value="113.651142104276" calcext:value-type="float">
            <text:p>113,651142104276</text:p>
          </table:table-cell>
          <table:table-cell table:style-name="ce1" table:formula="of:=[.K240]/[.$K$2]" office:value-type="percentage" office:value="0.239804811236723" calcext:value-type="percentage">
            <text:p>23,9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ovaria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3.485445977299" calcext:value-type="float">
            <text:p>113,485445977299</text:p>
          </table:table-cell>
          <table:table-cell table:formula="of:=[.J241]/[.H241]" office:value-type="float" office:value="113.485445977299" calcext:value-type="float">
            <text:p>113,485445977299</text:p>
          </table:table-cell>
          <table:table-cell table:style-name="ce1" table:formula="of:=[.K241]/[.$K$2]" office:value-type="percentage" office:value="0.239455191094622" calcext:value-type="percentage">
            <text:p>23,95%</text:p>
          </table:table-cell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téc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3.485445977299" calcext:value-type="float">
            <text:p>113,485445977299</text:p>
          </table:table-cell>
          <table:table-cell table:formula="of:=[.J242]/[.H242]" office:value-type="float" office:value="113.485445977299" calcext:value-type="float">
            <text:p>113,485445977299</text:p>
          </table:table-cell>
          <table:table-cell table:style-name="ce1" table:formula="of:=[.K242]/[.$K$2]" office:value-type="percentage" office:value="0.239455191094622" calcext:value-type="percentage">
            <text:p>23,95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le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3]/[.H243]" office:value-type="float" office:value="113.34990140858" calcext:value-type="float">
            <text:p>113,34990140858</text:p>
          </table:table-cell>
          <table:table-cell table:style-name="ce1" table:formula="of:=[.K243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ataqu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4]/[.H244]" office:value-type="float" office:value="113.34990140858" calcext:value-type="float">
            <text:p>113,34990140858</text:p>
          </table:table-cell>
          <table:table-cell table:style-name="ce1" table:formula="of:=[.K244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sabor</text:p>
          </table:table-cell>
          <table:table-cell office:value-type="string" calcext:value-type="string">
            <text:p>butír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5]/[.H245]" office:value-type="float" office:value="113.34990140858" calcext:value-type="float">
            <text:p>113,34990140858</text:p>
          </table:table-cell>
          <table:table-cell table:style-name="ce1" table:formula="of:=[.K245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diet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4.0</text:p>
          </table:table-cell>
          <table:table-cell office:value-type="float" office:value="2.04322607256722" calcext:value-type="float">
            <text:p>2,04322607256722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31.419275957636" calcext:value-type="float">
            <text:p>231,419275957636</text:p>
          </table:table-cell>
          <table:table-cell table:formula="of:=[.J246]/[.H246]" office:value-type="float" office:value="113.261708562121" calcext:value-type="float">
            <text:p>113,261708562121</text:p>
          </table:table-cell>
          <table:table-cell table:style-name="ce1" table:formula="of:=[.K246]/[.$K$2]" office:value-type="percentage" office:value="0.238983103374078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cuida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2.877123795494" calcext:value-type="float">
            <text:p>112,877123795494</text:p>
          </table:table-cell>
          <table:table-cell table:formula="of:=[.J247]/[.H247]" office:value-type="float" office:value="112.877123795494" calcext:value-type="float">
            <text:p>112,877123795494</text:p>
          </table:table-cell>
          <table:table-cell table:style-name="ce1" table:formula="of:=[.K247]/[.$K$2]" office:value-type="percentage" office:value="0.238171626466253" calcext:value-type="percentage">
            <text:p>23,82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irrig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2.877123795494" calcext:value-type="float">
            <text:p>112,877123795494</text:p>
          </table:table-cell>
          <table:table-cell table:formula="of:=[.J248]/[.H248]" office:value-type="float" office:value="112.877123795494" calcext:value-type="float">
            <text:p>112,877123795494</text:p>
          </table:table-cell>
          <table:table-cell table:style-name="ce1" table:formula="of:=[.K248]/[.$K$2]" office:value-type="percentage" office:value="0.238171626466253" calcext:value-type="percentage">
            <text:p>23,82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rebanh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8.0</text:p>
          </table:table-cell>
          <table:table-cell office:value-type="float" office:value="1.02053833007813" calcext:value-type="float">
            <text:p>1,02053833007813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5.100622797275" calcext:value-type="float">
            <text:p>115,100622797275</text:p>
          </table:table-cell>
          <table:table-cell table:formula="of:=[.J249]/[.H249]" office:value-type="float" office:value="112.784223193718" calcext:value-type="float">
            <text:p>112,784223193718</text:p>
          </table:table-cell>
          <table:table-cell table:style-name="ce1" table:formula="of:=[.K249]/[.$K$2]" office:value-type="percentage" office:value="0.237975605459686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225.405386311329" calcext:value-type="float">
            <text:p>225,405386311329</text:p>
          </table:table-cell>
          <table:table-cell table:formula="of:=[.J250]/[.H250]" office:value-type="float" office:value="112.702693155665" calcext:value-type="float">
            <text:p>112,702693155665</text:p>
          </table:table-cell>
          <table:table-cell table:style-name="ce1" table:formula="of:=[.K250]/[.$K$2]" office:value-type="percentage" office:value="0.237803576432758" calcext:value-type="percentage">
            <text:p>23,7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istez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11.520979985269" calcext:value-type="float">
            <text:p>111,520979985269</text:p>
          </table:table-cell>
          <table:table-cell table:formula="of:=[.J251]/[.H251]" office:value-type="float" office:value="111.520979985269" calcext:value-type="float">
            <text:p>111,520979985269</text:p>
          </table:table-cell>
          <table:table-cell table:style-name="ce1" table:formula="of:=[.K251]/[.$K$2]" office:value-type="percentage" office:value="0.23531015227075" calcext:value-type="percentage">
            <text:p>23,53%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2]/[.H252]" office:value-type="float" office:value="111.452548554593" calcext:value-type="float">
            <text:p>111,452548554593</text:p>
          </table:table-cell>
          <table:table-cell table:style-name="ce1" table:formula="of:=[.K252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tricros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3]/[.H253]" office:value-type="float" office:value="111.452548554593" calcext:value-type="float">
            <text:p>111,452548554593</text:p>
          </table:table-cell>
          <table:table-cell table:style-name="ce1" table:formula="of:=[.K253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quilinu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4]/[.H254]" office:value-type="float" office:value="111.452548554593" calcext:value-type="float">
            <text:p>111,452548554593</text:p>
          </table:table-cell>
          <table:table-cell table:style-name="ce1" table:formula="of:=[.K254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omeopá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5]/[.H255]" office:value-type="float" office:value="111.452548554593" calcext:value-type="float">
            <text:p>111,452548554593</text:p>
          </table:table-cell>
          <table:table-cell table:style-name="ce1" table:formula="of:=[.K255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.00032043457031" calcext:value-type="float">
            <text:p>1,0003204345703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6]/[.H256]" office:value-type="float" office:value="111.416846745181" calcext:value-type="float">
            <text:p>111,416846745181</text:p>
          </table:table-cell>
          <table:table-cell table:style-name="ce1" table:formula="of:=[.K256]/[.$K$2]" office:value-type="percentage" office:value="0.235090430308255" calcext:value-type="percentage">
            <text:p>23,51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mestiç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.00360107421875" calcext:value-type="float">
            <text:p>1,00360107421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7]/[.H257]" office:value-type="float" office:value="111.052639756641" calcext:value-type="float">
            <text:p>111,052639756641</text:p>
          </table:table-cell>
          <table:table-cell table:style-name="ce1" table:formula="of:=[.K257]/[.$K$2]" office:value-type="percentage" office:value="0.234321950673817" calcext:value-type="percentage">
            <text:p>23,43%</text:p>
          </table:table-cell>
        </table:table-row>
        <table:table-row table:style-name="ro1">
          <table:table-cell office:value-type="string" calcext:value-type="string">
            <text:p>superpastej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.03118896484375" calcext:value-type="float">
            <text:p>1,03118896484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58]/[.H258]" office:value-type="float" office:value="110.758592693565" calcext:value-type="float">
            <text:p>110,758592693565</text:p>
          </table:table-cell>
          <table:table-cell table:style-name="ce1" table:formula="of:=[.K258]/[.$K$2]" office:value-type="percentage" office:value="0.233701509038563" calcext:value-type="percentage">
            <text:p>23,37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leitei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6.0</text:p>
          </table:table-cell>
          <table:table-cell office:value-type="float" office:value="2.05546570475508" calcext:value-type="float">
            <text:p>2,05546570475508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227.186673687935" calcext:value-type="float">
            <text:p>227,186673687935</text:p>
          </table:table-cell>
          <table:table-cell table:formula="of:=[.J259]/[.H259]" office:value-type="float" office:value="110.528077973943" calcext:value-type="float">
            <text:p>110,528077973943</text:p>
          </table:table-cell>
          <table:table-cell table:style-name="ce1" table:formula="of:=[.K259]/[.$K$2]" office:value-type="percentage" office:value="0.233215121151888" calcext:value-type="percentage">
            <text:p>23,3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rpo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7.0</text:p>
          </table:table-cell>
          <table:table-cell office:value-type="string" calcext:value-type="string">
            <text:p>74.0</text:p>
          </table:table-cell>
          <table:table-cell office:value-type="float" office:value="3.42875766669773" calcext:value-type="float">
            <text:p>3,42875766669773</text:p>
          </table:table-cell>
          <table:table-cell office:value-type="float" office:value="2.75633091903314" calcext:value-type="float">
            <text:p>2,75633091903314</text:p>
          </table:table-cell>
          <table:table-cell office:value-type="float" office:value="377.61733590754" calcext:value-type="float">
            <text:p>377,61733590754</text:p>
          </table:table-cell>
          <table:table-cell table:formula="of:=[.J260]/[.H260]" office:value-type="float" office:value="110.132407307521" calcext:value-type="float">
            <text:p>110,132407307521</text:p>
          </table:table-cell>
          <table:table-cell table:style-name="ce1" table:formula="of:=[.K260]/[.$K$2]" office:value-type="percentage" office:value="0.232380252907571" calcext:value-type="percentage">
            <text:p>23,24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rocedi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8.0</text:p>
          </table:table-cell>
          <table:table-cell office:value-type="float" office:value="1.25007629394531" calcext:value-type="float">
            <text:p>1,2500762939453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7.228168965948" calcext:value-type="float">
            <text:p>137,228168965948</text:p>
          </table:table-cell>
          <table:table-cell table:formula="of:=[.J261]/[.H261]" office:value-type="float" office:value="109.775834987517" calcext:value-type="float">
            <text:p>109,775834987517</text:p>
          </table:table-cell>
          <table:table-cell table:style-name="ce1" table:formula="of:=[.K261]/[.$K$2]" office:value-type="percentage" office:value="0.231627882484296" calcext:value-type="percentage">
            <text:p>23,16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embri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16.0</text:p>
          </table:table-cell>
          <table:table-cell office:value-type="float" office:value="2.00079345703125" calcext:value-type="float">
            <text:p>2,00079345703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18.494508525132" calcext:value-type="float">
            <text:p>218,494508525132</text:p>
          </table:table-cell>
          <table:table-cell table:formula="of:=[.J262]/[.H262]" office:value-type="float" office:value="109.203929949537" calcext:value-type="float">
            <text:p>109,203929949537</text:p>
          </table:table-cell>
          <table:table-cell table:style-name="ce1" table:formula="of:=[.K262]/[.$K$2]" office:value-type="percentage" office:value="0.230421158318229" calcext:value-type="percentage">
            <text:p>23,04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mac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8.0</text:p>
          </table:table-cell>
          <table:table-cell office:value-type="float" office:value="1.013671875" calcext:value-type="float">
            <text:p>1,013671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0.304763514055" calcext:value-type="float">
            <text:p>110,304763514055</text:p>
          </table:table-cell>
          <table:table-cell table:formula="of:=[.J263]/[.H263]" office:value-type="float" office:value="108.817030672825" calcext:value-type="float">
            <text:p>108,817030672825</text:p>
          </table:table-cell>
          <table:table-cell table:style-name="ce1" table:formula="of:=[.K263]/[.$K$2]" office:value-type="percentage" office:value="0.229604797775769" calcext:value-type="percentage">
            <text:p>22,96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heterozigo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8.473970326996" calcext:value-type="float">
            <text:p>108,473970326996</text:p>
          </table:table-cell>
          <table:table-cell table:formula="of:=[.J264]/[.H264]" office:value-type="float" office:value="108.473970326996" calcext:value-type="float">
            <text:p>108,473970326996</text:p>
          </table:table-cell>
          <table:table-cell table:style-name="ce1" table:formula="of:=[.K264]/[.$K$2]" office:value-type="percentage" office:value="0.228880937725169" calcext:value-type="percentage">
            <text:p>22,89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pé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5]/[.H265]" office:value-type="float" office:value="108.327016614694" calcext:value-type="float">
            <text:p>108,327016614694</text:p>
          </table:table-cell>
          <table:table-cell table:style-name="ce1" table:formula="of:=[.K265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adesiv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6]/[.H266]" office:value-type="float" office:value="108.327016614694" calcext:value-type="float">
            <text:p>108,327016614694</text:p>
          </table:table-cell>
          <table:table-cell table:style-name="ce1" table:formula="of:=[.K266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decomposiçã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7]/[.H267]" office:value-type="float" office:value="108.327016614694" calcext:value-type="float">
            <text:p>108,327016614694</text:p>
          </table:table-cell>
          <table:table-cell table:style-name="ce1" table:formula="of:=[.K267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6.0</text:p>
          </table:table-cell>
          <table:table-cell office:value-type="float" office:value="1.02398729324341" calcext:value-type="float">
            <text:p>1,02398729324341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10.898958729546" calcext:value-type="float">
            <text:p>110,898958729546</text:p>
          </table:table-cell>
          <table:table-cell table:formula="of:=[.J268]/[.H268]" office:value-type="float" office:value="108.301108286492" calcext:value-type="float">
            <text:p>108,301108286492</text:p>
          </table:table-cell>
          <table:table-cell table:style-name="ce1" table:formula="of:=[.K268]/[.$K$2]" office:value-type="percentage" office:value="0.228516197448692" calcext:value-type="percentage">
            <text:p>22,85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2.0</text:p>
          </table:table-cell>
          <table:table-cell office:value-type="float" office:value="2" calcext:value-type="float">
            <text:p>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216.30492796919" calcext:value-type="float">
            <text:p>216,30492796919</text:p>
          </table:table-cell>
          <table:table-cell table:formula="of:=[.J269]/[.H269]" office:value-type="float" office:value="108.152463984595" calcext:value-type="float">
            <text:p>108,152463984595</text:p>
          </table:table-cell>
          <table:table-cell table:style-name="ce1" table:formula="of:=[.K269]/[.$K$2]" office:value-type="percentage" office:value="0.228202556792753" calcext:value-type="percentage">
            <text:p>22,8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float" office:value="2.01465256869278" calcext:value-type="float">
            <text:p>2,01465256869278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17.393865293537" calcext:value-type="float">
            <text:p>217,393865293537</text:p>
          </table:table-cell>
          <table:table-cell table:formula="of:=[.J270]/[.H270]" office:value-type="float" office:value="107.906379825378" calcext:value-type="float">
            <text:p>107,906379825378</text:p>
          </table:table-cell>
          <table:table-cell table:style-name="ce1" table:formula="of:=[.K270]/[.$K$2]" office:value-type="percentage" office:value="0.227683317265048" calcext:value-type="percentage">
            <text:p>22,77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nitrogên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4.0</text:p>
          </table:table-cell>
          <table:table-cell office:value-type="float" office:value="1.105712890625" calcext:value-type="float">
            <text:p>1,105712890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8.643875339903" calcext:value-type="float">
            <text:p>118,643875339903</text:p>
          </table:table-cell>
          <table:table-cell table:formula="of:=[.J271]/[.H271]" office:value-type="float" office:value="107.300797834454" calcext:value-type="float">
            <text:p>107,300797834454</text:p>
          </table:table-cell>
          <table:table-cell table:style-name="ce1" table:formula="of:=[.K271]/[.$K$2]" office:value-type="percentage" office:value="0.22640553446117" calcext:value-type="percentage">
            <text:p>22,64%</text:p>
          </table:table-cell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plant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7.23326760572" calcext:value-type="float">
            <text:p>107,23326760572</text:p>
          </table:table-cell>
          <table:table-cell table:formula="of:=[.J272]/[.H272]" office:value-type="float" office:value="107.23326760572" calcext:value-type="float">
            <text:p>107,23326760572</text:p>
          </table:table-cell>
          <table:table-cell table:style-name="ce1" table:formula="of:=[.K272]/[.$K$2]" office:value-type="percentage" office:value="0.226263045142942" calcext:value-type="percentage">
            <text:p>22,6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erfi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0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7.23326760572" calcext:value-type="float">
            <text:p>107,23326760572</text:p>
          </table:table-cell>
          <table:table-cell table:formula="of:=[.J273]/[.H273]" office:value-type="float" office:value="106.816017537215" calcext:value-type="float">
            <text:p>106,816017537215</text:p>
          </table:table-cell>
          <table:table-cell table:style-name="ce1" table:formula="of:=[.K273]/[.$K$2]" office:value-type="percentage" office:value="0.225382644189078" calcext:value-type="percentage">
            <text:p>22,54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38.0</text:p>
          </table:table-cell>
          <table:table-cell office:value-type="float" office:value="1.61743940907763" calcext:value-type="float">
            <text:p>1,6174394090776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171.021411476051" calcext:value-type="float">
            <text:p>171,021411476051</text:p>
          </table:table-cell>
          <table:table-cell table:formula="of:=[.J274]/[.H274]" office:value-type="float" office:value="105.735899914531" calcext:value-type="float">
            <text:p>105,735899914531</text:p>
          </table:table-cell>
          <table:table-cell table:style-name="ce1" table:formula="of:=[.K274]/[.$K$2]" office:value-type="percentage" office:value="0.223103587438521" calcext:value-type="percentage">
            <text:p>22,31%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mamá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275]/[.H275]" office:value-type="float" office:value="105.508904230835" calcext:value-type="float">
            <text:p>105,508904230835</text:p>
          </table:table-cell>
          <table:table-cell table:style-name="ce1" table:formula="of:=[.K275]/[.$K$2]" office:value-type="percentage" office:value="0.222624624745561" calcext:value-type="percentage">
            <text:p>22,26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30.0</text:p>
          </table:table-cell>
          <table:table-cell office:value-type="float" office:value="1.77061462402344" calcext:value-type="float">
            <text:p>1,77061462402344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86.709109696464" calcext:value-type="float">
            <text:p>186,709109696464</text:p>
          </table:table-cell>
          <table:table-cell table:formula="of:=[.J276]/[.H276]" office:value-type="float" office:value="105.448756134295" calcext:value-type="float">
            <text:p>105,448756134295</text:p>
          </table:table-cell>
          <table:table-cell table:style-name="ce1" table:formula="of:=[.K276]/[.$K$2]" office:value-type="percentage" office:value="0.222497711784811" calcext:value-type="percentage">
            <text:p>22,25%</text:p>
          </table:table-cell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28.0</text:p>
          </table:table-cell>
          <table:table-cell office:value-type="float" office:value="2.60937285423279" calcext:value-type="float">
            <text:p>2,60937285423279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74.456337931896" calcext:value-type="float">
            <text:p>274,456337931896</text:p>
          </table:table-cell>
          <table:table-cell table:formula="of:=[.J277]/[.H277]" office:value-type="float" office:value="105.180958515257" calcext:value-type="float">
            <text:p>105,180958515257</text:p>
          </table:table-cell>
          <table:table-cell table:style-name="ce1" table:formula="of:=[.K277]/[.$K$2]" office:value-type="percentage" office:value="0.221932656684668" calcext:value-type="percentage">
            <text:p>22,19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uplementar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01740455627" calcext:value-type="float">
            <text:p>1,0000174045562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78]/[.H278]" office:value-type="float" office:value="105.137892936208" calcext:value-type="float">
            <text:p>105,137892936208</text:p>
          </table:table-cell>
          <table:table-cell table:style-name="ce1" table:formula="of:=[.K278]/[.$K$2]" office:value-type="percentage" office:value="0.221841787971311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nutricional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0262260437" calcext:value-type="float">
            <text:p>1,000026226043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79]/[.H279]" office:value-type="float" office:value="105.136965487931" calcext:value-type="float">
            <text:p>105,136965487931</text:p>
          </table:table-cell>
          <table:table-cell table:style-name="ce1" table:formula="of:=[.K279]/[.$K$2]" office:value-type="percentage" office:value="0.22183983104809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13327598572" calcext:value-type="float">
            <text:p>1,00013327598572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80]/[.H280]" office:value-type="float" office:value="105.12571208168" calcext:value-type="float">
            <text:p>105,12571208168</text:p>
          </table:table-cell>
          <table:table-cell table:style-name="ce1" table:formula="of:=[.K280]/[.$K$2]" office:value-type="percentage" office:value="0.221816086271647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74982643127" calcext:value-type="float">
            <text:p>1,0007498264312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81]/[.H281]" office:value-type="float" office:value="105.060945340871" calcext:value-type="float">
            <text:p>105,060945340871</text:p>
          </table:table-cell>
          <table:table-cell table:style-name="ce1" table:formula="of:=[.K281]/[.$K$2]" office:value-type="percentage" office:value="0.221679427934858" calcext:value-type="percentage">
            <text:p>22,1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atu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26.0</text:p>
          </table:table-cell>
          <table:table-cell office:value-type="float" office:value="2.19387221336365" calcext:value-type="float">
            <text:p>2,1938722133636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30.328606592134" calcext:value-type="float">
            <text:p>230,328606592134</text:p>
          </table:table-cell>
          <table:table-cell table:formula="of:=[.J282]/[.H282]" office:value-type="float" office:value="104.987248203939" calcext:value-type="float">
            <text:p>104,987248203939</text:p>
          </table:table-cell>
          <table:table-cell table:style-name="ce1" table:formula="of:=[.K282]/[.$K$2]" office:value-type="percentage" office:value="0.221523926391421" calcext:value-type="percentage">
            <text:p>22,15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col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3]/[.H283]" office:value-type="float" office:value="104.486764269931" calcext:value-type="float">
            <text:p>104,486764269931</text:p>
          </table:table-cell>
          <table:table-cell table:style-name="ce1" table:formula="of:=[.K283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aeração</text:p>
          </table:table-cell>
          <table:table-cell office:value-type="string" calcext:value-type="string">
            <text:p>pilh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4]/[.H284]" office:value-type="float" office:value="104.486764269931" calcext:value-type="float">
            <text:p>104,486764269931</text:p>
          </table:table-cell>
          <table:table-cell table:style-name="ce1" table:formula="of:=[.K284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salinidad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5]/[.H285]" office:value-type="float" office:value="104.486764269931" calcext:value-type="float">
            <text:p>104,486764269931</text:p>
          </table:table-cell>
          <table:table-cell table:style-name="ce1" table:formula="of:=[.K285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manei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04.281469977904" calcext:value-type="float">
            <text:p>104,281469977904</text:p>
          </table:table-cell>
          <table:table-cell table:formula="of:=[.J286]/[.H286]" office:value-type="float" office:value="104.281469977904" calcext:value-type="float">
            <text:p>104,281469977904</text:p>
          </table:table-cell>
          <table:table-cell table:style-name="ce1" table:formula="of:=[.K286]/[.$K$2]" office:value-type="percentage" office:value="0.220034728736777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52.0</text:p>
          </table:table-cell>
          <table:table-cell office:value-type="float" office:value="2.5107803312746" calcext:value-type="float">
            <text:p>2,5107803312746</text:p>
          </table:table-cell>
          <table:table-cell office:value-type="float" office:value="3.26534456652099" calcext:value-type="float">
            <text:p>3,26534456652099</text:p>
          </table:table-cell>
          <table:table-cell office:value-type="float" office:value="261.22756532168" calcext:value-type="float">
            <text:p>261,22756532168</text:p>
          </table:table-cell>
          <table:table-cell table:formula="of:=[.J287]/[.H287]" office:value-type="float" office:value="104.042381592606" calcext:value-type="float">
            <text:p>104,042381592606</text:p>
          </table:table-cell>
          <table:table-cell table:style-name="ce1" table:formula="of:=[.K287]/[.$K$2]" office:value-type="percentage" office:value="0.219530250347525" calcext:value-type="percentage">
            <text:p>21,95%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diet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4.0</text:p>
          </table:table-cell>
          <table:table-cell office:value-type="float" office:value="2.01562453201041" calcext:value-type="float">
            <text:p>2,0156245320104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9.429357944234" calcext:value-type="float">
            <text:p>209,429357944234</text:p>
          </table:table-cell>
          <table:table-cell table:formula="of:=[.J288]/[.H288]" office:value-type="float" office:value="103.90296139894" calcext:value-type="float">
            <text:p>103,90296139894</text:p>
          </table:table-cell>
          <table:table-cell table:style-name="ce1" table:formula="of:=[.K288]/[.$K$2]" office:value-type="percentage" office:value="0.219236072633113" calcext:value-type="percentage">
            <text:p>21,92%</text:p>
          </table:table-cell>
        </table:table-row>
        <table:table-row table:style-name="ro1">
          <table:table-cell office:value-type="string" calcext:value-type="string">
            <text:p>clonagem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03.555195700607" calcext:value-type="float">
            <text:p>103,555195700607</text:p>
          </table:table-cell>
          <table:table-cell table:formula="of:=[.J289]/[.H289]" office:value-type="float" office:value="103.555195700607" calcext:value-type="float">
            <text:p>103,555195700607</text:p>
          </table:table-cell>
          <table:table-cell table:style-name="ce1" table:formula="of:=[.K289]/[.$K$2]" office:value-type="percentage" office:value="0.21850228425141" calcext:value-type="percentage">
            <text:p>21,85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ge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03.555195700607" calcext:value-type="float">
            <text:p>103,555195700607</text:p>
          </table:table-cell>
          <table:table-cell table:formula="of:=[.J290]/[.H290]" office:value-type="float" office:value="103.555195700607" calcext:value-type="float">
            <text:p>103,555195700607</text:p>
          </table:table-cell>
          <table:table-cell table:style-name="ce1" table:formula="of:=[.K290]/[.$K$2]" office:value-type="percentage" office:value="0.21850228425141" calcext:value-type="percentage">
            <text:p>21,8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rin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291]/[.H291]" office:value-type="float" office:value="103.16858725209" calcext:value-type="float">
            <text:p>103,16858725209</text:p>
          </table:table-cell>
          <table:table-cell table:style-name="ce1" table:formula="of:=[.K291]/[.$K$2]" office:value-type="percentage" office:value="0.217686537358748" calcext:value-type="percentage">
            <text:p>21,77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ruziziensi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292]/[.H292]" office:value-type="float" office:value="103.16858725209" calcext:value-type="float">
            <text:p>103,16858725209</text:p>
          </table:table-cell>
          <table:table-cell table:style-name="ce1" table:formula="of:=[.K292]/[.$K$2]" office:value-type="percentage" office:value="0.217686537358748" calcext:value-type="percentage">
            <text:p>21,7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.1513671875" calcext:value-type="float">
            <text:p>1,1513671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93]/[.H293]" office:value-type="float" office:value="102.815227437337" calcext:value-type="float">
            <text:p>102,815227437337</text:p>
          </table:table-cell>
          <table:table-cell table:style-name="ce1" table:formula="of:=[.K293]/[.$K$2]" office:value-type="percentage" office:value="0.216940945347031" calcext:value-type="percentage">
            <text:p>21,69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8.0</text:p>
          </table:table-cell>
          <table:table-cell office:value-type="float" office:value="2.06641007082362" calcext:value-type="float">
            <text:p>2,06641007082362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11.917835959455" calcext:value-type="float">
            <text:p>211,917835959455</text:p>
          </table:table-cell>
          <table:table-cell table:formula="of:=[.J294]/[.H294]" office:value-type="float" office:value="102.553621351153" calcext:value-type="float">
            <text:p>102,553621351153</text:p>
          </table:table-cell>
          <table:table-cell table:style-name="ce1" table:formula="of:=[.K294]/[.$K$2]" office:value-type="percentage" office:value="0.216388954430316" calcext:value-type="percentage">
            <text:p>21,64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ransi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float" office:value="2" calcext:value-type="float">
            <text:p>2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4.976401293868" calcext:value-type="float">
            <text:p>204,976401293868</text:p>
          </table:table-cell>
          <table:table-cell table:formula="of:=[.J295]/[.H295]" office:value-type="float" office:value="102.488200646934" calcext:value-type="float">
            <text:p>102,488200646934</text:p>
          </table:table-cell>
          <table:table-cell table:style-name="ce1" table:formula="of:=[.K295]/[.$K$2]" office:value-type="percentage" office:value="0.216250916225546" calcext:value-type="percentage">
            <text:p>21,63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sum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296]/[.H296]" office:value-type="float" office:value="102.235613894878" calcext:value-type="float">
            <text:p>102,235613894878</text:p>
          </table:table-cell>
          <table:table-cell table:style-name="ce1" table:formula="of:=[.K296]/[.$K$2]" office:value-type="percentage" office:value="0.215717956175376" calcext:value-type="percentage">
            <text:p>21,57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manei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297]/[.H297]" office:value-type="float" office:value="102.235613894878" calcext:value-type="float">
            <text:p>102,235613894878</text:p>
          </table:table-cell>
          <table:table-cell table:style-name="ce1" table:formula="of:=[.K297]/[.$K$2]" office:value-type="percentage" office:value="0.215717956175376" calcext:value-type="percentage">
            <text:p>21,57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rasp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float" office:value="1.0625" calcext:value-type="float">
            <text:p>1,0625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8.473970326996" calcext:value-type="float">
            <text:p>108,473970326996</text:p>
          </table:table-cell>
          <table:table-cell table:formula="of:=[.J298]/[.H298]" office:value-type="float" office:value="102.093148543055" calcext:value-type="float">
            <text:p>102,093148543055</text:p>
          </table:table-cell>
          <table:table-cell table:style-name="ce1" table:formula="of:=[.K298]/[.$K$2]" office:value-type="percentage" office:value="0.2154173531531" calcext:value-type="percentage">
            <text:p>21,54%</text:p>
          </table:table-cell>
        </table:table-row>
        <table:table-row table:style-name="ro1">
          <table:table-cell office:value-type="string" calcext:value-type="string">
            <text:p>clínico</text:p>
          </table:table-cell>
          <table:table-cell office:value-type="string" calcext:value-type="string">
            <text:p>subclí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2.093148543055" calcext:value-type="float">
            <text:p>102,093148543055</text:p>
          </table:table-cell>
          <table:table-cell table:formula="of:=[.J299]/[.H299]" office:value-type="float" office:value="102.093148543055" calcext:value-type="float">
            <text:p>102,093148543055</text:p>
          </table:table-cell>
          <table:table-cell table:style-name="ce1" table:formula="of:=[.K299]/[.$K$2]" office:value-type="percentage" office:value="0.2154173531531" calcext:value-type="percentage">
            <text:p>21,54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coliform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01.418332839256" calcext:value-type="float">
            <text:p>101,418332839256</text:p>
          </table:table-cell>
          <table:table-cell table:formula="of:=[.J300]/[.H300]" office:value-type="float" office:value="101.418332839256" calcext:value-type="float">
            <text:p>101,418332839256</text:p>
          </table:table-cell>
          <table:table-cell table:style-name="ce1" table:formula="of:=[.K300]/[.$K$2]" office:value-type="percentage" office:value="0.213993486665946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clí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02.836665678511" calcext:value-type="float">
            <text:p>202,836665678511</text:p>
          </table:table-cell>
          <table:table-cell table:formula="of:=[.J301]/[.H301]" office:value-type="float" office:value="101.418332839256" calcext:value-type="float">
            <text:p>101,418332839256</text:p>
          </table:table-cell>
          <table:table-cell table:style-name="ce1" table:formula="of:=[.K301]/[.$K$2]" office:value-type="percentage" office:value="0.213993486665945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forr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29682159423828" calcext:value-type="float">
            <text:p>1,2968215942382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302]/[.H302]" office:value-type="float" office:value="100.77271067612" calcext:value-type="float">
            <text:p>100,77271067612</text:p>
          </table:table-cell>
          <table:table-cell table:style-name="ce1" table:formula="of:=[.K302]/[.$K$2]" office:value-type="percentage" office:value="0.212631218781132" calcext:value-type="percentage">
            <text:p>21,26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nerg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8.0</text:p>
          </table:table-cell>
          <table:table-cell office:value-type="float" office:value="1.32470792531967" calcext:value-type="float">
            <text:p>1,32470792531967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3.069739603343" calcext:value-type="float">
            <text:p>133,069739603343</text:p>
          </table:table-cell>
          <table:table-cell table:formula="of:=[.J303]/[.H303]" office:value-type="float" office:value="100.452135191409" calcext:value-type="float">
            <text:p>100,452135191409</text:p>
          </table:table-cell>
          <table:table-cell table:style-name="ce1" table:formula="of:=[.K303]/[.$K$2]" office:value-type="percentage" office:value="0.211954801965825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desmam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8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0.713044947615" calcext:value-type="float">
            <text:p>100,713044947615</text:p>
          </table:table-cell>
          <table:table-cell table:formula="of:=[.J304]/[.H304]" office:value-type="float" office:value="100.32116539529" calcext:value-type="float">
            <text:p>100,32116539529</text:p>
          </table:table-cell>
          <table:table-cell table:style-name="ce1" table:formula="of:=[.K304]/[.$K$2]" office:value-type="percentage" office:value="0.211678454657257" calcext:value-type="percentage">
            <text:p>21,17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0.0</text:p>
          </table:table-cell>
          <table:table-cell office:value-type="float" office:value="1.01953125" calcext:value-type="float">
            <text:p>1,019531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1.589411415945" calcext:value-type="float">
            <text:p>101,589411415945</text:p>
          </table:table-cell>
          <table:table-cell table:formula="of:=[.J305]/[.H305]" office:value-type="float" office:value="99.6432541091261" calcext:value-type="float">
            <text:p>99,6432541091261</text:p>
          </table:table-cell>
          <table:table-cell table:style-name="ce1" table:formula="of:=[.K305]/[.$K$2]" office:value-type="percentage" office:value="0.210248056466762" calcext:value-type="percentage">
            <text:p>21,0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nt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.0615234375" calcext:value-type="float">
            <text:p>1,06152343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306]/[.H306]" office:value-type="float" office:value="99.3938527436753" calcext:value-type="float">
            <text:p>99,3938527436753</text:p>
          </table:table-cell>
          <table:table-cell table:style-name="ce1" table:formula="of:=[.K306]/[.$K$2]" office:value-type="percentage" office:value="0.209721817607594" calcext:value-type="percentage">
            <text:p>20,97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float" office:value="1.26171493530273" calcext:value-type="float">
            <text:p>1,26171493530273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25.384117123918" calcext:value-type="float">
            <text:p>125,384117123918</text:p>
          </table:table-cell>
          <table:table-cell table:formula="of:=[.J307]/[.H307]" office:value-type="float" office:value="99.3759474629929" calcext:value-type="float">
            <text:p>99,3759474629929</text:p>
          </table:table-cell>
          <table:table-cell table:style-name="ce1" table:formula="of:=[.K307]/[.$K$2]" office:value-type="percentage" office:value="0.209684037323342" calcext:value-type="percentage">
            <text:p>20,97%</text:p>
          </table:table-cell>
        </table:table-row>
        <table:table-row table:style-name="ro1">
          <table:table-cell office:value-type="string" calcext:value-type="string">
            <text:p>microbiano</text:p>
          </table:table-cell>
          <table:table-cell office:value-type="string" calcext:value-type="string">
            <text:p>mine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float" office:value="1.0003662109375" calcext:value-type="float">
            <text:p>1,0003662109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99.3156856932418" calcext:value-type="float">
            <text:p>99,3156856932418</text:p>
          </table:table-cell>
          <table:table-cell table:formula="of:=[.J308]/[.H308]" office:value-type="float" office:value="99.2793285172711" calcext:value-type="float">
            <text:p>99,2793285172711</text:p>
          </table:table-cell>
          <table:table-cell table:style-name="ce1" table:formula="of:=[.K308]/[.$K$2]" office:value-type="percentage" office:value="0.20948017058156" calcext:value-type="percentage">
            <text:p>20,9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brig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2.0</text:p>
          </table:table-cell>
          <table:table-cell office:value-type="float" office:value="1.49815559387207" calcext:value-type="float">
            <text:p>1,49815559387207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48.709637978818" calcext:value-type="float">
            <text:p>148,709637978818</text:p>
          </table:table-cell>
          <table:table-cell table:formula="of:=[.J309]/[.H309]" office:value-type="float" office:value="99.2618113813328" calcext:value-type="float">
            <text:p>99,2618113813328</text:p>
          </table:table-cell>
          <table:table-cell table:style-name="ce1" table:formula="of:=[.K309]/[.$K$2]" office:value-type="percentage" office:value="0.209443209285797" calcext:value-type="percentage">
            <text:p>20,94%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.091796875" calcext:value-type="float">
            <text:p>1,0917968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310]/[.H310]" office:value-type="float" office:value="99.2190205844782" calcext:value-type="float">
            <text:p>99,2190205844782</text:p>
          </table:table-cell>
          <table:table-cell table:style-name="ce1" table:formula="of:=[.K310]/[.$K$2]" office:value-type="percentage" office:value="0.209352920365049" calcext:value-type="percentage">
            <text:p>20,94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09.0</text:p>
          </table:table-cell>
          <table:table-cell office:value-type="string" calcext:value-type="string">
            <text:p>62.0</text:p>
          </table:table-cell>
          <table:table-cell office:value-type="float" office:value="3.30955980101935" calcext:value-type="float">
            <text:p>3,30955980101935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328.263089195998" calcext:value-type="float">
            <text:p>328,263089195998</text:p>
          </table:table-cell>
          <table:table-cell table:formula="of:=[.J311]/[.H311]" office:value-type="float" office:value="99.186329582228" calcext:value-type="float">
            <text:p>99,186329582228</text:p>
          </table:table-cell>
          <table:table-cell table:style-name="ce1" table:formula="of:=[.K311]/[.$K$2]" office:value-type="percentage" office:value="0.20928394209102" calcext:value-type="percentage">
            <text:p>20,93%</text:p>
          </table:table-cell>
        </table:table-row>
        <table:table-row table:style-name="ro1">
          <table:table-cell office:value-type="string" calcext:value-type="string">
            <text:p>agud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2.0</text:p>
          </table:table-cell>
          <table:table-cell office:value-type="float" office:value="1.00049877166748" calcext:value-type="float">
            <text:p>1,0004987716674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99.1397586525454" calcext:value-type="float">
            <text:p>99,1397586525454</text:p>
          </table:table-cell>
          <table:table-cell table:formula="of:=[.J312]/[.H312]" office:value-type="float" office:value="99.0903352008261" calcext:value-type="float">
            <text:p>99,0903352008261</text:p>
          </table:table-cell>
          <table:table-cell table:style-name="ce1" table:formula="of:=[.K312]/[.$K$2]" office:value-type="percentage" office:value="0.209081393184905" calcext:value-type="percentage">
            <text:p>20,91%</text:p>
          </table:table-cell>
        </table:table-row>
        <table:table-row table:style-name="ro1">
          <table:table-cell office:value-type="string" calcext:value-type="string">
            <text:p>heterose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7.0</text:p>
          </table:table-cell>
          <table:table-cell office:value-type="string" calcext:value-type="string">
            <text:p>32.0</text:p>
          </table:table-cell>
          <table:table-cell office:value-type="float" office:value="2.68493747711182" calcext:value-type="float">
            <text:p>2,68493747711182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265.70754707236" calcext:value-type="float">
            <text:p>265,70754707236</text:p>
          </table:table-cell>
          <table:table-cell table:formula="of:=[.J313]/[.H313]" office:value-type="float" office:value="98.9622847226153" calcext:value-type="float">
            <text:p>98,9622847226153</text:p>
          </table:table-cell>
          <table:table-cell table:style-name="ce1" table:formula="of:=[.K313]/[.$K$2]" office:value-type="percentage" office:value="0.208811205660279" calcext:value-type="percentage">
            <text:p>20,88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nutricion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30.0</text:p>
          </table:table-cell>
          <table:table-cell office:value-type="float" office:value="1.7646484375" calcext:value-type="float">
            <text:p>1,764648437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74.532428629303" calcext:value-type="float">
            <text:p>174,532428629303</text:p>
          </table:table-cell>
          <table:table-cell table:formula="of:=[.J314]/[.H314]" office:value-type="float" office:value="98.9049291180998" calcext:value-type="float">
            <text:p>98,9049291180998</text:p>
          </table:table-cell>
          <table:table-cell table:style-name="ce1" table:formula="of:=[.K314]/[.$K$2]" office:value-type="percentage" office:value="0.208690184879849" calcext:value-type="percentage">
            <text:p>20,87%</text:p>
          </table:table-cell>
        </table:table-row>
        <table:table-row table:style-name="ro1">
          <table:table-cell office:value-type="string" calcext:value-type="string">
            <text:p>heterose</text:p>
          </table:table-cell>
          <table:table-cell office:value-type="string" calcext:value-type="string">
            <text:p>holandês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16.0</text:p>
          </table:table-cell>
          <table:table-cell office:value-type="float" office:value="2.3125" calcext:value-type="float">
            <text:p>2,3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28.426077094456" calcext:value-type="float">
            <text:p>228,426077094456</text:p>
          </table:table-cell>
          <table:table-cell table:formula="of:=[.J315]/[.H315]" office:value-type="float" office:value="98.7788441489539" calcext:value-type="float">
            <text:p>98,7788441489539</text:p>
          </table:table-cell>
          <table:table-cell table:style-name="ce1" table:formula="of:=[.K315]/[.$K$2]" office:value-type="percentage" office:value="0.208424144594939" calcext:value-type="percentage">
            <text:p>20,84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mestiç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float" office:value="1.00732421875" calcext:value-type="float">
            <text:p>1,007324218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99.3156856932418" calcext:value-type="float">
            <text:p>99,3156856932418</text:p>
          </table:table-cell>
          <table:table-cell table:formula="of:=[.J316]/[.H316]" office:value-type="float" office:value="98.5935648568877" calcext:value-type="float">
            <text:p>98,5935648568877</text:p>
          </table:table-cell>
          <table:table-cell table:style-name="ce1" table:formula="of:=[.K316]/[.$K$2]" office:value-type="percentage" office:value="0.208033203819181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.07069396972656" calcext:value-type="float">
            <text:p>1,07069396972656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317]/[.H317]" office:value-type="float" office:value="98.5425408324474" calcext:value-type="float">
            <text:p>98,5425408324474</text:p>
          </table:table-cell>
          <table:table-cell table:style-name="ce1" table:formula="of:=[.K317]/[.$K$2]" office:value-type="percentage" office:value="0.207925542722927" calcext:value-type="percentage">
            <text:p>20,79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fato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22.0</text:p>
          </table:table-cell>
          <table:table-cell office:value-type="float" office:value="1.37250518798828" calcext:value-type="float">
            <text:p>1,3725051879882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5.190579980744" calcext:value-type="float">
            <text:p>135,190579980744</text:p>
          </table:table-cell>
          <table:table-cell table:formula="of:=[.J318]/[.H318]" office:value-type="float" office:value="98.4991395033607" calcext:value-type="float">
            <text:p>98,4991395033607</text:p>
          </table:table-cell>
          <table:table-cell table:style-name="ce1" table:formula="of:=[.K318]/[.$K$2]" office:value-type="percentage" office:value="0.207833965574327" calcext:value-type="percentage">
            <text:p>20,78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float" office:value="1.75" calcext:value-type="float">
            <text:p>1,75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72.282188166405" calcext:value-type="float">
            <text:p>172,282188166405</text:p>
          </table:table-cell>
          <table:table-cell table:formula="of:=[.J319]/[.H319]" office:value-type="float" office:value="98.4469646665172" calcext:value-type="float">
            <text:p>98,4469646665172</text:p>
          </table:table-cell>
          <table:table-cell table:style-name="ce1" table:formula="of:=[.K319]/[.$K$2]" office:value-type="percentage" office:value="0.207723876254775" calcext:value-type="percentage">
            <text:p>20,77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8.0</text:p>
          </table:table-cell>
          <table:table-cell office:value-type="string" calcext:value-type="string">
            <text:p>34.0</text:p>
          </table:table-cell>
          <table:table-cell office:value-type="float" office:value="2.68552624667063" calcext:value-type="float">
            <text:p>2,68552624667063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63.725858151999" calcext:value-type="float">
            <text:p>263,725858151999</text:p>
          </table:table-cell>
          <table:table-cell table:formula="of:=[.J320]/[.H320]" office:value-type="float" office:value="98.2026738628795" calcext:value-type="float">
            <text:p>98,2026738628795</text:p>
          </table:table-cell>
          <table:table-cell table:style-name="ce1" table:formula="of:=[.K320]/[.$K$2]" office:value-type="percentage" office:value="0.207208420721566" calcext:value-type="percentage">
            <text:p>20,72%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fisiológ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1]/[.H321]" office:value-type="float" office:value="98.0101578894852" calcext:value-type="float">
            <text:p>98,0101578894852</text:p>
          </table:table-cell>
          <table:table-cell table:style-name="ce1" table:formula="of:=[.K321]/[.$K$2]" office:value-type="percentage" office:value="0.20680221049081" calcext:value-type="percentage">
            <text:p>20,68%</text:p>
          </table:table-cell>
        </table:table-row>
        <table:table-row table:style-name="ro1">
          <table:table-cell office:value-type="string" calcext:value-type="string">
            <text:p>subnutriçã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.00048828125" calcext:value-type="float">
            <text:p>1,00048828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2]/[.H322]" office:value-type="float" office:value="97.9623247231165" calcext:value-type="float">
            <text:p>97,9623247231165</text:p>
          </table:table-cell>
          <table:table-cell table:style-name="ce1" table:formula="of:=[.K322]/[.$K$2]" office:value-type="percentage" office:value="0.206701282130394" calcext:value-type="percentage">
            <text:p>20,67%</text:p>
          </table:table-cell>
        </table:table-row>
        <table:table-row table:style-name="ro1">
          <table:table-cell office:value-type="string" calcext:value-type="string">
            <text:p>pelar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.001953125" calcext:value-type="float">
            <text:p>1,001953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3]/[.H323]" office:value-type="float" office:value="97.8191049501295" calcext:value-type="float">
            <text:p>97,8191049501295</text:p>
          </table:table-cell>
          <table:table-cell table:style-name="ce1" table:formula="of:=[.K323]/[.$K$2]" office:value-type="percentage" office:value="0.206399087273479" calcext:value-type="percentage">
            <text:p>20,6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úte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2.0</text:p>
          </table:table-cell>
          <table:table-cell office:value-type="string" calcext:value-type="string">
            <text:p>34.0</text:p>
          </table:table-cell>
          <table:table-cell office:value-type="float" office:value="2.06417882442474" calcext:value-type="float">
            <text:p>2,06417882442474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1.672715057411" calcext:value-type="float">
            <text:p>201,672715057411</text:p>
          </table:table-cell>
          <table:table-cell table:formula="of:=[.J324]/[.H324]" office:value-type="float" office:value="97.7011839628837" calcext:value-type="float">
            <text:p>97,7011839628837</text:p>
          </table:table-cell>
          <table:table-cell table:style-name="ce1" table:formula="of:=[.K324]/[.$K$2]" office:value-type="percentage" office:value="0.206150273055128" calcext:value-type="percentage">
            <text:p>20,62%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plântu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325]/[.H325]" office:value-type="float" office:value="97.6578998398835" calcext:value-type="float">
            <text:p>97,6578998398835</text:p>
          </table:table-cell>
          <table:table-cell table:style-name="ce1" table:formula="of:=[.K325]/[.$K$2]" office:value-type="percentage" office:value="0.2060589432123" calcext:value-type="percentage">
            <text:p>20,61%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office:value-type="string" calcext:value-type="string">
            <text:p>cromossom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97.5209799852692" calcext:value-type="float">
            <text:p>97,5209799852692</text:p>
          </table:table-cell>
          <table:table-cell table:formula="of:=[.J326]/[.H326]" office:value-type="float" office:value="97.5209799852692" calcext:value-type="float">
            <text:p>97,5209799852692</text:p>
          </table:table-cell>
          <table:table-cell table:style-name="ce1" table:formula="of:=[.K326]/[.$K$2]" office:value-type="percentage" office:value="0.205770041233117" calcext:value-type="percentage">
            <text:p>20,58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4.0</text:p>
          </table:table-cell>
          <table:table-cell office:value-type="string" calcext:value-type="string">
            <text:p>200.0</text:p>
          </table:table-cell>
          <table:table-cell office:value-type="float" office:value="4.5291439161528" calcext:value-type="float">
            <text:p>4,5291439161528</text:p>
          </table:table-cell>
          <table:table-cell office:value-type="float" office:value="1.32192809488736" calcext:value-type="float">
            <text:p>1,32192809488736</text:p>
          </table:table-cell>
          <table:table-cell office:value-type="float" office:value="441.523983692379" calcext:value-type="float">
            <text:p>441,523983692379</text:p>
          </table:table-cell>
          <table:table-cell table:formula="of:=[.J327]/[.H327]" office:value-type="float" office:value="97.4850858939858" calcext:value-type="float">
            <text:p>97,4850858939858</text:p>
          </table:table-cell>
          <table:table-cell table:style-name="ce1" table:formula="of:=[.K327]/[.$K$2]" office:value-type="percentage" office:value="0.205694304415824" calcext:value-type="percentage">
            <text:p>20,57%</text:p>
          </table:table-cell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20.0</text:p>
          </table:table-cell>
          <table:table-cell office:value-type="float" office:value="1.19187927246094" calcext:value-type="float">
            <text:p>1,19187927246094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6.096404744368" calcext:value-type="float">
            <text:p>116,096404744368</text:p>
          </table:table-cell>
          <table:table-cell table:formula="of:=[.J328]/[.H328]" office:value-type="float" office:value="97.4061781481085" calcext:value-type="float">
            <text:p>97,4061781481085</text:p>
          </table:table-cell>
          <table:table-cell table:style-name="ce1" table:formula="of:=[.K328]/[.$K$2]" office:value-type="percentage" office:value="0.205527808446185" calcext:value-type="percentage">
            <text:p>20,55%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string" calcext:value-type="string">
            <text:p>microbia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29]/[.H329]" office:value-type="float" office:value="96.8547921109368" calcext:value-type="float">
            <text:p>96,8547921109368</text:p>
          </table:table-cell>
          <table:table-cell table:style-name="ce1" table:formula="of:=[.K329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simul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0]/[.H330]" office:value-type="float" office:value="96.8547921109368" calcext:value-type="float">
            <text:p>96,8547921109368</text:p>
          </table:table-cell>
          <table:table-cell table:style-name="ce1" table:formula="of:=[.K330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acasala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1]/[.H331]" office:value-type="float" office:value="96.8547921109368" calcext:value-type="float">
            <text:p>96,8547921109368</text:p>
          </table:table-cell>
          <table:table-cell table:style-name="ce1" table:formula="of:=[.K331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infect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2]/[.H332]" office:value-type="float" office:value="96.8547921109368" calcext:value-type="float">
            <text:p>96,8547921109368</text:p>
          </table:table-cell>
          <table:table-cell table:style-name="ce1" table:formula="of:=[.K332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uv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3]/[.H333]" office:value-type="float" office:value="96.8547921109368" calcext:value-type="float">
            <text:p>96,8547921109368</text:p>
          </table:table-cell>
          <table:table-cell table:style-name="ce1" table:formula="of:=[.K333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bactéria</text:p>
          </table:table-cell>
          <table:table-cell office:value-type="string" calcext:value-type="string">
            <text:p>coliform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2.0</text:p>
          </table:table-cell>
          <table:table-cell office:value-type="float" office:value="1.333984375" calcext:value-type="float">
            <text:p>1,3339843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9.139722814582" calcext:value-type="float">
            <text:p>129,139722814582</text:p>
          </table:table-cell>
          <table:table-cell table:formula="of:=[.J334]/[.H334]" office:value-type="float" office:value="96.8075228126881" calcext:value-type="float">
            <text:p>96,8075228126881</text:p>
          </table:table-cell>
          <table:table-cell table:style-name="ce1" table:formula="of:=[.K334]/[.$K$2]" office:value-type="percentage" office:value="0.204264640940357" calcext:value-type="percentage">
            <text:p>20,4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proveitamento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8.0</text:p>
          </table:table-cell>
          <table:table-cell office:value-type="float" office:value="1.20314121246338" calcext:value-type="float">
            <text:p>1,2031412124633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16.436022152926" calcext:value-type="float">
            <text:p>116,436022152926</text:p>
          </table:table-cell>
          <table:table-cell table:formula="of:=[.J335]/[.H335]" office:value-type="float" office:value="96.7766883444449" calcext:value-type="float">
            <text:p>96,7766883444449</text:p>
          </table:table-cell>
          <table:table-cell table:style-name="ce1" table:formula="of:=[.K335]/[.$K$2]" office:value-type="percentage" office:value="0.204199579967807" calcext:value-type="percentage">
            <text:p>20,42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trata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.068359375" calcext:value-type="float">
            <text:p>1,06835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336]/[.H336]" office:value-type="float" office:value="96.5673065321208" calcext:value-type="float">
            <text:p>96,5673065321208</text:p>
          </table:table-cell>
          <table:table-cell table:style-name="ce1" table:formula="of:=[.K336]/[.$K$2]" office:value-type="percentage" office:value="0.203757782683142" calcext:value-type="percentage">
            <text:p>20,38%</text:p>
          </table:table-cell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4.0</text:p>
          </table:table-cell>
          <table:table-cell office:value-type="float" office:value="1.28271484375" calcext:value-type="float">
            <text:p>1,28271484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23.802304702508" calcext:value-type="float">
            <text:p>123,802304702508</text:p>
          </table:table-cell>
          <table:table-cell table:formula="of:=[.J337]/[.H337]" office:value-type="float" office:value="96.515843178811" calcext:value-type="float">
            <text:p>96,515843178811</text:p>
          </table:table-cell>
          <table:table-cell table:style-name="ce1" table:formula="of:=[.K337]/[.$K$2]" office:value-type="percentage" office:value="0.203649194599489" calcext:value-type="percentage">
            <text:p>20,36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me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8.0</text:p>
          </table:table-cell>
          <table:table-cell office:value-type="float" office:value="1.5419921875" calcext:value-type="float">
            <text:p>1,5419921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8.671637779813" calcext:value-type="float">
            <text:p>148,671637779813</text:p>
          </table:table-cell>
          <table:table-cell table:formula="of:=[.J338]/[.H338]" office:value-type="float" office:value="96.4152989781688" calcext:value-type="float">
            <text:p>96,4152989781688</text:p>
          </table:table-cell>
          <table:table-cell table:style-name="ce1" table:formula="of:=[.K338]/[.$K$2]" office:value-type="percentage" office:value="0.203437045538692" calcext:value-type="percentage">
            <text:p>20,34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avó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95.9455552261703" calcext:value-type="float">
            <text:p>95,9455552261703</text:p>
          </table:table-cell>
          <table:table-cell table:formula="of:=[.J339]/[.H339]" office:value-type="float" office:value="95.9455552261703" calcext:value-type="float">
            <text:p>95,9455552261703</text:p>
          </table:table-cell>
          <table:table-cell table:style-name="ce1" table:formula="of:=[.K339]/[.$K$2]" office:value-type="percentage" office:value="0.202445882496316" calcext:value-type="percentage">
            <text:p>20,24%</text:p>
          </table:table-cell>
        </table:table-row>
        <table:table-row table:style-name="ro1">
          <table:table-cell office:value-type="string" calcext:value-type="string">
            <text:p>glândular</text:p>
          </table:table-cell>
          <table:table-cell office:value-type="string" calcext:value-type="string">
            <text:p>mamá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95.9171856643955" calcext:value-type="float">
            <text:p>95,9171856643955</text:p>
          </table:table-cell>
          <table:table-cell table:formula="of:=[.J340]/[.H340]" office:value-type="float" office:value="95.9171856643955" calcext:value-type="float">
            <text:p>95,9171856643955</text:p>
          </table:table-cell>
          <table:table-cell table:style-name="ce1" table:formula="of:=[.K340]/[.$K$2]" office:value-type="percentage" office:value="0.202386022495965" calcext:value-type="percentage">
            <text:p>20,24%</text:p>
          </table:table-cell>
        </table:table-row>
        <table:table-row table:style-name="ro1">
          <table:table-cell office:value-type="string" calcext:value-type="string">
            <text:p>hormônio</text:p>
          </table:table-cell>
          <table:table-cell office:value-type="string" calcext:value-type="string">
            <text:p>reprodutiv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95.712326759114" calcext:value-type="float">
            <text:p>95,712326759114</text:p>
          </table:table-cell>
          <table:table-cell table:formula="of:=[.J341]/[.H341]" office:value-type="float" office:value="95.712326759114" calcext:value-type="float">
            <text:p>95,712326759114</text:p>
          </table:table-cell>
          <table:table-cell table:style-name="ce1" table:formula="of:=[.K341]/[.$K$2]" office:value-type="percentage" office:value="0.201953768581031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homozigo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95.712326759114" calcext:value-type="float">
            <text:p>95,712326759114</text:p>
          </table:table-cell>
          <table:table-cell table:formula="of:=[.J342]/[.H342]" office:value-type="float" office:value="95.712326759114" calcext:value-type="float">
            <text:p>95,712326759114</text:p>
          </table:table-cell>
          <table:table-cell table:style-name="ce1" table:formula="of:=[.K342]/[.$K$2]" office:value-type="percentage" office:value="0.201953768581031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30.0</text:p>
          </table:table-cell>
          <table:table-cell office:value-type="float" office:value="1.52770281583071" calcext:value-type="float">
            <text:p>1,52770281583071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46.120172805928" calcext:value-type="float">
            <text:p>146,120172805928</text:p>
          </table:table-cell>
          <table:table-cell table:formula="of:=[.J343]/[.H343]" office:value-type="float" office:value="95.6469879427913" calcext:value-type="float">
            <text:p>95,6469879427913</text:p>
          </table:table-cell>
          <table:table-cell table:style-name="ce1" table:formula="of:=[.K343]/[.$K$2]" office:value-type="percentage" office:value="0.201815903160371" calcext:value-type="percentage">
            <text:p>20,18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moc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4]/[.H344]" office:value-type="float" office:value="95.5894114159451" calcext:value-type="float">
            <text:p>95,5894114159451</text:p>
          </table:table-cell>
          <table:table-cell table:style-name="ce1" table:formula="of:=[.K344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larva</text:p>
          </table:table-cell>
          <table:table-cell office:value-type="string" calcext:value-type="string">
            <text:p>mos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5]/[.H345]" office:value-type="float" office:value="95.5894114159451" calcext:value-type="float">
            <text:p>95,5894114159451</text:p>
          </table:table-cell>
          <table:table-cell table:style-name="ce1" table:formula="of:=[.K345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somático</text:p>
          </table:table-cell>
          <table:table-cell office:value-type="string" calcext:value-type="string">
            <text:p>ge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6]/[.H346]" office:value-type="float" office:value="95.5894114159451" calcext:value-type="float">
            <text:p>95,5894114159451</text:p>
          </table:table-cell>
          <table:table-cell table:style-name="ce1" table:formula="of:=[.K346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es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95.4525485545934" calcext:value-type="float">
            <text:p>95,4525485545934</text:p>
          </table:table-cell>
          <table:table-cell table:formula="of:=[.J347]/[.H347]" office:value-type="float" office:value="95.4525485545934" calcext:value-type="float">
            <text:p>95,4525485545934</text:p>
          </table:table-cell>
          <table:table-cell table:style-name="ce1" table:formula="of:=[.K347]/[.$K$2]" office:value-type="percentage" office:value="0.201405634509125" calcext:value-type="percentage">
            <text:p>20,1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ev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8.0</text:p>
          </table:table-cell>
          <table:table-cell office:value-type="float" office:value="1.75" calcext:value-type="float">
            <text:p>1,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7.041959970538" calcext:value-type="float">
            <text:p>167,041959970538</text:p>
          </table:table-cell>
          <table:table-cell table:formula="of:=[.J348]/[.H348]" office:value-type="float" office:value="95.4525485545931" calcext:value-type="float">
            <text:p>95,4525485545931</text:p>
          </table:table-cell>
          <table:table-cell table:style-name="ce1" table:formula="of:=[.K348]/[.$K$2]" office:value-type="percentage" office:value="0.201405634509124" calcext:value-type="percentage">
            <text:p>20,14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ester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5.0</text:p>
          </table:table-cell>
          <table:table-cell office:value-type="string" calcext:value-type="string">
            <text:p>24.0</text:p>
          </table:table-cell>
          <table:table-cell office:value-type="float" office:value="2.99997043609619" calcext:value-type="float">
            <text:p>2,99997043609619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84.75341595616" calcext:value-type="float">
            <text:p>284,75341595616</text:p>
          </table:table-cell>
          <table:table-cell table:formula="of:=[.J349]/[.H349]" office:value-type="float" office:value="94.9187407082266" calcext:value-type="float">
            <text:p>94,9187407082266</text:p>
          </table:table-cell>
          <table:table-cell table:style-name="ce1" table:formula="of:=[.K349]/[.$K$2]" office:value-type="percentage" office:value="0.200279295719522" calcext:value-type="percentage">
            <text:p>20,03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pu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30.0</text:p>
          </table:table-cell>
          <table:table-cell office:value-type="float" office:value="2.39843750745058" calcext:value-type="float">
            <text:p>2,3984375074505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27.298046587" calcext:value-type="float">
            <text:p>227,298046587</text:p>
          </table:table-cell>
          <table:table-cell table:formula="of:=[.J350]/[.H350]" office:value-type="float" office:value="94.7692178265701" calcext:value-type="float">
            <text:p>94,7692178265701</text:p>
          </table:table-cell>
          <table:table-cell table:style-name="ce1" table:formula="of:=[.K350]/[.$K$2]" office:value-type="percentage" office:value="0.199963801253322" calcext:value-type="percentage">
            <text:p>20,00%</text:p>
          </table:table-cell>
        </table:table-row>
        <table:table-row table:style-name="ro1" table:number-rows-repeated="1048225">
          <table:table-cell table:number-columns-repeated="2"/>
          <table:table-cell table:content-validation-name="val1"/>
          <table:table-cell table:content-validation-name="val2"/>
          <table:table-cell table:number-columns-repeated="8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number-columns-repeated="8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6:01:37.754811544</dc:date>
    <meta:editing-duration>PT49M5S</meta:editing-duration>
    <meta:editing-cycles>5</meta:editing-cycles>
    <meta:generator>LibreOffice/6.0.6.2$Linux_X86_64 LibreOffice_project/00m0$Build-2</meta:generator>
    <meta:document-statistic meta:table-count="2" meta:cell-count="3422" meta:object-count="0"/>
  </office:meta>
</office:document-meta>
</file>